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2.861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1.23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376cm"/>
    </style:style>
    <style:style style:name="co13" style:family="table-column">
      <style:table-column-properties fo:break-before="auto" style:column-width="2.745cm"/>
    </style:style>
    <style:style style:name="co14" style:family="table-column">
      <style:table-column-properties fo:break-before="auto" style:column-width="1.8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84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4.48cm"/>
    </style:style>
    <style:style style:name="co20" style:family="table-column">
      <style:table-column-properties fo:break-before="auto" style:column-width="7.093cm"/>
    </style:style>
    <style:style style:name="co21" style:family="table-column">
      <style:table-column-properties fo:break-before="auto" style:column-width="4.694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2.223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1.323cm" fo:break-before="auto" style:use-optimal-row-height="false"/>
    </style:style>
    <style:style style:name="ro8" style:family="table-row">
      <style:table-row-properties style:row-height="1.191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111cm" fo:break-before="auto" style:use-optimal-row-height="false"/>
    </style:style>
    <style:style style:name="ro11" style:family="table-row">
      <style:table-row-properties style:row-height="1.455cm" fo:break-before="auto" style:use-optimal-row-height="false"/>
    </style:style>
    <style:style style:name="ro12" style:family="table-row">
      <style:table-row-properties style:row-height="1.614cm" fo:break-before="auto" style:use-optimal-row-height="false"/>
    </style:style>
    <style:style style:name="ro13" style:family="table-row">
      <style:table-row-properties style:row-height="1.085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1.588cm" fo:break-before="auto" style:use-optimal-row-height="false"/>
    </style:style>
    <style:style style:name="ro17" style:family="table-row">
      <style:table-row-properties style:row-height="1.032cm" fo:break-before="auto" style:use-optimal-row-height="false"/>
    </style:style>
    <style:style style:name="ro18" style:family="table-row">
      <style:table-row-properties style:row-height="1.192cm" fo:break-before="auto" style:use-optimal-row-height="false"/>
    </style:style>
    <style:style style:name="ro19" style:family="table-row">
      <style:table-row-properties style:row-height="0.979cm" fo:break-before="auto" style:use-optimal-row-height="false"/>
    </style:style>
    <style:style style:name="ro20" style:family="table-row">
      <style:table-row-properties style:row-height="1.053cm" fo:break-before="auto" style:use-optimal-row-height="false"/>
    </style:style>
    <style:style style:name="ro21" style:family="table-row">
      <style:table-row-properties style:row-height="1.138cm" fo:break-before="auto" style:use-optimal-row-height="false"/>
    </style:style>
    <style:style style:name="ro22" style:family="table-row">
      <style:table-row-properties style:row-height="1.588cm" fo:break-before="page" style:use-optimal-row-height="false"/>
    </style:style>
    <style:style style:name="ro23" style:family="table-row">
      <style:table-row-properties style:row-height="1.535cm" fo:break-before="auto" style:use-optimal-row-height="false"/>
    </style:style>
    <style:style style:name="ro24" style:family="table-row">
      <style:table-row-properties style:row-height="2.106cm" fo:break-before="auto" style:use-optimal-row-height="false"/>
    </style:style>
    <style:style style:name="ro25" style:family="table-row">
      <style:table-row-properties style:row-height="1.111cm" fo:break-before="page" style:use-optimal-row-height="false"/>
    </style:style>
    <style:style style:name="ro26" style:family="table-row">
      <style:table-row-properties style:row-height="0.953cm" fo:break-before="auto" style:use-optimal-row-height="false"/>
    </style:style>
    <style:style style:name="ro27" style:family="table-row">
      <style:table-row-properties style:row-height="0.476cm" fo:break-before="auto" style:use-optimal-row-height="false"/>
    </style:style>
    <style:style style:name="ro28" style:family="table-row">
      <style:table-row-properties style:row-height="0.487cm" fo:break-before="auto" style:use-optimal-row-height="true"/>
    </style:style>
    <style:style style:name="ro29" style:family="table-row">
      <style:table-row-properties style:row-height="0.291cm" fo:break-before="auto" style:use-optimal-row-height="false"/>
    </style:style>
    <style:style style:name="ro30" style:family="table-row">
      <style:table-row-properties style:row-height="0.452cm" fo:break-before="auto" style:use-optimal-row-height="true"/>
    </style:style>
    <style:style style:name="ro31" style:family="table-row">
      <style:table-row-properties style:row-height="1.64cm" fo:break-before="auto" style:use-optimal-row-height="false"/>
    </style:style>
    <style:style style:name="ro3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alc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fo:wrap-option="wrap" fo:border="none" style:rotation-align="none"/>
    </style:style>
    <style:style style:name="ce1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 style:data-style-name="N61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 style:data-style-name="N99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diagonal-bl-tr="none" style:diagonal-tl-br="none" fo:wrap-option="wrap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double-thin #000000" style:border-line-width="0.018cm 0.026cm 0.018cm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ffffff" style:diagonal-bl-tr="none" style:diagonal-tl-br="none" fo:wrap-option="wrap" fo:border="none" style:rotation-align="none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fo:border="0.74pt solid #000000" style:rotation-align="none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99"/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22222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alt&quot;;&quot;Halt.&quot;)" table:allow-empty-cell="true" table:display-list="unsorted" table:base-cell-address="Sheet3.E6">
          <table:help-message table:display="true"/>
          <table:error-message table:message-type="stop" table:display="true"/>
        </table:content-validation>
        <table:content-validation table:name="val2" table:condition="of:cell-content-is-in-list(to_address)" table:allow-empty-cell="true" table:display-list="unsorted" table:base-cell-address="Sheet3.F5">
          <table:help-message table:display="true"/>
          <table:error-message table:message-type="stop" table:display="true"/>
        </table:content-validation>
        <table:content-validation table:name="val3" table:condition="of:cell-content-is-in-list(purposeofjourney)" table:allow-empty-cell="true" table:display-list="unsorted" table:base-cell-address="Sheet3.Q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24"/>
        <table:table-column table:style-name="co16" table:default-cell-style-name="ce28"/>
        <table:table-column table:style-name="co16" table:default-cell-style-name="ce11"/>
        <table:table-column table:style-name="co17" table:number-columns-repeated="1006" table:default-cell-style-name="ce11"/>
        <table:table-row table:style-name="ro1">
          <table:table-cell table:style-name="ce1" office:value-type="string" calcext:value-type="string" table:number-columns-spanned="18" table:number-rows-spanned="1">
            <text:p>Form 56</text:p>
            <text:p>TRAVELLING ALLOWANCE BILL FOR NON GAZATTED ESTABLISHMENT</text:p>
          </table:table-cell>
          <table:covered-table-cell table:number-columns-repeated="17" table:style-name="ce1"/>
          <table:table-cell table:style-name="ce27" table:number-columns-repeated="1006"/>
        </table:table-row>
        <table:table-row table:style-name="ro2">
          <table:table-cell table:style-name="ce1" office:value-type="string" calcext:value-type="string" table:number-columns-spanned="1" table:number-rows-spanned="2">
            <text:p>Sl. No.</text:p>
          </table:table-cell>
          <table:table-cell table:style-name="ce5" office:value-type="string" calcext:value-type="string" table:number-columns-spanned="1" table:number-rows-spanned="2">
            <text:p>Name ,Desigantion,Scale of pay,Actual pay &amp; Headquarters.</text:p>
          </table:table-cell>
          <table:table-cell table:style-name="ce5" office:value-type="string" calcext:value-type="string" table:number-columns-spanned="2" table:number-rows-spanned="1">
            <text:p>Dates and hours of journey &amp; Halt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Routes (Places)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Distance and mode of Conveyance used.</text:p>
          </table:table-cell>
          <table:table-cell table:style-name="ce5" office:value-type="string" calcext:value-type="string" table:number-columns-spanned="1" table:number-rows-spanned="2">
            <text:p>Single fare by class</text:p>
          </table:table-cell>
          <table:table-cell table:style-name="ce5" office:value-type="string" calcext:value-type="string" table:number-columns-spanned="2" table:number-rows-spanned="1">
            <text:p>Mileage Allowance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D.A for Halts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Actual Expenses</text:p>
          </table:table-cell>
          <table:table-cell table:style-name="ce5" office:value-type="string" calcext:value-type="string" table:number-columns-spanned="1" table:number-rows-spanned="2">
            <text:p>Total</text:p>
          </table:table-cell>
          <table:table-cell table:style-name="ce5" office:value-type="string" calcext:value-type="string" table:number-columns-spanned="1" table:number-rows-spanned="2">
            <text:p>TA advance excess adjusted</text:p>
          </table:table-cell>
          <table:table-cell table:style-name="ce5" office:value-type="string" calcext:value-type="string" table:number-columns-spanned="1" table:number-rows-spanned="2">
            <text:p>Net Amount</text:p>
          </table:table-cell>
          <table:table-cell table:style-name="ce5" office:value-type="string" calcext:value-type="string" table:number-columns-spanned="1" table:number-rows-spanned="2">
            <text:p>Purpose of journey</text:p>
          </table:table-cell>
          <table:table-cell table:style-name="ce5" office:value-type="string" calcext:value-type="string" table:number-columns-spanned="1" table:number-rows-spanned="2">
            <text:p>Remarks</text:p>
          </table:table-cell>
          <table:table-cell table:style-name="ce27" table:number-columns-repeated="1006"/>
        </table:table-row>
        <table:table-row table:style-name="ro3">
          <table:covered-table-cell table:style-name="ce1"/>
          <table:covered-table-cell table:style-name="ce5"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covered-table-cell table:number-columns-repeated="2" table:style-name="ce5"/>
          <table:table-cell table:style-name="ce5" office:value-type="string" calcext:value-type="string">
            <text:p>Expenses Rail/Air journey</text:p>
          </table:table-cell>
          <table:table-cell table:style-name="ce5" office:value-type="string" calcext:value-type="string">
            <text:p>Mileage Allowance for Road journey</text:p>
          </table:table-cell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Amount</text:p>
          </table:table-cell>
          <table:covered-table-cell table:number-columns-repeated="6" table:style-name="ce5"/>
          <table:table-cell table:style-name="ce27" table:number-columns-repeated="1006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6 (Rs)</text:p>
          </table:table-cell>
          <table:table-cell table:style-name="ce1" office:value-type="string" calcext:value-type="string" table:number-columns-spanned="2" table:number-rows-spanned="1">
            <text:p>7 (Rs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8 (Rs)</text:p>
          </table:table-cell>
          <table:covered-table-cell table:style-name="ce1"/>
          <table:table-cell table:style-name="ce1" office:value-type="string" calcext:value-type="string">
            <text:p>9 (Rs)</text:p>
          </table:table-cell>
          <table:table-cell table:style-name="ce1" office:value-type="string" calcext:value-type="string">
            <text:p>10 <text:s/>(Rs)</text:p>
          </table:table-cell>
          <table:table-cell table:style-name="ce1" office:value-type="string" calcext:value-type="string">
            <text:p>11 (Rs)</text:p>
          </table:table-cell>
          <table:table-cell table:style-name="ce1" office:value-type="string" calcext:value-type="string">
            <text:p>12 (Rs)</text:p>
          </table:table-cell>
          <table:table-cell table:style-name="ce1" office:value-type="string" calcext:value-type="string">
            <text:p>13 (Rs)</text:p>
          </table:table-cell>
          <table:table-cell table:style-name="ce1" office:value-type="float" office:value="14" calcext:value-type="float">
            <text:p>14</text:p>
          </table:table-cell>
          <table:table-cell table:style-name="ce54" table:number-columns-repeated="1006"/>
        </table:table-row>
        <table:table-row table:style-name="ro5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15">
            <text:p>MUHAMMED YASEEN K C, Hand Hold Support Engineer, eDistrict, Scale of pay : 21000 , Headquarters : District Collectorte <text:s/>Wayanad</text:p>
          </table:table-cell>
          <table:table-cell table:style-name="ce12" office:value-type="string" calcext:value-type="string">
            <text:p>22-07-2023</text:p>
            <text:p>9:00 am</text:p>
          </table:table-cell>
          <table:table-cell table:style-name="ce13" office:value-type="string" calcext:value-type="string">
            <text:p>22-07-2023</text:p>
            <text:p>11:00  am</text:p>
          </table:table-cell>
          <table:table-cell table:style-name="ce13" office:value-type="string" calcext:value-type="string">
            <text:p>Collectorate</text:p>
          </table:table-cell>
          <table:table-cell table:style-name="ce13" table:content-validation-name="val2" office:value-type="string" calcext:value-type="string">
            <text:p>Porunannore</text:p>
          </table:table-cell>
          <table:table-cell table:style-name="ce13" table:formula="of:=IF(EXACT([.F5];[$Calc.$A$2]);CONCATENATE([$Calc.$B$2];[$Calc.$C$2]);IF(EXACT([.F5];[$Calc.$A$3]);CONCATENATE([$Calc.$B$3];[$Calc.$C$3]);IF(EXACT([.F5];[$Calc.$A$4]);CONCATENATE([$Calc.$B$4];[$Calc.$C$4]);IF(EXACT([.F5];[$Calc.$A$5]);CONCATENATE([$Calc.$B$5];[$Calc.$C$5]);IF(EXACT([.F5];[$Calc.$A$17]);CONCATENATE([$Calc.$B$17];[$Calc.$C$6]);IF(EXACT([.F5];[$Calc.$A$7]);CONCATENATE([$Calc.$B$7];[$Calc.$C$7]);IF(EXACT([.F5];[$Calc.$A$8]);CONCATENATE([$Calc.$B$8];[$Calc.$C$8]);IF(EXACT([.F5];[$Calc.$A$9]);CONCATENATE([$Calc.$B$9];[$Calc.$C$9]);IF(EXACT([.F5];[$Calc.$A$10]);CONCATENATE([$Calc.$B$10];[$Calc.$C$10]);IF(EXACT([.F5];[$Calc.$A$11]);CONCATENATE([$Calc.B$11];[$Calc.$C$11]);IF(EXACT([.F5];[$Calc.$A$12]);CONCATENATE([$Calc.$B$12];[$Calc.$C$12]);IF(EXACT([.F5];[$Calc.$A$13]);CONCATENATE([$Calc.$B$13];[$Calc.$C$13]);IF(EXACT([.F5];[$Calc.$A$14]);CONCATENATE([$Calc.$B$14];[$Calc.$C$14]);IF(EXACT([.F5];[$Calc.$A$15]);CONCATENATE([$Calc.$B$15];[$Calc.$C$15]);IF(EXACT([.F5];[$Calc.$A$16]);CONCATENATE([$Calc.$B$16];[$Calc.$C$16]);IF(EXACT([.F5];calc!#REF!);CONCATENATE(calc!#REF!;[$Calc.$C$17]);IF(EXACT([.F5];[$Calc.$A$22]);CONCATENATE([$Calc.$B$22];[$Calc.$C$22]);IF(EXACT([.F5];[$Calc.$A$23]);CONCATENATE([$Calc.$B$23];[$Calc.$C$23]);IF(EXACT([.F5];[$Calc.$A$24]);CONCATENATE([$Calc.$B$24];[$Calc.$C$24]);IF(EXACT([.F5];[$Calc.$A$25]);CONCATENATE([$Calc.$B$25];[$Calc.$C$25])))))))))))))))))))))" office:value-type="string" office:string-value="32 Km By Bus" calcext:value-type="string">
            <text:p>32 Km By Bus</text:p>
          </table:table-cell>
          <table:table-cell table:style-name="ce18"/>
          <table:table-cell table:style-name="ce13"/>
          <table:table-cell table:style-name="ce13" table:formula="of:=IF(EXACT([.F5];[$Calc.$A$2]);COM.MICROSOFT.CEILING([$Calc.$B$2]*2.5;1);IF(EXACT([.F5];[$Calc.$A$3]);COM.MICROSOFT.CEILING([$Calc.B$3]*2.5;1);IF(EXACT([.F5];[$Calc.$A$4]);COM.MICROSOFT.CEILING([$Calc.$B$4]*2.5;1);IF(EXACT([.F5];[$Calc.$A$5]);COM.MICROSOFT.CEILING([$Calc.B$5]*2.5;1);IF(EXACT([.F5];[$Calc.$A$17]);COM.MICROSOFT.CEILING([$Calc.$B$17]*2.5;1);IF(EXACT([.F5];[$Calc.$A$7]);COM.MICROSOFT.CEILING([$Calc.$B$7]*2.5;1);IF(EXACT([.F5];[$Calc.$A$8]);COM.MICROSOFT.CEILING([$Calc.$B$8]*2.5;1);IF(EXACT([.F5];[$Calc.$A$9]);COM.MICROSOFT.CEILING([$Calc.$B$9]*2.5;1);IF(EXACT([.F5];[$Calc.$A$10]);COM.MICROSOFT.CEILING([$Calc.B$10]*2.5;1);IF(EXACT([.F5];[$Calc.$A$11]);COM.MICROSOFT.CEILING([$Calc.$B$11]*2.5;1);IF(EXACT([.F5];[$Calc.$A$12]);COM.MICROSOFT.CEILING([$Calc.$B$12]*2.5;1);IF(EXACT([.F5];[$Calc.$A$13]);COM.MICROSOFT.CEILING([$Calc.$B$13]*2.5;1);IF(EXACT([.F5];[$Calc.$A$14]);COM.MICROSOFT.CEILING([$Calc.$B$14]*2.5;1);IF(EXACT([.F5];[$Calc.$A$15]);COM.MICROSOFT.CEILING([$Calc.$B$15]*2.5;1);IF(EXACT([.F5];[$Calc.$A$16]);COM.MICROSOFT.CEILING([$Calc.$B$16]*2.5;1);IF(EXACT([.F5];calc!#REF!);COM.MICROSOFT.CEILING(calc!#REF!*2.5;1);IF(EXACT([.F5];[$Calc.$A$22]);COM.MICROSOFT.CEILING([$Calc.$B$22]*2.5;1);IF(EXACT([.F5];[$Calc.$A$23]);COM.MICROSOFT.CEILING([$Calc.$B$23]*2.5;1);IF(EXACT([.F5];[$Calc.$A$24]);COM.MICROSOFT.CEILING([$Calc.$B$24]*2.5;1);IF(EXACT([.F5];[$Calc.$A$25]);COM.MICROSOFT.CEILING([$Calc.$B$25]*2.5;1)))))))))))))))))))))" office:value-type="float" office:value="80" calcext:value-type="float">
            <text:p>80</text:p>
          </table:table-cell>
          <table:table-cell table:style-name="ce13" table:number-columns-repeated="3"/>
          <table:table-cell table:style-name="ce13" table:formula="of:=[.I5]+[.J5]" office:value-type="float" office:value="80" calcext:value-type="float">
            <text:p>80</text:p>
          </table:table-cell>
          <table:table-cell table:style-name="ce13"/>
          <table:table-cell table:style-name="ce23"/>
          <table:table-cell table:style-name="ce25" office:value-type="string" calcext:value-type="string" table:number-columns-spanned="1" table:number-rows-spanned="3">
            <text:p>DSC Issue at Porunannore at Village office </text:p>
          </table:table-cell>
          <table:table-cell table:style-name="ce2" table:number-columns-spanned="1" table:number-rows-spanned="3"/>
          <table:table-cell table:style-name="ce55" table:number-columns-repeated="1006"/>
        </table:table-row>
        <table:table-row table:style-name="ro6">
          <table:covered-table-cell table:style-name="ce2"/>
          <table:covered-table-cell table:style-name="ce7"/>
          <table:table-cell table:style-name="ce13" table:formula="of:=[.D5]" office:value-type="string" office:string-value="22-07-2023&#10;11:00  am" calcext:value-type="string">
            <text:p>22-07-2023</text:p>
            <text:p>11:00  am</text:p>
          </table:table-cell>
          <table:table-cell table:style-name="ce12" table:formula="of:=[.C7]" office:value-type="string" office:string-value="22-07-2023&#10;5.00 pm" calcext:value-type="string">
            <text:p>22-07-2023</text:p>
            <text:p>5.00 pm</text:p>
          </table:table-cell>
          <table:table-cell table:style-name="ce13" table:content-validation-name="val1" office:value-type="string" calcext:value-type="string" table:number-columns-spanned="2" table:number-rows-spanned="1">
            <text:p>Halt</text:p>
          </table:table-cell>
          <table:covered-table-cell table:style-name="ce13" table:content-validation-name="val1"/>
          <table:table-cell table:style-name="ce13" table:number-columns-repeated="5"/>
          <table:table-cell table:style-name="ce13" table:formula="of:=IF([.E6]=&quot;Halt&quot;; 125;IF([.E6]=&quot;Halt.&quot;;250))" office:value-type="float" office:value="125" calcext:value-type="float">
            <text:p>125</text:p>
          </table:table-cell>
          <table:table-cell table:style-name="ce13"/>
          <table:table-cell table:style-name="ce13" table:formula="of:=[.K6]+[.L6]" office:value-type="float" office:value="125" calcext:value-type="float">
            <text:p>125</text:p>
          </table:table-cell>
          <table:table-cell table:style-name="ce13"/>
          <table:table-cell table:style-name="ce23"/>
          <table:covered-table-cell table:style-name="ce25" table:content-validation-name="val3"/>
          <table:covered-table-cell table:style-name="ce2"/>
          <table:table-cell table:style-name="ce27" table:number-columns-repeated="1006"/>
        </table:table-row>
        <table:table-row table:style-name="ro7">
          <table:covered-table-cell table:style-name="ce2"/>
          <table:covered-table-cell table:style-name="ce7"/>
          <table:table-cell table:style-name="ce12" office:value-type="string" calcext:value-type="string">
            <text:p>22-07-2023</text:p>
            <text:p>5.00 pm</text:p>
          </table:table-cell>
          <table:table-cell table:style-name="ce12" office:value-type="string" calcext:value-type="string">
            <text:p>22-07-2023</text:p>
            <text:p>7:00 pm</text:p>
          </table:table-cell>
          <table:table-cell table:style-name="ce13" table:formula="of:=[.F5]" office:value-type="string" office:string-value="Porunannore" calcext:value-type="string">
            <text:p>Porunannore</text:p>
          </table:table-cell>
          <table:table-cell table:style-name="ce13" office:value-type="string" calcext:value-type="string">
            <text:p>Collectorate</text:p>
          </table:table-cell>
          <table:table-cell table:style-name="ce13" table:formula="of:=IF((EXACT([.E5];[.F7]))*AND(EXACT([.F5];[.E7]));[.G5];&quot;Enter the Value&quot;)" office:value-type="string" office:string-value="32 Km By Bus" calcext:value-type="string">
            <text:p>32 Km By Bus</text:p>
          </table:table-cell>
          <table:table-cell table:style-name="ce13" table:number-columns-repeated="2"/>
          <table:table-cell table:style-name="ce13" table:formula="of:=[.J5]" office:value-type="float" office:value="80" calcext:value-type="float">
            <text:p>80</text:p>
          </table:table-cell>
          <table:table-cell table:style-name="ce13" table:number-columns-repeated="3"/>
          <table:table-cell table:style-name="ce13" table:formula="of:=[.I7]+[.J7]" office:value-type="float" office:value="80" calcext:value-type="float">
            <text:p>80</text:p>
          </table:table-cell>
          <table:table-cell table:style-name="ce13"/>
          <table:table-cell table:style-name="ce23" table:formula="of:=[.N5]+[.N6]+[.N7]" office:value-type="float" office:value="285" calcext:value-type="float">
            <text:p>285</text:p>
          </table:table-cell>
          <table:covered-table-cell table:style-name="ce25" table:content-validation-name="val3"/>
          <table:covered-table-cell table:style-name="ce2"/>
          <table:table-cell table:style-name="ce27" table:number-columns-repeated="1006"/>
        </table:table-row>
        <table:table-row table:style-name="ro8">
          <table:table-cell table:style-name="ce2" office:value-type="float" office:value="2" calcext:value-type="float" table:number-columns-spanned="1" table:number-rows-spanned="3">
            <text:p>2</text:p>
          </table:table-cell>
          <table:covered-table-cell table:style-name="ce7"/>
          <table:table-cell table:style-name="ce45" office:value-type="string" calcext:value-type="string">
            <text:p>05-05--2023</text:p>
            <text:p>9:00  am</text:p>
          </table:table-cell>
          <table:table-cell table:style-name="ce2" office:value-type="string" calcext:value-type="string">
            <text:p>05-05--2023</text:p>
            <text:p>10.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uppadithara</text:p>
          </table:table-cell>
          <table:table-cell table:style-name="ce2" table:formula="of:=IF(EXACT([.F8];[$Calc.$A$2]);CONCATENATE([$Calc.$B$2];[$Calc.$C$2]);IF(EXACT([.F8];[$Calc.$A$3]);CONCATENATE([$Calc.$B$3];[$Calc.$C$3]);IF(EXACT([.F8];[$Calc.$A$4]);CONCATENATE([$Calc.$B$4];[$Calc.$C$4]);IF(EXACT([.F8];[$Calc.$A$5]);CONCATENATE([$Calc.$B$5];[$Calc.$C$5]);IF(EXACT([.F8];[$Calc.$A$17]);CONCATENATE([$Calc.$B$17];[$Calc.$C$6]);IF(EXACT([.F8];[$Calc.$A$7]);CONCATENATE([$Calc.$B$7];[$Calc.$C$7]);IF(EXACT([.F8];[$Calc.$A$8]);CONCATENATE([$Calc.$B$8];[$Calc.$C$8]);IF(EXACT([.F8];[$Calc.$A$9]);CONCATENATE([$Calc.$B$9];[$Calc.$C$9]);IF(EXACT([.F8];[$Calc.$A$10]);CONCATENATE([$Calc.$B$10];[$Calc.$C$10]);IF(EXACT([.F8];[$Calc.$A$11]);CONCATENATE([$Calc.B$11];[$Calc.$C$11]);IF(EXACT([.F8];[$Calc.$A$12]);CONCATENATE([$Calc.$B$12];[$Calc.$C$12]);IF(EXACT([.F8];[$Calc.$A$13]);CONCATENATE([$Calc.$B$13];[$Calc.$C$13]);IF(EXACT([.F8];[$Calc.$A$14]);CONCATENATE([$Calc.$B$14];[$Calc.$C$14]);IF(EXACT([.F8];[$Calc.$A$15]);CONCATENATE([$Calc.$B$15];[$Calc.$C$15]);IF(EXACT([.F8];[$Calc.$A$16]);CONCATENATE([$Calc.$B$16];[$Calc.$C$16]);IF(EXACT([.F8];[$Calc.$A$22]);CONCATENATE([$Calc.$B$22];[$Calc.$C$22]);IF(EXACT([.F8];[$Calc.$A$23]);CONCATENATE([$Calc.$B$23];[$Calc.$C$23]);IF(EXACT([.F8];[$Calc.$A$24]);CONCATENATE([$Calc.$B$24];[$Calc.$C$24]);IF(EXACT([.F8];[$Calc.$A$25]);CONCATENATE([$Calc.$B$25];[$Calc.$C$25]))))))))))))))))))))" office:value-type="string" office:string-value="30 Km By Bus" calcext:value-type="string">
            <text:p>30 Km By Bus</text:p>
          </table:table-cell>
          <table:table-cell table:style-name="ce49"/>
          <table:table-cell table:style-name="ce2"/>
          <table:table-cell table:style-name="ce2" table:formula="of:=IF(EXACT([.F8];[$Calc.A5]);COM.MICROSOFT.CEILING([$Calc.B5]*2.5;1);IF(EXACT([.F8];[$Calc.A17]);COM.MICROSOFT.CEILING([$Calc.B17]*2.5;1);IF(EXACT([.F8];[$Calc.A7]);COM.MICROSOFT.CEILING([$Calc.B7]*2.5;1);IF(EXACT([.F8];[$Calc.A8]);COM.MICROSOFT.CEILING([$Calc.B8]*2.5;1);IF(EXACT([.F8];[$Calc.A9]);COM.MICROSOFT.CEILING([$Calc.B9]*2.5;1);IF(EXACT([.F8];[$Calc.A10]);COM.MICROSOFT.CEILING([$Calc.B10]*2.5;1);IF(EXACT([.F8];[$Calc.A11]);COM.MICROSOFT.CEILING([$Calc.B11]*2.5;1);IF(EXACT([.F8];[$Calc.A12]);COM.MICROSOFT.CEILING([$Calc.B12]*2.5;1);IF(EXACT([.F8];[$Calc.A13]);COM.MICROSOFT.CEILING([$Calc.B13]*2.5;1);IF(EXACT([.F8];[$Calc.A14]);COM.MICROSOFT.CEILING([$Calc.B14]*2.5;1);IF(EXACT([.F8];[$Calc.A15]);COM.MICROSOFT.CEILING([$Calc.B15]*2.5;1);IF(EXACT([.F8];[$Calc.A16]);COM.MICROSOFT.CEILING([$Calc.B16]*2.5;1);IF(EXACT([.F8];[$Calc.A22]);COM.MICROSOFT.CEILING([$Calc.B22]*2.5;1);IF(EXACT([.F8];[$Calc.A23]);COM.MICROSOFT.CEILING([$Calc.B23]*2.5;1);IF(EXACT([.F8];[$Calc.A24]);COM.MICROSOFT.CEILING([$Calc.B24]*2.5;1);IF(EXACT([.F8];[$Calc.A25]);COM.MICROSOFT.CEILING([$Calc.B25]*2.5;1);IF(EXACT([.F8];[$Calc.A26]);COM.MICROSOFT.CEILING([$Calc.B26]*2.5;1);IF(EXACT([.F8];[$Calc.A27]);COM.MICROSOFT.CEILING([$Calc.B27]*2.5;1);IF(EXACT([.F8];[$Calc.A28]);COM.MICROSOFT.CEILING([$Calc.B28]*2.5;1))))))))))))))))))))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8]+[.J8]" office:value-type="float" office:value="75" calcext:value-type="float">
            <text:p>7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oftware Support at Kuppadithara Village officer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9">
          <table:covered-table-cell table:style-name="ce2"/>
          <table:covered-table-cell table:style-name="ce7"/>
          <table:table-cell table:style-name="ce2" table:formula="of:=[.D8]" office:value-type="string" office:string-value="05-05--2023&#10;10.30 am" calcext:value-type="string">
            <text:p>05-05--2023</text:p>
            <text:p>10.30 am</text:p>
          </table:table-cell>
          <table:table-cell table:style-name="ce45" table:formula="of:=[.C10]" office:value-type="string" office:string-value="05-05–2023&#10;5.15 pm" calcext:value-type="string">
            <text:p>05-05–2023</text:p>
            <text:p>5.15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9]=&quot;Halt&quot;; 125;IF([.E9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9]+[.L9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6">
          <table:covered-table-cell table:style-name="ce2"/>
          <table:covered-table-cell table:style-name="ce7"/>
          <table:table-cell table:style-name="ce45" office:value-type="string" calcext:value-type="string">
            <text:p>05-05–2023</text:p>
            <text:p>5.15 pm</text:p>
          </table:table-cell>
          <table:table-cell table:style-name="ce45" office:value-type="string" calcext:value-type="string">
            <text:p>05-05–2023</text:p>
            <text:p>7:15 pm</text:p>
          </table:table-cell>
          <table:table-cell table:style-name="ce2" table:formula="of:=[.F8]" office:value-type="string" office:string-value="Kuppadithara" calcext:value-type="string">
            <text:p>Kuppadithara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8];[.F10]))*AND(EXACT([.F8];[.E10]));[.G8];&quot;Enter the Value&quot;)" office:value-type="string" office:string-value="30 Km By Bus" calcext:value-type="string">
            <text:p>30 Km By Bus</text:p>
          </table:table-cell>
          <table:table-cell table:style-name="ce2" table:number-columns-repeated="2"/>
          <table:table-cell table:style-name="ce2" table:formula="of:=[.J8]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10]+[.J10]" office:value-type="float" office:value="75" calcext:value-type="float">
            <text:p>75</text:p>
          </table:table-cell>
          <table:table-cell table:style-name="ce2"/>
          <table:table-cell table:style-name="ce1" table:formula="of:=[.N8]+[.N9]+[.N10]" office:value-type="float" office:value="275" calcext:value-type="float">
            <text:p>2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8">
          <table:table-cell table:style-name="ce2" office:value-type="float" office:value="3" calcext:value-type="float" table:number-columns-spanned="1" table:number-rows-spanned="3">
            <text:p>3</text:p>
          </table:table-cell>
          <table:covered-table-cell table:style-name="ce7"/>
          <table:table-cell table:style-name="ce45" office:value-type="string" calcext:value-type="string">
            <text:p>11-05-2023</text:p>
            <text:p>8:00 am</text:p>
          </table:table-cell>
          <table:table-cell table:style-name="ce2" office:value-type="string" calcext:value-type="string">
            <text:p>11-05-2023</text:p>
            <text:p>10.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njirangad</text:p>
          </table:table-cell>
          <table:table-cell table:style-name="ce2" table:formula="of:=IF(EXACT([.F11];[$Calc.$A$2]);CONCATENATE([$Calc.$B$2];[$Calc.$C$2]);IF(EXACT([.F11];[$Calc.$A$3]);CONCATENATE([$Calc.$B$3];[$Calc.$C$3]);IF(EXACT([.F11];[$Calc.$A$4]);CONCATENATE([$Calc.$B$4];[$Calc.$C$4]);IF(EXACT([.F11];[$Calc.$A$5]);CONCATENATE([$Calc.$B$5];[$Calc.$C$5]);IF(EXACT([.F11];[$Calc.$A$17]);CONCATENATE([$Calc.$B$17];[$Calc.$C$6]);IF(EXACT([.F11];[$Calc.$A$7]);CONCATENATE([$Calc.$B$7];[$Calc.$C$7]);IF(EXACT([.F11];[$Calc.$A$8]);CONCATENATE([$Calc.$B$8];[$Calc.$C$8]);IF(EXACT([.F11];[$Calc.$A$9]);CONCATENATE([$Calc.$B$9];[$Calc.$C$9]);IF(EXACT([.F11];[$Calc.$A$10]);CONCATENATE([$Calc.$B$10];[$Calc.$C$10]);IF(EXACT([.F11];[$Calc.$A$11]);CONCATENATE([$Calc.B$11];[$Calc.$C$11]);IF(EXACT([.F11];[$Calc.$A$12]);CONCATENATE([$Calc.$B$12];[$Calc.$C$12]);IF(EXACT([.F11];[$Calc.$A$13]);CONCATENATE([$Calc.$B$13];[$Calc.$C$13]);IF(EXACT([.F11];[$Calc.$A$14]);CONCATENATE([$Calc.$B$14];[$Calc.$C$14]);IF(EXACT([.F11];[$Calc.$A$15]);CONCATENATE([$Calc.$B$15];[$Calc.$C$15]);IF(EXACT([.F11];[$Calc.$A$16]);CONCATENATE([$Calc.$B$16];[$Calc.$C$16]);IF(EXACT([.F11];[$Calc.$A$22]);CONCATENATE([$Calc.$B$22];[$Calc.$C$22]);IF(EXACT([.F11];[$Calc.$A$23]);CONCATENATE([$Calc.$B$23];[$Calc.$C$23]);IF(EXACT([.F11];[$Calc.$A$24]);CONCATENATE([$Calc.$B$24];[$Calc.$C$24]);IF(EXACT([.F11];[$Calc.$A$25]);CONCATENATE([$Calc.$B$25];[$Calc.$C$25]))))))))))))))))))))" office:value-type="string" office:string-value="40 Km By Bus" calcext:value-type="string">
            <text:p>40 Km By Bus</text:p>
          </table:table-cell>
          <table:table-cell table:style-name="ce49"/>
          <table:table-cell table:style-name="ce2"/>
          <table:table-cell table:style-name="ce2" table:formula="of:=IF(EXACT([.F11];[$Calc.A8]);COM.MICROSOFT.CEILING([$Calc.B8]*2.5;1);IF(EXACT([.F11];[$Calc.A9]);COM.MICROSOFT.CEILING([$Calc.B9]*2.5;1);IF(EXACT([.F11];[$Calc.A17]);COM.MICROSOFT.CEILING([$Calc.B17]*2.5;1);IF(EXACT([.F11];[$Calc.A10]);COM.MICROSOFT.CEILING([$Calc.B10]*2.5;1);IF(EXACT([.F11];[$Calc.A11]);COM.MICROSOFT.CEILING([$Calc.B11]*2.5;1);IF(EXACT([.F11];[$Calc.A12]);COM.MICROSOFT.CEILING([$Calc.B12]*2.5;1);IF(EXACT([.F11];[$Calc.A13]);COM.MICROSOFT.CEILING([$Calc.B13]*2.5;1);IF(EXACT([.F11];[$Calc.A14]);COM.MICROSOFT.CEILING([$Calc.B14]*2.5;1);IF(EXACT([.F11];[$Calc.A15]);COM.MICROSOFT.CEILING([$Calc.B15]*2.5;1);IF(EXACT([.F11];[$Calc.A16]);COM.MICROSOFT.CEILING([$Calc.B16]*2.5;1);IF(EXACT([.F11];[$Calc.A22]);COM.MICROSOFT.CEILING([$Calc.B22]*2.5;1);IF(EXACT([.F11];[$Calc.A23]);COM.MICROSOFT.CEILING([$Calc.B23]*2.5;1);IF(EXACT([.F11];[$Calc.A24]);COM.MICROSOFT.CEILING([$Calc.B24]*2.5;1);IF(EXACT([.F11];[$Calc.A25]);COM.MICROSOFT.CEILING([$Calc.B25]*2.5;1);IF(EXACT([.F11];[$Calc.A26]);COM.MICROSOFT.CEILING([$Calc.B26]*2.5;1);IF(EXACT([.F11];[$Calc.A27]);COM.MICROSOFT.CEILING([$Calc.B27]*2.5;1);IF(EXACT([.F11];[$Calc.A28]);COM.MICROSOFT.CEILING([$Calc.B28]*2.5;1);IF(EXACT([.F11];[$Calc.A29]);COM.MICROSOFT.CEILING([$Calc.B29]*2.5;1);IF(EXACT([.F11];[$Calc.A30]);COM.MICROSOFT.CEILING([$Calc.B30]*2.5;1);IF(EXACT([.F11];[$Calc.A31]);COM.MICROSOFT.CEILING([$Calc.B31]*2.5;1)))))))))))))))))))))" office:value-type="float" office:value="100" calcext:value-type="float">
            <text:p>100</text:p>
          </table:table-cell>
          <table:table-cell table:style-name="ce2" table:number-columns-repeated="3"/>
          <table:table-cell table:style-name="ce2" table:formula="of:=[.I11]+[.J11]" office:value-type="float" office:value="100" calcext:value-type="float">
            <text:p>10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ystem and eDistrict support at kanjirangad village office 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11]" office:value-type="string" office:string-value="11-05-2023&#10;10.30 am" calcext:value-type="string">
            <text:p>11-05-2023</text:p>
            <text:p>10.30 am</text:p>
          </table:table-cell>
          <table:table-cell table:style-name="ce45" table:formula="of:=[.C13]" office:value-type="string" office:string-value="11-05-2023&#10;5.00 pm" calcext:value-type="string">
            <text:p>11-05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12]=&quot;Halt&quot;; 125;IF([.E12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12]+[.L12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5">
          <table:covered-table-cell table:style-name="ce2"/>
          <table:covered-table-cell table:style-name="ce7"/>
          <table:table-cell table:style-name="ce45" office:value-type="string" calcext:value-type="string">
            <text:p>11-05-2023</text:p>
            <text:p>5.00 pm</text:p>
          </table:table-cell>
          <table:table-cell table:style-name="ce45" office:value-type="string" calcext:value-type="string">
            <text:p>11-05-2023</text:p>
            <text:p>7:30 pm</text:p>
          </table:table-cell>
          <table:table-cell table:style-name="ce2" table:formula="of:=[.F11]" office:value-type="string" office:string-value="Kanjirangad" calcext:value-type="string">
            <text:p>Kanjirangad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11];[.F13]))*AND(EXACT([.F11];[.E13]));[.G11];&quot;Enter the Value&quot;)" office:value-type="string" office:string-value="40 Km By Bus" calcext:value-type="string">
            <text:p>40 Km By Bus</text:p>
          </table:table-cell>
          <table:table-cell table:style-name="ce2" table:number-columns-repeated="2"/>
          <table:table-cell table:style-name="ce2" table:formula="of:=[.J11]" office:value-type="float" office:value="100" calcext:value-type="float">
            <text:p>100</text:p>
          </table:table-cell>
          <table:table-cell table:style-name="ce2" table:number-columns-repeated="3"/>
          <table:table-cell table:style-name="ce2" table:formula="of:=[.I13]+[.J13]" office:value-type="float" office:value="100" calcext:value-type="float">
            <text:p>100</text:p>
          </table:table-cell>
          <table:table-cell table:style-name="ce2"/>
          <table:table-cell table:style-name="ce1" table:formula="of:=[.N11]+[.N12]+[.N13]" office:value-type="float" office:value="325" calcext:value-type="float">
            <text:p>32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5">
          <table:table-cell table:style-name="ce2" office:value-type="float" office:value="4" calcext:value-type="float" table:number-columns-spanned="1" table:number-rows-spanned="3">
            <text:p>4</text:p>
          </table:table-cell>
          <table:covered-table-cell table:style-name="ce7"/>
          <table:table-cell table:style-name="ce45" office:value-type="string" calcext:value-type="string">
            <text:p>12-05-2023</text:p>
            <text:p>08.30 am</text:p>
          </table:table-cell>
          <table:table-cell table:style-name="ce2" office:value-type="string" calcext:value-type="string">
            <text:p>12-05-2023</text:p>
            <text:p>11: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Thondernad</text:p>
          </table:table-cell>
          <table:table-cell table:style-name="ce2" table:formula="of:=IF(EXACT([.F14];[$Calc.$A$2]);CONCATENATE([$Calc.$B$2];[$Calc.$C$2]);IF(EXACT([.F14];[$Calc.$A$3]);CONCATENATE([$Calc.$B$3];[$Calc.$C$3]);IF(EXACT([.F14];[$Calc.$A$4]);CONCATENATE([$Calc.$B$4];[$Calc.$C$4]);IF(EXACT([.F14];[$Calc.$A$5]);CONCATENATE([$Calc.$B$5];[$Calc.$C$5]);IF(EXACT([.F14];[$Calc.$A$17]);CONCATENATE([$Calc.$B$17];[$Calc.$C$6]);IF(EXACT([.F14];[$Calc.$A$7]);CONCATENATE([$Calc.$B$7];[$Calc.$C$7]);IF(EXACT([.F14];[$Calc.$A$8]);CONCATENATE([$Calc.$B$8];[$Calc.$C$8]);IF(EXACT([.F14];[$Calc.$A$9]);CONCATENATE([$Calc.$B$9];[$Calc.$C$9]);IF(EXACT([.F14];[$Calc.$A$10]);CONCATENATE([$Calc.$B$10];[$Calc.$C$10]);IF(EXACT([.F14];[$Calc.$A$11]);CONCATENATE([$Calc.B$11];[$Calc.$C$11]);IF(EXACT([.F14];[$Calc.$A$12]);CONCATENATE([$Calc.$B$12];[$Calc.$C$12]);IF(EXACT([.F14];[$Calc.$A$13]);CONCATENATE([$Calc.$B$13];[$Calc.$C$13]);IF(EXACT([.F14];[$Calc.$A$14]);CONCATENATE([$Calc.$B$14];[$Calc.$C$14]);IF(EXACT([.F14];[$Calc.$A$15]);CONCATENATE([$Calc.$B$15];[$Calc.$C$15]);IF(EXACT([.F14];[$Calc.$A$16]);CONCATENATE([$Calc.$B$16];[$Calc.$C$16]);IF(EXACT([.F14];[$Calc.$A$22]);CONCATENATE([$Calc.$B$22];[$Calc.$C$22]);IF(EXACT([.F14];[$Calc.$A$23]);CONCATENATE([$Calc.$B$23];[$Calc.$C$23]);IF(EXACT([.F14];[$Calc.$A$24]);CONCATENATE([$Calc.$B$24];[$Calc.$C$24]);IF(EXACT([.F14];[$Calc.$A$25]);CONCATENATE([$Calc.$B$25];[$Calc.$C$25]))))))))))))))))))))" office:value-type="string" office:string-value="46 Km By Bus" calcext:value-type="string">
            <text:p>46 Km By Bus</text:p>
          </table:table-cell>
          <table:table-cell table:style-name="ce49"/>
          <table:table-cell table:style-name="ce2"/>
          <table:table-cell table:style-name="ce2" table:formula="of:=IF(EXACT([.F14];[$Calc.A8]);COM.MICROSOFT.CEILING([$Calc.B8]*2.5;1);IF(EXACT([.F14];[$Calc.A9]);COM.MICROSOFT.CEILING([$Calc.B9]*2.5;1);IF(EXACT([.F14];[$Calc.A5]);COM.MICROSOFT.CEILING([$Calc.B5]*2.5;1);IF(EXACT([.F14];[$Calc.A10]);COM.MICROSOFT.CEILING([$Calc.B10]*2.5;1);IF(EXACT([.F14];[$Calc.A11]);COM.MICROSOFT.CEILING([$Calc.B11]*2.5;1);IF(EXACT([.F14];[$Calc.A12]);COM.MICROSOFT.CEILING([$Calc.B12]*2.5;1);IF(EXACT([.F14];[$Calc.A13]);COM.MICROSOFT.CEILING([$Calc.B13]*2.5;1);IF(EXACT([.F14];calc!#REF!);COM.MICROSOFT.CEILING(calc!#REF!*2.5;1);IF(EXACT([.F14];[$Calc.A18]);COM.MICROSOFT.CEILING([$Calc.B18]*2.5;1);IF(EXACT([.F14];[$Calc.A20]);COM.MICROSOFT.CEILING([$Calc.B20]*2.5;1);IF(EXACT([.F14];[$Calc.A22]);COM.MICROSOFT.CEILING([$Calc.B22]*2.5;1);IF(EXACT([.F14];[$Calc.A23]);COM.MICROSOFT.CEILING([$Calc.B23]*2.5;1);IF(EXACT([.F14];[$Calc.A24]);COM.MICROSOFT.CEILING([$Calc.B24]*2.5;1);IF(EXACT([.F14];[$Calc.A25]);COM.MICROSOFT.CEILING([$Calc.B25]*2.5;1);IF(EXACT([.F14];[$Calc.A26]);COM.MICROSOFT.CEILING([$Calc.B26]*2.5;1);IF(EXACT([.F14];[$Calc.A27]);COM.MICROSOFT.CEILING([$Calc.B27]*2.5;1);IF(EXACT([.F14];[$Calc.A28]);COM.MICROSOFT.CEILING([$Calc.B28]*2.5;1);IF(EXACT([.F14];[$Calc.A29]);COM.MICROSOFT.CEILING([$Calc.B29]*2.5;1);IF(EXACT([.F14];[$Calc.A30]);COM.MICROSOFT.CEILING([$Calc.B30]*2.5;1);IF(EXACT([.F14];[$Calc.A31]);COM.MICROSOFT.CEILING([$Calc.B31]*2.5;1)))))))))))))))))))))" office:value-type="float" office:value="115" calcext:value-type="float">
            <text:p>115</text:p>
          </table:table-cell>
          <table:table-cell table:style-name="ce2" table:number-columns-repeated="3"/>
          <table:table-cell table:style-name="ce2" table:formula="of:=[.I14]+[.J14]" office:value-type="float" office:value="115" calcext:value-type="float">
            <text:p>11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DIgital signature support at thondernad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5">
          <table:covered-table-cell table:style-name="ce2"/>
          <table:covered-table-cell table:style-name="ce7"/>
          <table:table-cell table:style-name="ce2" table:formula="of:=[.D14]" office:value-type="string" office:string-value="12-05-2023&#10;11:00 am" calcext:value-type="string">
            <text:p>12-05-2023</text:p>
            <text:p>11:00 am</text:p>
          </table:table-cell>
          <table:table-cell table:style-name="ce45" table:formula="of:=[.C16]" office:value-type="string" office:string-value="12-05-2023&#10;5.00 pm" calcext:value-type="string">
            <text:p>12-05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15]=&quot;Halt&quot;; 125;IF([.E15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15]+[.L15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5">
          <table:covered-table-cell table:style-name="ce2"/>
          <table:covered-table-cell table:style-name="ce7"/>
          <table:table-cell table:style-name="ce45" office:value-type="string" calcext:value-type="string">
            <text:p>12-05-2023</text:p>
            <text:p>5.00 pm</text:p>
          </table:table-cell>
          <table:table-cell table:style-name="ce45" office:value-type="string" calcext:value-type="string">
            <text:p>12-05-2023</text:p>
            <text:p>7:00 pm</text:p>
          </table:table-cell>
          <table:table-cell table:style-name="ce2" table:formula="of:=[.F14]" office:value-type="string" office:string-value="Thondernad" calcext:value-type="string">
            <text:p>Thondernad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14];[.F16]))*AND(EXACT([.F14];[.E16]));[.G14];&quot;Enter the Value&quot;)" office:value-type="string" office:string-value="46 Km By Bus" calcext:value-type="string">
            <text:p>46 Km By Bus</text:p>
          </table:table-cell>
          <table:table-cell table:style-name="ce2" table:number-columns-repeated="2"/>
          <table:table-cell table:style-name="ce2" table:formula="of:=[.J14]" office:value-type="float" office:value="115" calcext:value-type="float">
            <text:p>115</text:p>
          </table:table-cell>
          <table:table-cell table:style-name="ce2" table:number-columns-repeated="3"/>
          <table:table-cell table:style-name="ce2" table:formula="of:=[.I16]+[.J16]" office:value-type="float" office:value="115" calcext:value-type="float">
            <text:p>115</text:p>
          </table:table-cell>
          <table:table-cell table:style-name="ce2"/>
          <table:table-cell table:style-name="ce1" table:formula="of:=[.N14]+[.N15]+[.N16]" office:value-type="float" office:value="355" calcext:value-type="float">
            <text:p>35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1">
          <table:table-cell table:style-name="ce2" office:value-type="float" office:value="5" calcext:value-type="float" table:number-columns-spanned="1" table:number-rows-spanned="3">
            <text:p>5</text:p>
          </table:table-cell>
          <table:covered-table-cell table:style-name="ce8"/>
          <table:table-cell table:style-name="ce45" office:value-type="string" calcext:value-type="string">
            <text:p>15-05--2023</text:p>
            <text:p>9:00 am</text:p>
          </table:table-cell>
          <table:table-cell table:style-name="ce2" office:value-type="string" calcext:value-type="string">
            <text:p>15-05–2023 10.15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2" table:formula="of:=IF(EXACT([.F17];[$Calc.$A$2]);CONCATENATE([$Calc.$B$2];[$Calc.$C$2]);IF(EXACT([.F17];[$Calc.$A$3]);CONCATENATE([$Calc.$B$3];[$Calc.$C$3]);IF(EXACT([.F17];[$Calc.$A$4]);CONCATENATE([$Calc.$B$4];[$Calc.$C$4]);IF(EXACT([.F17];[$Calc.$A$5]);CONCATENATE([$Calc.$B$5];[$Calc.$C$5]);IF(EXACT([.F17];[$Calc.$A$17]);CONCATENATE([$Calc.$B$17];[$Calc.$C$6]);IF(EXACT([.F17];[$Calc.$A$7]);CONCATENATE([$Calc.$B$7];[$Calc.$C$7]);IF(EXACT([.F17];[$Calc.$A$8]);CONCATENATE([$Calc.$B$8];[$Calc.$C$8]);IF(EXACT([.F17];[$Calc.$A$9]);CONCATENATE([$Calc.$B$9];[$Calc.$C$9]);IF(EXACT([.F17];[$Calc.$A$10]);CONCATENATE([$Calc.$B$10];[$Calc.$C$10]);IF(EXACT([.F17];[$Calc.$A$11]);CONCATENATE([$Calc.B$11];[$Calc.$C$11]);IF(EXACT([.F17];[$Calc.$A$12]);CONCATENATE([$Calc.$B$12];[$Calc.$C$12]);IF(EXACT([.F17];[$Calc.$A$13]);CONCATENATE([$Calc.$B$13];[$Calc.$C$13]);IF(EXACT([.F17];[$Calc.$A$14]);CONCATENATE([$Calc.$B$14];[$Calc.$C$14]);IF(EXACT([.F17];[$Calc.$A$15]);CONCATENATE([$Calc.$B$15];[$Calc.$C$15]);IF(EXACT([.F17];[$Calc.$A$16]);CONCATENATE([$Calc.$B$16];[$Calc.$C$16]);IF(EXACT([.F17];[$Calc.$A$22]);CONCATENATE([$Calc.$B$22];[$Calc.$C$22]);IF(EXACT([.F17];[$Calc.$A$23]);CONCATENATE([$Calc.$B$23];[$Calc.$C$23]);IF(EXACT([.F17];[$Calc.$A$24]);CONCATENATE([$Calc.$B$24];[$Calc.$C$24]);IF(EXACT([.F17];[$Calc.$A$25]);CONCATENATE([$Calc.$B$25];[$Calc.$C$25]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17];[$Calc.$A$2]);COM.MICROSOFT.CEILING([$Calc.$B$2]*2.5;1);IF(EXACT([.F17];[$Calc.$A$3]);COM.MICROSOFT.CEILING([$Calc.B$3]*2.5;1);IF(EXACT([.F17];[$Calc.$A$4]);COM.MICROSOFT.CEILING([$Calc.$B$4]*2.5;1);IF(EXACT([.F17];[$Calc.$A$5]);COM.MICROSOFT.CEILING([$Calc.B$5]*2.5;1);IF(EXACT([.F17];[$Calc.$A$17]);COM.MICROSOFT.CEILING([$Calc.$B$17]*2.5;1);IF(EXACT([.F17];[$Calc.$A$7]);COM.MICROSOFT.CEILING([$Calc.$B$7]*2.5;1);IF(EXACT([.F17];[$Calc.$A$8]);COM.MICROSOFT.CEILING([$Calc.$B$8]*2.5;1);IF(EXACT([.F17];[$Calc.$A$9]);COM.MICROSOFT.CEILING([$Calc.$B$9]*2.5;1);IF(EXACT([.F17];[$Calc.$A$10]);COM.MICROSOFT.CEILING([$Calc.B$10]*2.5;1);IF(EXACT([.F17];[$Calc.$A$11]);COM.MICROSOFT.CEILING([$Calc.$B$11]*2.5;1);IF(EXACT([.F17];[$Calc.$A$12]);COM.MICROSOFT.CEILING([$Calc.$B$12]*2.5;1);IF(EXACT([.F17];[$Calc.$A$13]);COM.MICROSOFT.CEILING([$Calc.$B$13]*2.5;1);IF(EXACT([.F17];[$Calc.$A$14]);COM.MICROSOFT.CEILING([$Calc.$B$14]*2.5;1);IF(EXACT([.F17];[$Calc.$A$15]);COM.MICROSOFT.CEILING([$Calc.$B$15]*2.5;1);IF(EXACT([.F17];[$Calc.$A$16]);COM.MICROSOFT.CEILING([$Calc.$B$16]*2.5;1);IF(EXACT([.F17];[$Calc.$A$22]);COM.MICROSOFT.CEILING([$Calc.$B$22]*2.5;1);IF(EXACT([.F17];[$Calc.$A$23]);COM.MICROSOFT.CEILING([$Calc.$B$23]*2.5;1);IF(EXACT([.F17];[$Calc.$A$24]);COM.MICROSOFT.CEILING([$Calc.$B$24]*2.5;1);IF(EXACT([.F17];[$Calc.$A$25]);COM.MICROSOFT.CEILING([$Calc.$B$25]*2.5;1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17]+[.J17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Digital signature issue and Network issue at Kavumannam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17]" office:value-type="string" office:string-value="15-05–2023 10.15 am" calcext:value-type="string">
            <text:p>15-05–2023 10.15 am</text:p>
          </table:table-cell>
          <table:table-cell table:style-name="ce45" table:formula="of:=[.C19]" office:value-type="string" office:string-value="15-05–2023&#10;5.30  pm" calcext:value-type="string">
            <text:p>15-05–2023</text:p>
            <text:p>5.30 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18]=&quot;Halt&quot;; 125;IF([.E18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18]+[.L18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6">
          <table:covered-table-cell table:style-name="ce2"/>
          <table:covered-table-cell table:style-name="ce7"/>
          <table:table-cell table:style-name="ce45" office:value-type="string" calcext:value-type="string">
            <text:p>15-05–2023</text:p>
            <text:p>5.30  pm</text:p>
          </table:table-cell>
          <table:table-cell table:style-name="ce2" office:value-type="string" calcext:value-type="string">
            <text:p>15-05–2023</text:p>
            <text:p>7:00 pm</text:p>
          </table:table-cell>
          <table:table-cell table:style-name="ce2" table:formula="of:=[.F17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17];[.F19]))*AND(EXACT([.F17];[.E19]));[.G17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17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19]+[.J19]" office:value-type="float" office:value="40" calcext:value-type="float">
            <text:p>40</text:p>
          </table:table-cell>
          <table:table-cell table:style-name="ce2"/>
          <table:table-cell table:style-name="ce1" table:formula="of:=[.N17]+[.N18]+[.N19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2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7" office:value-type="string" calcext:value-type="string" table:number-columns-spanned="1" table:number-rows-spanned="21">
            <text:p>MUHAMMED YASEEN K C, Hand Hold Support Engineer, eDistrict, Scale of pay : 21000 , Headquarters : District Collectorte <text:s/>Wayanad</text:p>
          </table:table-cell>
          <table:table-cell table:style-name="ce45" office:value-type="string" calcext:value-type="string">
            <text:p>18-05-2023</text:p>
            <text:p>10.00 am</text:p>
          </table:table-cell>
          <table:table-cell table:style-name="ce2" office:value-type="string" calcext:value-type="string">
            <text:p>18-05-2023 11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47" table:formula="of:=IF(EXACT([.F20];[$Calc.$A$2]);CONCATENATE([$Calc.$B$2];[$Calc.$C$2]);IF(EXACT([.F20];[$Calc.$A$3]);CONCATENATE([$Calc.$B$3];[$Calc.$C$3]);IF(EXACT([.F20];[$Calc.$A$4]);CONCATENATE([$Calc.$B$4];[$Calc.$C$4]);IF(EXACT([.F20];[$Calc.$A$5]);CONCATENATE([$Calc.$B$5];[$Calc.$C$5]);IF(EXACT([.F20];[$Calc.$A$17]);CONCATENATE([$Calc.$B$17];[$Calc.$C$6]);IF(EXACT([.F20];[$Calc.$A$7]);CONCATENATE([$Calc.$B$7];[$Calc.$C$7]);IF(EXACT([.F20];[$Calc.$A$8]);CONCATENATE([$Calc.$B$8];[$Calc.$C$8]);IF(EXACT([.F20];[$Calc.$A$9]);CONCATENATE([$Calc.$B$9];[$Calc.$C$9]);IF(EXACT([.F20];[$Calc.$A$10]);CONCATENATE([$Calc.$B$10];[$Calc.$C$10]);IF(EXACT([.F20];[$Calc.$A$11]);CONCATENATE([$Calc.B$11];[$Calc.$C$11]);IF(EXACT([.F20];[$Calc.$A$12]);CONCATENATE([$Calc.$B$12];[$Calc.$C$12]);IF(EXACT([.F20];[$Calc.$A$13]);CONCATENATE([$Calc.$B$13];[$Calc.$C$13]);IF(EXACT([.F20];[$Calc.$A$14]);CONCATENATE([$Calc.$B$14];[$Calc.$C$14]);IF(EXACT([.F20];[$Calc.$A$15]);CONCATENATE([$Calc.$B$15];[$Calc.$C$15]);IF(EXACT([.F20];[$Calc.$A$16]);CONCATENATE([$Calc.$B$16];[$Calc.$C$16]);IF(EXACT([.F20];[$Calc.$A$22]);CONCATENATE([$Calc.$B$22];[$Calc.$C$22]);IF(EXACT([.F20];[$Calc.$A$23]);CONCATENATE([$Calc.$B$23];[$Calc.$C$23]);IF(EXACT([.F20];[$Calc.$A$24]);CONCATENATE([$Calc.$B$24];[$Calc.$C$24]);IF(EXACT([.F20];[$Calc.$A$25]);CONCATENATE([$Calc.$B$25];[$Calc.$C$25]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48" table:formula="of:=IF(EXACT([.F20];[$Calc.$A$2]);COM.MICROSOFT.CEILING([$Calc.$B$2]*2.5;1);IF(EXACT([.F20];[$Calc.$A$3]);COM.MICROSOFT.CEILING([$Calc.B$3]*2.5;1);IF(EXACT([.F20];[$Calc.$A$4]);COM.MICROSOFT.CEILING([$Calc.$B$4]*2.5;1);IF(EXACT([.F20];[$Calc.$A$5]);COM.MICROSOFT.CEILING([$Calc.B$5]*2.5;1);IF(EXACT([.F20];[$Calc.$A$17]);COM.MICROSOFT.CEILING([$Calc.$B$17]*2.5;1);IF(EXACT([.F20];[$Calc.$A$7]);COM.MICROSOFT.CEILING([$Calc.$B$7]*2.5;1);IF(EXACT([.F20];[$Calc.$A$8]);COM.MICROSOFT.CEILING([$Calc.$B$8]*2.5;1);IF(EXACT([.F20];[$Calc.$A$9]);COM.MICROSOFT.CEILING([$Calc.$B$9]*2.5;1);IF(EXACT([.F20];[$Calc.$A$10]);COM.MICROSOFT.CEILING([$Calc.B$10]*2.5;1);IF(EXACT([.F20];[$Calc.$A$11]);COM.MICROSOFT.CEILING([$Calc.$B$11]*2.5;1);IF(EXACT([.F20];[$Calc.$A$12]);COM.MICROSOFT.CEILING([$Calc.$B$12]*2.5;1);IF(EXACT([.F20];[$Calc.$A$13]);COM.MICROSOFT.CEILING([$Calc.$B$13]*2.5;1);IF(EXACT([.F20];[$Calc.$A$14]);COM.MICROSOFT.CEILING([$Calc.$B$14]*2.5;1);IF(EXACT([.F20];[$Calc.$A$15]);COM.MICROSOFT.CEILING([$Calc.$B$15]*2.5;1);IF(EXACT([.F20];[$Calc.$A$16]);COM.MICROSOFT.CEILING([$Calc.$B$16]*2.5;1);IF(EXACT([.F20];[$Calc.$A$22]);COM.MICROSOFT.CEILING([$Calc.$B$22]*2.5;1);IF(EXACT([.F20];[$Calc.$A$23]);COM.MICROSOFT.CEILING([$Calc.$B$23]*2.5;1);IF(EXACT([.F20];[$Calc.$A$24]);COM.MICROSOFT.CEILING([$Calc.$B$24]*2.5;1);IF(EXACT([.F20];[$Calc.$A$25]);COM.MICROSOFT.CEILING([$Calc.$B$25]*2.5;1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20]+[.J20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<text:s/>software support at Kavumannam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3">
          <table:covered-table-cell table:style-name="ce2"/>
          <table:covered-table-cell table:style-name="ce7"/>
          <table:table-cell table:style-name="ce2" table:formula="of:=[.D20]" office:value-type="string" office:string-value="18-05-2023 11.00 am" calcext:value-type="string">
            <text:p>18-05-2023 11.00 am</text:p>
          </table:table-cell>
          <table:table-cell table:style-name="ce45" table:formula="of:=[.C22]" office:value-type="string" office:string-value="18-05-2023&#10;5.30  pm" calcext:value-type="string">
            <text:p>18-05-2023</text:p>
            <text:p>5.30 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21]=&quot;Halt&quot;; 125;IF([.E21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21]+[.L21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4">
          <table:covered-table-cell table:style-name="ce2"/>
          <table:covered-table-cell table:style-name="ce7"/>
          <table:table-cell table:style-name="ce45" office:value-type="string" calcext:value-type="string">
            <text:p>18-05-2023</text:p>
            <text:p>5.30  pm</text:p>
          </table:table-cell>
          <table:table-cell table:style-name="ce2" office:value-type="string" calcext:value-type="string">
            <text:p>18-05-2023</text:p>
            <text:p>6:30 pm</text:p>
          </table:table-cell>
          <table:table-cell table:style-name="ce2" table:formula="of:=[.F20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47" table:formula="of:=IF((EXACT([.E20];[.F22]))*AND(EXACT([.F20];[.E22]));[.G20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48" table:formula="of:=[.J20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22]+[.J22]" office:value-type="float" office:value="40" calcext:value-type="float">
            <text:p>40</text:p>
          </table:table-cell>
          <table:table-cell table:style-name="ce2"/>
          <table:table-cell table:style-name="ce1" table:formula="of:=[.N20]+[.N21]+[.N22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5">
          <table:table-cell table:style-name="ce2" office:value-type="float" office:value="7" calcext:value-type="float" table:number-columns-spanned="1" table:number-rows-spanned="3">
            <text:p>7</text:p>
          </table:table-cell>
          <table:covered-table-cell table:style-name="ce7"/>
          <table:table-cell table:style-name="ce45" office:value-type="string" calcext:value-type="string">
            <text:p>20-05-2023</text:p>
            <text:p>9.30 am</text:p>
          </table:table-cell>
          <table:table-cell table:style-name="ce2" office:value-type="string" calcext:value-type="string">
            <text:p>20-05-2023</text:p>
            <text:p>10-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47" table:formula="of:=IF(EXACT([.F23];[$Calc.$A$2]);CONCATENATE([$Calc.$B$2];[$Calc.$C$2]);IF(EXACT([.F23];[$Calc.$A$3]);CONCATENATE([$Calc.$B$3];[$Calc.$C$3]);IF(EXACT([.F23];[$Calc.$A$4]);CONCATENATE([$Calc.$B$4];[$Calc.$C$4]);IF(EXACT([.F23];[$Calc.$A$5]);CONCATENATE([$Calc.$B$5];[$Calc.$C$5]);IF(EXACT([.F23];[$Calc.$A$17]);CONCATENATE([$Calc.$B$17];[$Calc.$C$6]);IF(EXACT([.F23];[$Calc.$A$7]);CONCATENATE([$Calc.$B$7];[$Calc.$C$7]);IF(EXACT([.F23];[$Calc.$A$8]);CONCATENATE([$Calc.$B$8];[$Calc.$C$8]);IF(EXACT([.F23];[$Calc.$A$9]);CONCATENATE([$Calc.$B$9];[$Calc.$C$9]);IF(EXACT([.F23];[$Calc.$A$10]);CONCATENATE([$Calc.$B$10];[$Calc.$C$10]);IF(EXACT([.F23];[$Calc.$A$11]);CONCATENATE([$Calc.B$11];[$Calc.$C$11]);IF(EXACT([.F23];[$Calc.$A$12]);CONCATENATE([$Calc.$B$12];[$Calc.$C$12]);IF(EXACT([.F23];[$Calc.$A$13]);CONCATENATE([$Calc.$B$13];[$Calc.$C$13]);IF(EXACT([.F23];[$Calc.$A$14]);CONCATENATE([$Calc.$B$14];[$Calc.$C$14]);IF(EXACT([.F23];[$Calc.$A$15]);CONCATENATE([$Calc.$B$15];[$Calc.$C$15]);IF(EXACT([.F23];[$Calc.$A$16]);CONCATENATE([$Calc.$B$16];[$Calc.$C$16]);IF(EXACT([.F23];[$Calc.$A$22]);CONCATENATE([$Calc.$B$22];[$Calc.$C$22]);IF(EXACT([.F23];[$Calc.$A$23]);CONCATENATE([$Calc.$B$23];[$Calc.$C$23]);IF(EXACT([.F23];[$Calc.$A$24]);CONCATENATE([$Calc.$B$24];[$Calc.$C$24]);IF(EXACT([.F23];[$Calc.$A$25]);CONCATENATE([$Calc.$B$25];[$Calc.$C$25]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48" table:formula="of:=IF(EXACT([.F23];[$Calc.$A$2]);COM.MICROSOFT.CEILING([$Calc.$B$2]*2.5;1);IF(EXACT([.F23];[$Calc.$A$3]);COM.MICROSOFT.CEILING([$Calc.B$3]*2.5;1);IF(EXACT([.F23];[$Calc.$A$4]);COM.MICROSOFT.CEILING([$Calc.$B$4]*2.5;1);IF(EXACT([.F23];[$Calc.$A$5]);COM.MICROSOFT.CEILING([$Calc.B$5]*2.5;1);IF(EXACT([.F23];[$Calc.$A$17]);COM.MICROSOFT.CEILING([$Calc.$B$17]*2.5;1);IF(EXACT([.F23];[$Calc.$A$7]);COM.MICROSOFT.CEILING([$Calc.$B$7]*2.5;1);IF(EXACT([.F23];[$Calc.$A$8]);COM.MICROSOFT.CEILING([$Calc.$B$8]*2.5;1);IF(EXACT([.F23];[$Calc.$A$9]);COM.MICROSOFT.CEILING([$Calc.$B$9]*2.5;1);IF(EXACT([.F23];[$Calc.$A$10]);COM.MICROSOFT.CEILING([$Calc.B$10]*2.5;1);IF(EXACT([.F23];[$Calc.$A$11]);COM.MICROSOFT.CEILING([$Calc.$B$11]*2.5;1);IF(EXACT([.F23];[$Calc.$A$12]);COM.MICROSOFT.CEILING([$Calc.$B$12]*2.5;1);IF(EXACT([.F23];[$Calc.$A$13]);COM.MICROSOFT.CEILING([$Calc.$B$13]*2.5;1);IF(EXACT([.F23];[$Calc.$A$14]);COM.MICROSOFT.CEILING([$Calc.$B$14]*2.5;1);IF(EXACT([.F23];[$Calc.$A$15]);COM.MICROSOFT.CEILING([$Calc.$B$15]*2.5;1);IF(EXACT([.F23];[$Calc.$A$16]);COM.MICROSOFT.CEILING([$Calc.$B$16]*2.5;1);IF(EXACT([.F23];[$Calc.$A$22]);COM.MICROSOFT.CEILING([$Calc.$B$22]*2.5;1);IF(EXACT([.F23];[$Calc.$A$23]);COM.MICROSOFT.CEILING([$Calc.$B$23]*2.5;1);IF(EXACT([.F23];[$Calc.$A$24]);COM.MICROSOFT.CEILING([$Calc.$B$24]*2.5;1);IF(EXACT([.F23];[$Calc.$A$25]);COM.MICROSOFT.CEILING([$Calc.$B$25]*2.5;1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23]+[.J23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Digital signature issue at Kavumannam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6">
          <table:covered-table-cell table:style-name="ce2"/>
          <table:covered-table-cell table:style-name="ce7"/>
          <table:table-cell table:style-name="ce2" table:formula="of:=[.D23]" office:value-type="string" office:string-value="20-05-2023&#10;10-30 am" calcext:value-type="string">
            <text:p>20-05-2023</text:p>
            <text:p>10-30 am</text:p>
          </table:table-cell>
          <table:table-cell table:style-name="ce45" table:formula="of:=[.C25]" office:value-type="string" office:string-value="20-05-2023&#10;5.30 pm" calcext:value-type="string">
            <text:p>20-05-2023</text:p>
            <text:p>5.3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24]=&quot;Halt&quot;; 125;IF([.E24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24]+[.L24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8">
          <table:covered-table-cell table:style-name="ce2"/>
          <table:covered-table-cell table:style-name="ce7"/>
          <table:table-cell table:style-name="ce45" office:value-type="string" calcext:value-type="string">
            <text:p>20-05-2023</text:p>
            <text:p>5.30 pm</text:p>
          </table:table-cell>
          <table:table-cell table:style-name="ce2" office:value-type="string" calcext:value-type="string">
            <text:p>20-05-2023</text:p>
            <text:p>6:30 pm</text:p>
          </table:table-cell>
          <table:table-cell table:style-name="ce2" table:formula="of:=[.F23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47" table:formula="of:=IF((EXACT([.E23];[.F25]))*AND(EXACT([.F23];[.E25]));[.G23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48" table:formula="of:=[.J23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25]+[.J25]" office:value-type="float" office:value="40" calcext:value-type="float">
            <text:p>40</text:p>
          </table:table-cell>
          <table:table-cell table:style-name="ce2"/>
          <table:table-cell table:style-name="ce1" table:formula="of:=[.N23]+[.N24]+[.N25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6">
          <table:table-cell table:style-name="ce2" office:value-type="float" office:value="8" calcext:value-type="float" table:number-columns-spanned="1" table:number-rows-spanned="3">
            <text:p>8</text:p>
          </table:table-cell>
          <table:covered-table-cell table:style-name="ce7"/>
          <table:table-cell table:style-name="ce45" office:value-type="string" calcext:value-type="string">
            <text:p>25-05-2023</text:p>
            <text:p>09:15 am</text:p>
          </table:table-cell>
          <table:table-cell table:style-name="ce2" office:value-type="string" calcext:value-type="string">
            <text:p>25-05-2023</text:p>
            <text:p>10: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achooranam</text:p>
          </table:table-cell>
          <table:table-cell table:style-name="ce2" table:formula="of:=IF(EXACT([.F26];[$Calc.$A$2]);CONCATENATE([$Calc.$B$2];[$Calc.$C$2]);IF(EXACT([.F26];[$Calc.$A$3]);CONCATENATE([$Calc.$B$3];[$Calc.$C$3]);IF(EXACT([.F26];[$Calc.$A$4]);CONCATENATE([$Calc.$B$4];[$Calc.$C$4]);IF(EXACT([.F26];[$Calc.$A$5]);CONCATENATE([$Calc.$B$5];[$Calc.$C$5]);IF(EXACT([.F26];[$Calc.$A$17]);CONCATENATE([$Calc.$B$17];[$Calc.$C$6]);IF(EXACT([.F26];[$Calc.$A$7]);CONCATENATE([$Calc.$B$7];[$Calc.$C$7]);IF(EXACT([.F26];[$Calc.$A$8]);CONCATENATE([$Calc.$B$8];[$Calc.$C$8]);IF(EXACT([.F26];[$Calc.$A$9]);CONCATENATE([$Calc.$B$9];[$Calc.$C$9]);IF(EXACT([.F26];[$Calc.$A$10]);CONCATENATE([$Calc.$B$10];[$Calc.$C$10]);IF(EXACT([.F26];[$Calc.$A$11]);CONCATENATE([$Calc.B$11];[$Calc.$C$11]);IF(EXACT([.F26];[$Calc.$A$12]);CONCATENATE([$Calc.$B$12];[$Calc.$C$12]);IF(EXACT([.F26];[$Calc.$A$13]);CONCATENATE([$Calc.$B$13];[$Calc.$C$13]);IF(EXACT([.F26];[$Calc.$A$14]);CONCATENATE([$Calc.$B$14];[$Calc.$C$14]);IF(EXACT([.F26];[$Calc.$A$15]);CONCATENATE([$Calc.$B$15];[$Calc.$C$15]);IF(EXACT([.F26];[$Calc.$A$16]);CONCATENATE([$Calc.$B$16];[$Calc.$C$16]);IF(EXACT([.F26];[$Calc.$A$22]);CONCATENATE([$Calc.$B$22];[$Calc.$C$22]);IF(EXACT([.F26];[$Calc.$A$23]);CONCATENATE([$Calc.$B$23];[$Calc.$C$23]);IF(EXACT([.F26];[$Calc.$A$24]);CONCATENATE([$Calc.$B$24];[$Calc.$C$24]);IF(EXACT([.F26];[$Calc.$A$25]);CONCATENATE([$Calc.$B$25];[$Calc.$C$25]))))))))))))))))))))" office:value-type="string" office:string-value="10 Km By Bus" calcext:value-type="string">
            <text:p>10 Km By Bus</text:p>
          </table:table-cell>
          <table:table-cell table:style-name="ce49"/>
          <table:table-cell table:style-name="ce2"/>
          <table:table-cell table:style-name="ce2" table:formula="of:=IF(EXACT([.F26];[$Calc.$A$2]);COM.MICROSOFT.CEILING([$Calc.$B$2]*2.5;1);IF(EXACT([.F26];[$Calc.$A$3]);COM.MICROSOFT.CEILING([$Calc.B$3]*2.5;1);IF(EXACT([.F26];[$Calc.$A$4]);COM.MICROSOFT.CEILING([$Calc.$B$4]*2.5;1);IF(EXACT([.F26];[$Calc.$A$5]);COM.MICROSOFT.CEILING([$Calc.B$5]*2.5;1);IF(EXACT([.F26];[$Calc.$A$17]);COM.MICROSOFT.CEILING([$Calc.$B$17]*2.5;1);IF(EXACT([.F26];[$Calc.$A$7]);COM.MICROSOFT.CEILING([$Calc.$B$7]*2.5;1);IF(EXACT([.F26];[$Calc.$A$8]);COM.MICROSOFT.CEILING([$Calc.$B$8]*2.5;1);IF(EXACT([.F26];[$Calc.$A$9]);COM.MICROSOFT.CEILING([$Calc.$B$9]*2.5;1);IF(EXACT([.F26];[$Calc.$A$10]);COM.MICROSOFT.CEILING([$Calc.B$10]*2.5;1);IF(EXACT([.F26];[$Calc.$A$11]);COM.MICROSOFT.CEILING([$Calc.$B$11]*2.5;1);IF(EXACT([.F26];[$Calc.$A$12]);COM.MICROSOFT.CEILING([$Calc.$B$12]*2.5;1);IF(EXACT([.F26];[$Calc.$A$13]);COM.MICROSOFT.CEILING([$Calc.$B$13]*2.5;1);IF(EXACT([.F26];[$Calc.$A$14]);COM.MICROSOFT.CEILING([$Calc.$B$14]*2.5;1);IF(EXACT([.F26];[$Calc.$A$15]);COM.MICROSOFT.CEILING([$Calc.$B$15]*2.5;1);IF(EXACT([.F26];[$Calc.$A$16]);COM.MICROSOFT.CEILING([$Calc.$B$16]*2.5;1);IF(EXACT([.F26];[$Calc.$A$22]);COM.MICROSOFT.CEILING([$Calc.$B$22]*2.5;1);IF(EXACT([.F26];[$Calc.$A$23]);COM.MICROSOFT.CEILING([$Calc.$B$23]*2.5;1);IF(EXACT([.F26];[$Calc.$A$24]);COM.MICROSOFT.CEILING([$Calc.$B$24]*2.5;1);IF(EXACT([.F26];[$Calc.$A$25]);COM.MICROSOFT.CEILING([$Calc.$B$25]*2.5;1))))))))))))))))))))" office:value-type="float" office:value="25" calcext:value-type="float">
            <text:p>25</text:p>
          </table:table-cell>
          <table:table-cell table:style-name="ce2" table:number-columns-repeated="3"/>
          <table:table-cell table:style-name="ce2" table:formula="of:=[.I26]+[.J26]" office:value-type="float" office:value="25" calcext:value-type="float">
            <text:p>2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eOffice training at Achooranam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7">
          <table:covered-table-cell table:style-name="ce2"/>
          <table:covered-table-cell table:style-name="ce7"/>
          <table:table-cell table:style-name="ce2" table:formula="of:=[.D26]" office:value-type="string" office:string-value="25-05-2023&#10;10:00 am" calcext:value-type="string">
            <text:p>25-05-2023</text:p>
            <text:p>10:00 am</text:p>
          </table:table-cell>
          <table:table-cell table:style-name="ce45" table:formula="of:=[.C28]" office:value-type="string" office:string-value="25-05-2023&#10;5.00 pm" calcext:value-type="string">
            <text:p>25-05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27]=&quot;Halt&quot;; 125;IF([.E27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27]+[.L27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8">
          <table:covered-table-cell table:style-name="ce2"/>
          <table:covered-table-cell table:style-name="ce7"/>
          <table:table-cell table:style-name="ce45" office:value-type="string" calcext:value-type="string">
            <text:p>25-05-2023</text:p>
            <text:p>5.00 pm</text:p>
          </table:table-cell>
          <table:table-cell table:style-name="ce2" office:value-type="string" calcext:value-type="string">
            <text:p>25-05-2023</text:p>
            <text:p>5:45 pm</text:p>
          </table:table-cell>
          <table:table-cell table:style-name="ce2" table:formula="of:=[.F26]" office:value-type="string" office:string-value="achooranam" calcext:value-type="string">
            <text:p>achooranam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26];[.F28]))*AND(EXACT([.F26];[.E28]));[.G26];&quot;Enter the Value&quot;)" office:value-type="string" office:string-value="10 Km By Bus" calcext:value-type="string">
            <text:p>10 Km By Bus</text:p>
          </table:table-cell>
          <table:table-cell table:style-name="ce2" table:number-columns-repeated="2"/>
          <table:table-cell table:style-name="ce2" table:formula="of:=[.J26]" office:value-type="float" office:value="25" calcext:value-type="float">
            <text:p>25</text:p>
          </table:table-cell>
          <table:table-cell table:style-name="ce2" table:number-columns-repeated="3"/>
          <table:table-cell table:style-name="ce2" table:formula="of:=[.I28]+[.J28]" office:value-type="float" office:value="25" calcext:value-type="float">
            <text:p>25</text:p>
          </table:table-cell>
          <table:table-cell table:style-name="ce2"/>
          <table:table-cell table:style-name="ce1" table:formula="of:=[.N26]+[.N27]+[.N28]" office:value-type="float" office:value="175" calcext:value-type="float">
            <text:p>1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9">
          <table:table-cell table:style-name="ce2" office:value-type="float" office:value="9" calcext:value-type="float" table:number-columns-spanned="1" table:number-rows-spanned="3">
            <text:p>9</text:p>
          </table:table-cell>
          <table:covered-table-cell table:style-name="ce7"/>
          <table:table-cell table:style-name="ce45" office:value-type="string" calcext:value-type="string">
            <text:p>27-05-2023</text:p>
            <text:p>9:00 am</text:p>
          </table:table-cell>
          <table:table-cell table:style-name="ce2" office:value-type="string" calcext:value-type="string">
            <text:p>27-05-2023</text:p>
            <text:p>10:15 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Thariyode VO</text:p>
          </table:table-cell>
          <table:table-cell table:style-name="ce2" table:formula="of:=IF(EXACT([.F29];[$Calc.$A$2]);CONCATENATE([$Calc.$B$2];[$Calc.$C$2]);IF(EXACT([.F29];[$Calc.$A$3]);CONCATENATE([$Calc.$B$3];[$Calc.$C$3]);IF(EXACT([.F29];[$Calc.$A$4]);CONCATENATE([$Calc.$B$4];[$Calc.$C$4]);IF(EXACT([.F29];[$Calc.$A$5]);CONCATENATE([$Calc.$B$5];[$Calc.$C$5]);IF(EXACT([.F29];[$Calc.$A$17]);CONCATENATE([$Calc.$B$17];[$Calc.$C$6]);IF(EXACT([.F29];[$Calc.$A$7]);CONCATENATE([$Calc.$B$7];[$Calc.$C$7]);IF(EXACT([.F29];[$Calc.$A$8]);CONCATENATE([$Calc.$B$8];[$Calc.$C$8]);IF(EXACT([.F29];[$Calc.$A$9]);CONCATENATE([$Calc.$B$9];[$Calc.$C$9]);IF(EXACT([.F29];[$Calc.$A$10]);CONCATENATE([$Calc.$B$10];[$Calc.$C$10]);IF(EXACT([.F29];[$Calc.$A$11]);CONCATENATE([$Calc.B$11];[$Calc.$C$11]);IF(EXACT([.F29];[$Calc.$A$12]);CONCATENATE([$Calc.$B$12];[$Calc.$C$12]);IF(EXACT([.F29];[$Calc.$A$13]);CONCATENATE([$Calc.$B$13];[$Calc.$C$13]);IF(EXACT([.F29];[$Calc.$A$14]);CONCATENATE([$Calc.$B$14];[$Calc.$C$14]);IF(EXACT([.F29];[$Calc.$A$15]);CONCATENATE([$Calc.$B$15];[$Calc.$C$15]);IF(EXACT([.F29];[$Calc.$A$16]);CONCATENATE([$Calc.$B$16];[$Calc.$C$16]);IF(EXACT([.F29];calc!#REF!);CONCATENATE(calc!#REF!;[$Calc.$C$17]);IF(EXACT([.F29];[$Calc.$A$18]);CONCATENATE([$Calc.$B$18];[$Calc.$C$18]);IF(EXACT([.F29];[$Calc.$A$22]);CONCATENATE([$Calc.$B$22];[$Calc.$C$22]);IF(EXACT([.F29];[$Calc.$A$23]);CONCATENATE([$Calc.$B$23];[$Calc.$C$23]);IF(EXACT([.F29];[$Calc.$A$24]);CONCATENATE([$Calc.$B$24];[$Calc.$C$24]);IF(EXACT([.F29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29];[$Calc.$A$2]);COM.MICROSOFT.CEILING([$Calc.$B$2]*2.5;1);IF(EXACT([.F29];[$Calc.$A$3]);COM.MICROSOFT.CEILING([$Calc.B$3]*2.5;1);IF(EXACT([.F29];[$Calc.$A$4]);COM.MICROSOFT.CEILING([$Calc.$B$4]*2.5;1);IF(EXACT([.F29];[$Calc.$A$5]);COM.MICROSOFT.CEILING([$Calc.B$5]*2.5;1);IF(EXACT([.F29];[$Calc.$A$17]);COM.MICROSOFT.CEILING([$Calc.$B$17]*2.5;1);IF(EXACT([.F29];[$Calc.$A$7]);COM.MICROSOFT.CEILING([$Calc.$B$7]*2.5;1);IF(EXACT([.F29];[$Calc.$A$8]);COM.MICROSOFT.CEILING([$Calc.$B$8]*2.5;1);IF(EXACT([.F29];[$Calc.$A$9]);COM.MICROSOFT.CEILING([$Calc.$B$9]*2.5;1);IF(EXACT([.F29];[$Calc.$A$10]);COM.MICROSOFT.CEILING([$Calc.B$10]*2.5;1);IF(EXACT([.F29];[$Calc.$A$11]);COM.MICROSOFT.CEILING([$Calc.$B$11]*2.5;1);IF(EXACT([.F29];[$Calc.$A$12]);COM.MICROSOFT.CEILING([$Calc.$B$12]*2.5;1);IF(EXACT([.F29];[$Calc.$A$13]);COM.MICROSOFT.CEILING([$Calc.$B$13]*2.5;1);IF(EXACT([.F29];[$Calc.$A$14]);COM.MICROSOFT.CEILING([$Calc.$B$14]*2.5;1);IF(EXACT([.F29];[$Calc.$A$15]);COM.MICROSOFT.CEILING([$Calc.$B$15]*2.5;1);IF(EXACT([.F29];[$Calc.$A$16]);COM.MICROSOFT.CEILING([$Calc.$B$16]*2.5;1);IF(EXACT([.F29];calc!#REF!);COM.MICROSOFT.CEILING(calc!#REF!*2.5;1);IF(EXACT([.F29];[$Calc.$A$18]);COM.MICROSOFT.CEILING([$Calc.$B$18]*2.5;1);IF(EXACT([.F29];[$Calc.$A$22]);COM.MICROSOFT.CEILING([$Calc.$B$22]*2.5;1);IF(EXACT([.F29];[$Calc.$A$23]);COM.MICROSOFT.CEILING([$Calc.$B$23]*2.5;1);IF(EXACT([.F29];[$Calc.$A$24]);COM.MICROSOFT.CEILING([$Calc.$B$24]*2.5;1);IF(EXACT([.F29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29]+[.J29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oftware training at Thariyode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8">
          <table:covered-table-cell table:style-name="ce2"/>
          <table:covered-table-cell table:style-name="ce7"/>
          <table:table-cell table:style-name="ce2" table:formula="of:=[.D29]" office:value-type="string" office:string-value="27-05-2023&#10;10:15  am" calcext:value-type="string">
            <text:p>27-05-2023</text:p>
            <text:p>10:15  am</text:p>
          </table:table-cell>
          <table:table-cell table:style-name="ce45" table:formula="of:=[.C31]" office:value-type="string" office:string-value="27-05-2023&#10;5:00 pm" calcext:value-type="string">
            <text:p>27-05-2023</text:p>
            <text:p>5: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30]=&quot;Halt&quot;; 125;IF([.E30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30]+[.L30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20">
          <table:covered-table-cell table:style-name="ce2"/>
          <table:covered-table-cell table:style-name="ce7"/>
          <table:table-cell table:style-name="ce45" office:value-type="string" calcext:value-type="string">
            <text:p>27-05-2023</text:p>
            <text:p>5:00 pm</text:p>
          </table:table-cell>
          <table:table-cell table:style-name="ce2" office:value-type="string" calcext:value-type="string">
            <text:p>27-05-2023</text:p>
            <text:p>6:00 pm</text:p>
          </table:table-cell>
          <table:table-cell table:style-name="ce2" table:formula="of:=[.F29]" office:value-type="string" office:string-value="Thariyode VO" calcext:value-type="string">
            <text:p>Thariyode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29];[.F31]))*AND(EXACT([.F29];[.E31]));[.G29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29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31]+[.J31]" office:value-type="float" office:value="40" calcext:value-type="float">
            <text:p>40</text:p>
          </table:table-cell>
          <table:table-cell table:style-name="ce2"/>
          <table:table-cell table:style-name="ce1" table:formula="of:=[.N29]+[.N30]+[.N31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5">
          <table:table-cell table:style-name="ce2" office:value-type="float" office:value="10" calcext:value-type="float" table:number-columns-spanned="1" table:number-rows-spanned="3">
            <text:p>10</text:p>
          </table:table-cell>
          <table:covered-table-cell table:style-name="ce7"/>
          <table:table-cell table:style-name="ce45" office:value-type="string" calcext:value-type="string">
            <text:p>28-05-2023</text:p>
            <text:p>09:00 am</text:p>
          </table:table-cell>
          <table:table-cell table:style-name="ce2" office:value-type="string" calcext:value-type="string">
            <text:p>28-05-2023</text:p>
            <text:p>10: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Sulthan bathery</text:p>
          </table:table-cell>
          <table:table-cell table:style-name="ce2" table:formula="of:=IF(EXACT([.F32];[$Calc.$A$2]);CONCATENATE([$Calc.$B$2];[$Calc.$C$2]);IF(EXACT([.F32];[$Calc.$A$3]);CONCATENATE([$Calc.$B$3];[$Calc.$C$3]);IF(EXACT([.F32];[$Calc.$A$4]);CONCATENATE([$Calc.$B$4];[$Calc.$C$4]);IF(EXACT([.F32];[$Calc.$A$5]);CONCATENATE([$Calc.$B$5];[$Calc.$C$5]);IF(EXACT([.F32];[$Calc.$A$17]);CONCATENATE([$Calc.$B$17];[$Calc.$C$6]);IF(EXACT([.F32];[$Calc.$A$7]);CONCATENATE([$Calc.$B$7];[$Calc.$C$7]);IF(EXACT([.F32];[$Calc.$A$8]);CONCATENATE([$Calc.$B$8];[$Calc.$C$8]);IF(EXACT([.F32];[$Calc.$A$9]);CONCATENATE([$Calc.$B$9];[$Calc.$C$9]);IF(EXACT([.F32];[$Calc.$A$10]);CONCATENATE([$Calc.$B$10];[$Calc.$C$10]);IF(EXACT([.F32];[$Calc.$A$11]);CONCATENATE([$Calc.B$11];[$Calc.$C$11]);IF(EXACT([.F32];[$Calc.$A$12]);CONCATENATE([$Calc.$B$12];[$Calc.$C$12]);IF(EXACT([.F32];[$Calc.$A$13]);CONCATENATE([$Calc.$B$13];[$Calc.$C$13]);IF(EXACT([.F32];[$Calc.$A$14]);CONCATENATE([$Calc.$B$14];[$Calc.$C$14]);IF(EXACT([.F32];[$Calc.$A$15]);CONCATENATE([$Calc.$B$15];[$Calc.$C$15]);IF(EXACT([.F32];[$Calc.$A$16]);CONCATENATE([$Calc.$B$16];[$Calc.$C$16]);IF(EXACT([.F32];calc!#REF!);CONCATENATE(calc!#REF!;[$Calc.$C$17]);IF(EXACT([.F32];[$Calc.$A$18]);CONCATENATE([$Calc.$B$18];[$Calc.$C$18]);IF(EXACT([.F32];[$Calc.$A$22]);CONCATENATE([$Calc.$B$22];[$Calc.$C$22]);IF(EXACT([.F32];[$Calc.$A$23]);CONCATENATE([$Calc.$B$23];[$Calc.$C$23]);IF(EXACT([.F32];[$Calc.$A$24]);CONCATENATE([$Calc.$B$24];[$Calc.$C$24]);IF(EXACT([.F32];[$Calc.$A$25]);CONCATENATE([$Calc.$B$25];[$Calc.$C$25]))))))))))))))))))))))" office:value-type="string" office:string-value="27 Km By Bus" calcext:value-type="string">
            <text:p>27 Km By Bus</text:p>
          </table:table-cell>
          <table:table-cell table:style-name="ce49"/>
          <table:table-cell table:style-name="ce2"/>
          <table:table-cell table:style-name="ce2" table:formula="of:=IF(EXACT([.F32];[$Calc.$A$2]);COM.MICROSOFT.CEILING([$Calc.$B$2]*2.5;1);IF(EXACT([.F32];[$Calc.$A$3]);COM.MICROSOFT.CEILING([$Calc.B$3]*2.5;1);IF(EXACT([.F32];[$Calc.$A$4]);COM.MICROSOFT.CEILING([$Calc.$B$4]*2.5;1);IF(EXACT([.F32];[$Calc.$A$5]);COM.MICROSOFT.CEILING([$Calc.B$5]*2.5;1);IF(EXACT([.F32];[$Calc.$A$17]);COM.MICROSOFT.CEILING([$Calc.$B$17]*2.5;1);IF(EXACT([.F32];[$Calc.$A$7]);COM.MICROSOFT.CEILING([$Calc.$B$7]*2.5;1);IF(EXACT([.F32];[$Calc.$A$8]);COM.MICROSOFT.CEILING([$Calc.$B$8]*2.5;1);IF(EXACT([.F32];[$Calc.$A$9]);COM.MICROSOFT.CEILING([$Calc.$B$9]*2.5;1);IF(EXACT([.F32];[$Calc.$A$10]);COM.MICROSOFT.CEILING([$Calc.B$10]*2.5;1);IF(EXACT([.F32];[$Calc.$A$11]);COM.MICROSOFT.CEILING([$Calc.$B$11]*2.5;1);IF(EXACT([.F32];[$Calc.$A$12]);COM.MICROSOFT.CEILING([$Calc.$B$12]*2.5;1);IF(EXACT([.F32];[$Calc.$A$13]);COM.MICROSOFT.CEILING([$Calc.$B$13]*2.5;1);IF(EXACT([.F32];[$Calc.$A$14]);COM.MICROSOFT.CEILING([$Calc.$B$14]*2.5;1);IF(EXACT([.F32];[$Calc.$A$15]);COM.MICROSOFT.CEILING([$Calc.$B$15]*2.5;1);IF(EXACT([.F32];[$Calc.$A$16]);COM.MICROSOFT.CEILING([$Calc.$B$16]*2.5;1);IF(EXACT([.F32];calc!#REF!);COM.MICROSOFT.CEILING(calc!#REF!*2.5;1);IF(EXACT([.F32];[$Calc.$A$18]);COM.MICROSOFT.CEILING([$Calc.$B$18]*2.5;1);IF(EXACT([.F32];[$Calc.$A$22]);COM.MICROSOFT.CEILING([$Calc.$B$22]*2.5;1);IF(EXACT([.F32];[$Calc.$A$23]);COM.MICROSOFT.CEILING([$Calc.$B$23]*2.5;1);IF(EXACT([.F32];[$Calc.$A$24]);COM.MICROSOFT.CEILING([$Calc.$B$24]*2.5;1);IF(EXACT([.F32];[$Calc.$A$25]);COM.MICROSOFT.CEILING([$Calc.$B$25]*2.5;1))))))))))))))))))))))" office:value-type="float" office:value="68" calcext:value-type="float">
            <text:p>68</text:p>
          </table:table-cell>
          <table:table-cell table:style-name="ce2" table:number-columns-repeated="3"/>
          <table:table-cell table:style-name="ce2" table:formula="of:=[.I32]+[.J32]" office:value-type="float" office:value="68" calcext:value-type="float">
            <text:p>68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Adhalath duty at Sulthan bathery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5">
          <table:covered-table-cell table:style-name="ce2"/>
          <table:covered-table-cell table:style-name="ce7"/>
          <table:table-cell table:style-name="ce2" table:formula="of:=[.D32]" office:value-type="string" office:string-value="28-05-2023&#10;10:00 am" calcext:value-type="string">
            <text:p>28-05-2023</text:p>
            <text:p>10:00 am</text:p>
          </table:table-cell>
          <table:table-cell table:style-name="ce45" table:formula="of:=[.C34]" office:value-type="string" office:string-value="28-05-2023&#10;5.00 pm" calcext:value-type="string">
            <text:p>28-05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33]=&quot;Halt&quot;; 125;IF([.E33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33]+[.L33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9"/>
          <table:table-cell table:style-name="ce45" office:value-type="string" calcext:value-type="string">
            <text:p>28-05-2023</text:p>
            <text:p>5.00 pm</text:p>
          </table:table-cell>
          <table:table-cell table:style-name="ce2" office:value-type="string" calcext:value-type="string">
            <text:p>28-05-2023</text:p>
            <text:p>6:00 pm</text:p>
          </table:table-cell>
          <table:table-cell table:style-name="ce2" table:formula="of:=[.F32]" office:value-type="string" office:string-value="Sulthan bathery" calcext:value-type="string">
            <text:p>Sulthan bathery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32];[.F34]))*AND(EXACT([.F32];[.E34]));[.G32];&quot;Enter the Value&quot;)" office:value-type="string" office:string-value="27 Km By Bus" calcext:value-type="string">
            <text:p>27 Km By Bus</text:p>
          </table:table-cell>
          <table:table-cell table:style-name="ce2" table:number-columns-repeated="2"/>
          <table:table-cell table:style-name="ce2" table:formula="of:=[.J32]" office:value-type="float" office:value="68" calcext:value-type="float">
            <text:p>68</text:p>
          </table:table-cell>
          <table:table-cell table:style-name="ce2" table:number-columns-repeated="3"/>
          <table:table-cell table:style-name="ce2" table:formula="of:=[.I34]+[.J34]" office:value-type="float" office:value="68" calcext:value-type="float">
            <text:p>68</text:p>
          </table:table-cell>
          <table:table-cell table:style-name="ce2"/>
          <table:table-cell table:style-name="ce1" table:formula="of:=[.N32]+[.N33]+[.N34]" office:value-type="float" office:value="261" calcext:value-type="float">
            <text:p>261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1">
          <table:table-cell table:style-name="ce2" office:value-type="float" office:value="11" calcext:value-type="float" table:number-columns-spanned="1" table:number-rows-spanned="3">
            <text:p>11</text:p>
          </table:table-cell>
          <table:covered-table-cell table:style-name="ce9"/>
          <table:table-cell table:style-name="ce45" office:value-type="string" calcext:value-type="string">
            <text:p>29-05-2023</text:p>
            <text:p>10. 00 am</text:p>
          </table:table-cell>
          <table:table-cell table:style-name="ce2" office:value-type="string" calcext:value-type="string">
            <text:p>29-05-2023</text:p>
            <text:p>11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Sulthan bathery</text:p>
          </table:table-cell>
          <table:table-cell table:style-name="ce48" table:formula="of:=IF(EXACT([.F35];[$Calc.$A$2]);CONCATENATE([$Calc.$B$2];[$Calc.$C$2]);IF(EXACT([.F35];[$Calc.$A$3]);CONCATENATE([$Calc.$B$3];[$Calc.$C$3]);IF(EXACT([.F35];[$Calc.$A$4]);CONCATENATE([$Calc.$B$4];[$Calc.$C$4]);IF(EXACT([.F35];[$Calc.$A$5]);CONCATENATE([$Calc.$B$5];[$Calc.$C$5]);IF(EXACT([.F35];[$Calc.$A$17]);CONCATENATE([$Calc.$B$17];[$Calc.$C$6]);IF(EXACT([.F35];[$Calc.$A$7]);CONCATENATE([$Calc.$B$7];[$Calc.$C$7]);IF(EXACT([.F35];[$Calc.$A$8]);CONCATENATE([$Calc.$B$8];[$Calc.$C$8]);IF(EXACT([.F35];[$Calc.$A$9]);CONCATENATE([$Calc.$B$9];[$Calc.$C$9]);IF(EXACT([.F35];[$Calc.$A$10]);CONCATENATE([$Calc.$B$10];[$Calc.$C$10]);IF(EXACT([.F35];[$Calc.$A$11]);CONCATENATE([$Calc.B$11];[$Calc.$C$11]);IF(EXACT([.F35];[$Calc.$A$12]);CONCATENATE([$Calc.$B$12];[$Calc.$C$12]);IF(EXACT([.F35];[$Calc.$A$13]);CONCATENATE([$Calc.$B$13];[$Calc.$C$13]);IF(EXACT([.F35];[$Calc.$A$14]);CONCATENATE([$Calc.$B$14];[$Calc.$C$14]);IF(EXACT([.F35];[$Calc.$A$15]);CONCATENATE([$Calc.$B$15];[$Calc.$C$15]);IF(EXACT([.F35];[$Calc.$A$16]);CONCATENATE([$Calc.$B$16];[$Calc.$C$16]);IF(EXACT([.F35];calc!#REF!);CONCATENATE(calc!#REF!;[$Calc.$C$17]);IF(EXACT([.F35];[$Calc.$A$18]);CONCATENATE([$Calc.$B$18];[$Calc.$C$18]);IF(EXACT([.F35];[$Calc.$A$22]);CONCATENATE([$Calc.$B$22];[$Calc.$C$22]);IF(EXACT([.F35];[$Calc.$A$23]);CONCATENATE([$Calc.$B$23];[$Calc.$C$23]);IF(EXACT([.F35];[$Calc.$A$24]);CONCATENATE([$Calc.$B$24];[$Calc.$C$24]);IF(EXACT([.F35];[$Calc.$A$25]);CONCATENATE([$Calc.$B$25];[$Calc.$C$25]))))))))))))))))))))))" office:value-type="string" office:string-value="27 Km By Bus" calcext:value-type="string">
            <text:p>27 Km By Bus</text:p>
          </table:table-cell>
          <table:table-cell table:style-name="ce49"/>
          <table:table-cell table:style-name="ce2"/>
          <table:table-cell table:style-name="ce2" table:formula="of:=IF(EXACT([.F35];[$Calc.$A$2]);COM.MICROSOFT.CEILING([$Calc.$B$2]*2.5;1);IF(EXACT([.F35];[$Calc.$A$3]);COM.MICROSOFT.CEILING([$Calc.B$3]*2.5;1);IF(EXACT([.F35];[$Calc.$A$4]);COM.MICROSOFT.CEILING([$Calc.$B$4]*2.5;1);IF(EXACT([.F35];[$Calc.$A$5]);COM.MICROSOFT.CEILING([$Calc.B$5]*2.5;1);IF(EXACT([.F35];[$Calc.$A$17]);COM.MICROSOFT.CEILING([$Calc.$B$17]*2.5;1);IF(EXACT([.F35];[$Calc.$A$7]);COM.MICROSOFT.CEILING([$Calc.$B$7]*2.5;1);IF(EXACT([.F35];[$Calc.$A$8]);COM.MICROSOFT.CEILING([$Calc.$B$8]*2.5;1);IF(EXACT([.F35];[$Calc.$A$9]);COM.MICROSOFT.CEILING([$Calc.$B$9]*2.5;1);IF(EXACT([.F35];[$Calc.$A$10]);COM.MICROSOFT.CEILING([$Calc.B$10]*2.5;1);IF(EXACT([.F35];[$Calc.$A$11]);COM.MICROSOFT.CEILING([$Calc.$B$11]*2.5;1);IF(EXACT([.F35];[$Calc.$A$12]);COM.MICROSOFT.CEILING([$Calc.$B$12]*2.5;1);IF(EXACT([.F35];[$Calc.$A$13]);COM.MICROSOFT.CEILING([$Calc.$B$13]*2.5;1);IF(EXACT([.F35];[$Calc.$A$14]);COM.MICROSOFT.CEILING([$Calc.$B$14]*2.5;1);IF(EXACT([.F35];[$Calc.$A$15]);COM.MICROSOFT.CEILING([$Calc.$B$15]*2.5;1);IF(EXACT([.F35];[$Calc.$A$16]);COM.MICROSOFT.CEILING([$Calc.$B$16]*2.5;1);IF(EXACT([.F35];calc!#REF!);COM.MICROSOFT.CEILING(calc!#REF!*2.5;1);IF(EXACT([.F35];[$Calc.$A$18]);COM.MICROSOFT.CEILING([$Calc.$B$18]*2.5;1);IF(EXACT([.F35];[$Calc.$A$22]);COM.MICROSOFT.CEILING([$Calc.$B$22]*2.5;1);IF(EXACT([.F35];[$Calc.$A$23]);COM.MICROSOFT.CEILING([$Calc.$B$23]*2.5;1);IF(EXACT([.F35];[$Calc.$A$24]);COM.MICROSOFT.CEILING([$Calc.$B$24]*2.5;1);IF(EXACT([.F35];[$Calc.$A$25]);COM.MICROSOFT.CEILING([$Calc.$B$25]*2.5;1))))))))))))))))))))))" office:value-type="float" office:value="68" calcext:value-type="float">
            <text:p>68</text:p>
          </table:table-cell>
          <table:table-cell table:style-name="ce2" table:number-columns-repeated="3"/>
          <table:table-cell table:style-name="ce2" table:formula="of:=[.I35]+[.J35]" office:value-type="float" office:value="68" calcext:value-type="float">
            <text:p>68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Adhalath duty at Sulthan bathery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21">
          <table:covered-table-cell table:style-name="ce2"/>
          <table:covered-table-cell table:style-name="ce7"/>
          <table:table-cell table:style-name="ce2" table:formula="of:=[.D35]" office:value-type="string" office:string-value="29-05-2023&#10;11.00 am" calcext:value-type="string">
            <text:p>29-05-2023</text:p>
            <text:p>11.00 am</text:p>
          </table:table-cell>
          <table:table-cell table:style-name="ce45" table:formula="of:=[.C37]" office:value-type="string" office:string-value="29-05-2023&#10;5.30 pm" calcext:value-type="string">
            <text:p>29-05-2023</text:p>
            <text:p>5.3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36]=&quot;Halt&quot;; 125;IF([.E36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36]+[.L36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6">
          <table:covered-table-cell table:style-name="ce2"/>
          <table:covered-table-cell table:style-name="ce7"/>
          <table:table-cell table:style-name="ce45" office:value-type="string" calcext:value-type="string">
            <text:p>29-05-2023</text:p>
            <text:p>5.30 pm</text:p>
          </table:table-cell>
          <table:table-cell table:style-name="ce2" office:value-type="string" calcext:value-type="string">
            <text:p>29-05-2023</text:p>
            <text:p>06.30 pm</text:p>
          </table:table-cell>
          <table:table-cell table:style-name="ce2" table:formula="of:=[.F35]" office:value-type="string" office:string-value="Sulthan bathery" calcext:value-type="string">
            <text:p>Sulthan bathery</text:p>
          </table:table-cell>
          <table:table-cell table:style-name="ce2" office:value-type="string" calcext:value-type="string">
            <text:p>Collectorate</text:p>
          </table:table-cell>
          <table:table-cell table:style-name="ce48" table:formula="of:=IF((EXACT([.E35];[.F37]))*AND(EXACT([.F35];[.E37]));[.G35];&quot;Enter the Value&quot;)" office:value-type="string" office:string-value="27 Km By Bus" calcext:value-type="string">
            <text:p>27 Km By Bus</text:p>
          </table:table-cell>
          <table:table-cell table:style-name="ce2" table:number-columns-repeated="2"/>
          <table:table-cell table:style-name="ce2" table:formula="of:=[.J35]" office:value-type="float" office:value="68" calcext:value-type="float">
            <text:p>68</text:p>
          </table:table-cell>
          <table:table-cell table:style-name="ce2" table:number-columns-repeated="3"/>
          <table:table-cell table:style-name="ce2" table:formula="of:=[.I37]+[.J37]" office:value-type="float" office:value="68" calcext:value-type="float">
            <text:p>68</text:p>
          </table:table-cell>
          <table:table-cell table:style-name="ce2"/>
          <table:table-cell table:style-name="ce1" table:formula="of:=[.N35]+[.N36]+[.N37]" office:value-type="float" office:value="261" calcext:value-type="float">
            <text:p>261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6">
          <table:table-cell table:style-name="ce2" office:value-type="float" office:value="12" calcext:value-type="float" table:number-columns-spanned="1" table:number-rows-spanned="3">
            <text:p>12</text:p>
          </table:table-cell>
          <table:covered-table-cell table:style-name="ce7"/>
          <table:table-cell table:style-name="ce45" office:value-type="string" calcext:value-type="string">
            <text:p>30-05-2023</text:p>
            <text:p>9:00 am</text:p>
          </table:table-cell>
          <table:table-cell table:style-name="ce2" office:value-type="string" calcext:value-type="string">
            <text:p>30-05-2023</text:p>
            <text:p>10 :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Thariyode VO</text:p>
          </table:table-cell>
          <table:table-cell table:style-name="ce2" table:formula="of:=IF(EXACT([.F38];[$Calc.$A$2]);CONCATENATE([$Calc.$B$2];[$Calc.$C$2]);IF(EXACT([.F38];[$Calc.$A$3]);CONCATENATE([$Calc.$B$3];[$Calc.$C$3]);IF(EXACT([.F38];[$Calc.$A$4]);CONCATENATE([$Calc.$B$4];[$Calc.$C$4]);IF(EXACT([.F38];[$Calc.$A$5]);CONCATENATE([$Calc.$B$5];[$Calc.$C$5]);IF(EXACT([.F38];[$Calc.$A$17]);CONCATENATE([$Calc.$B$17];[$Calc.$C$6]);IF(EXACT([.F38];[$Calc.$A$7]);CONCATENATE([$Calc.$B$7];[$Calc.$C$7]);IF(EXACT([.F38];[$Calc.$A$8]);CONCATENATE([$Calc.$B$8];[$Calc.$C$8]);IF(EXACT([.F38];[$Calc.$A$9]);CONCATENATE([$Calc.$B$9];[$Calc.$C$9]);IF(EXACT([.F38];[$Calc.$A$10]);CONCATENATE([$Calc.$B$10];[$Calc.$C$10]);IF(EXACT([.F38];[$Calc.$A$11]);CONCATENATE([$Calc.B$11];[$Calc.$C$11]);IF(EXACT([.F38];[$Calc.$A$12]);CONCATENATE([$Calc.$B$12];[$Calc.$C$12]);IF(EXACT([.F38];[$Calc.$A$13]);CONCATENATE([$Calc.$B$13];[$Calc.$C$13]);IF(EXACT([.F38];[$Calc.$A$14]);CONCATENATE([$Calc.$B$14];[$Calc.$C$14]);IF(EXACT([.F38];[$Calc.$A$15]);CONCATENATE([$Calc.$B$15];[$Calc.$C$15]);IF(EXACT([.F38];[$Calc.$A$16]);CONCATENATE([$Calc.$B$16];[$Calc.$C$16]);IF(EXACT([.F38];calc!#REF!);CONCATENATE(calc!#REF!;[$Calc.$C$17]);IF(EXACT([.F38];[$Calc.$A$18]);CONCATENATE([$Calc.$B$18];[$Calc.$C$18]);IF(EXACT([.F38];[$Calc.$A$22]);CONCATENATE([$Calc.$B$22];[$Calc.$C$22]);IF(EXACT([.F38];[$Calc.$A$23]);CONCATENATE([$Calc.$B$23];[$Calc.$C$23]);IF(EXACT([.F38];[$Calc.$A$24]);CONCATENATE([$Calc.$B$24];[$Calc.$C$24]);IF(EXACT([.F38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38];[$Calc.$A$2]);COM.MICROSOFT.CEILING([$Calc.$B$2]*2.5;1);IF(EXACT([.F38];[$Calc.$A$3]);COM.MICROSOFT.CEILING([$Calc.B$3]*2.5;1);IF(EXACT([.F38];[$Calc.$A$4]);COM.MICROSOFT.CEILING([$Calc.$B$4]*2.5;1);IF(EXACT([.F38];[$Calc.$A$5]);COM.MICROSOFT.CEILING([$Calc.B$5]*2.5;1);IF(EXACT([.F38];[$Calc.$A$17]);COM.MICROSOFT.CEILING([$Calc.$B$17]*2.5;1);IF(EXACT([.F38];[$Calc.$A$7]);COM.MICROSOFT.CEILING([$Calc.$B$7]*2.5;1);IF(EXACT([.F38];[$Calc.$A$8]);COM.MICROSOFT.CEILING([$Calc.$B$8]*2.5;1);IF(EXACT([.F38];[$Calc.$A$9]);COM.MICROSOFT.CEILING([$Calc.$B$9]*2.5;1);IF(EXACT([.F38];[$Calc.$A$10]);COM.MICROSOFT.CEILING([$Calc.B$10]*2.5;1);IF(EXACT([.F38];[$Calc.$A$11]);COM.MICROSOFT.CEILING([$Calc.$B$11]*2.5;1);IF(EXACT([.F38];[$Calc.$A$12]);COM.MICROSOFT.CEILING([$Calc.$B$12]*2.5;1);IF(EXACT([.F38];[$Calc.$A$13]);COM.MICROSOFT.CEILING([$Calc.$B$13]*2.5;1);IF(EXACT([.F38];[$Calc.$A$14]);COM.MICROSOFT.CEILING([$Calc.$B$14]*2.5;1);IF(EXACT([.F38];[$Calc.$A$15]);COM.MICROSOFT.CEILING([$Calc.$B$15]*2.5;1);IF(EXACT([.F38];[$Calc.$A$16]);COM.MICROSOFT.CEILING([$Calc.$B$16]*2.5;1);IF(EXACT([.F38];calc!#REF!);COM.MICROSOFT.CEILING(calc!#REF!*2.5;1);IF(EXACT([.F38];[$Calc.$A$18]);COM.MICROSOFT.CEILING([$Calc.$B$18]*2.5;1);IF(EXACT([.F38];[$Calc.$A$22]);COM.MICROSOFT.CEILING([$Calc.$B$22]*2.5;1);IF(EXACT([.F38];[$Calc.$A$23]);COM.MICROSOFT.CEILING([$Calc.$B$23]*2.5;1);IF(EXACT([.F38];[$Calc.$A$24]);COM.MICROSOFT.CEILING([$Calc.$B$24]*2.5;1);IF(EXACT([.F38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38]+[.J38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Taining at thariyode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3">
          <table:covered-table-cell table:style-name="ce2"/>
          <table:covered-table-cell table:style-name="ce7"/>
          <table:table-cell table:style-name="ce46" table:formula="of:=[.D38]" office:value-type="string" office:string-value="30-05-2023&#10;10 :30 am" calcext:value-type="string">
            <text:p>30-05-2023</text:p>
            <text:p>10 :30 am</text:p>
          </table:table-cell>
          <table:table-cell table:style-name="ce45" table:formula="of:=[.C40]" office:value-type="string" office:string-value="30-05-2023&#10;5.00 pm" calcext:value-type="string">
            <text:p>30-05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39]=&quot;Halt&quot;; 125;IF([.E39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39]+[.L39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3">
          <table:covered-table-cell table:style-name="ce2"/>
          <table:covered-table-cell table:style-name="ce7"/>
          <table:table-cell table:style-name="ce45" office:value-type="string" calcext:value-type="string">
            <text:p>30-05-2023</text:p>
            <text:p>5.00 pm</text:p>
          </table:table-cell>
          <table:table-cell table:style-name="ce2" office:value-type="string" calcext:value-type="string">
            <text:p>30-05-2023</text:p>
            <text:p>06.30 pm</text:p>
          </table:table-cell>
          <table:table-cell table:style-name="ce2" table:formula="of:=[.F38]" office:value-type="string" office:string-value="Thariyode VO" calcext:value-type="string">
            <text:p>Thariyode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38];[.F40]))*AND(EXACT([.F38];[.E40]));[.G38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38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40]+[.J40]" office:value-type="float" office:value="40" calcext:value-type="float">
            <text:p>40</text:p>
          </table:table-cell>
          <table:table-cell table:style-name="ce2"/>
          <table:table-cell table:style-name="ce1" table:formula="of:=[.N38]+[.N39]+[.N40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22"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7" office:value-type="string" calcext:value-type="string" table:number-columns-spanned="1" table:number-rows-spanned="24">
            <text:p>MUHAMMED YASEEN K C, Hand Hold Support Engineer, eDistrict, Scale of pay : 21000 , Headquarters : District Collectorte <text:s/>Wayanad</text:p>
          </table:table-cell>
          <table:table-cell table:style-name="ce45" office:value-type="string" calcext:value-type="string">
            <text:p>31-05-2023</text:p>
            <text:p>9.30am</text:p>
          </table:table-cell>
          <table:table-cell table:style-name="ce2" office:value-type="string" calcext:value-type="string">
            <text:p>31-05-2023</text:p>
            <text:p>10: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2" table:formula="of:=IF(EXACT([.F41];[$Calc.$A$2]);CONCATENATE([$Calc.$B$2];[$Calc.$C$2]);IF(EXACT([.F41];[$Calc.$A$3]);CONCATENATE([$Calc.$B$3];[$Calc.$C$3]);IF(EXACT([.F41];[$Calc.$A$4]);CONCATENATE([$Calc.$B$4];[$Calc.$C$4]);IF(EXACT([.F41];[$Calc.$A$5]);CONCATENATE([$Calc.$B$5];[$Calc.$C$5]);IF(EXACT([.F41];[$Calc.$A$17]);CONCATENATE([$Calc.$B$17];[$Calc.$C$6]);IF(EXACT([.F41];[$Calc.$A$7]);CONCATENATE([$Calc.$B$7];[$Calc.$C$7]);IF(EXACT([.F41];[$Calc.$A$8]);CONCATENATE([$Calc.$B$8];[$Calc.$C$8]);IF(EXACT([.F41];[$Calc.$A$9]);CONCATENATE([$Calc.$B$9];[$Calc.$C$9]);IF(EXACT([.F41];[$Calc.$A$10]);CONCATENATE([$Calc.$B$10];[$Calc.$C$10]);IF(EXACT([.F41];[$Calc.$A$11]);CONCATENATE([$Calc.B$11];[$Calc.$C$11]);IF(EXACT([.F41];[$Calc.$A$12]);CONCATENATE([$Calc.$B$12];[$Calc.$C$12]);IF(EXACT([.F41];[$Calc.$A$13]);CONCATENATE([$Calc.$B$13];[$Calc.$C$13]);IF(EXACT([.F41];[$Calc.$A$14]);CONCATENATE([$Calc.$B$14];[$Calc.$C$14]);IF(EXACT([.F41];[$Calc.$A$15]);CONCATENATE([$Calc.$B$15];[$Calc.$C$15]);IF(EXACT([.F41];[$Calc.$A$16]);CONCATENATE([$Calc.$B$16];[$Calc.$C$16]);IF(EXACT([.F41];calc!#REF!);CONCATENATE(calc!#REF!;[$Calc.$C$17]);IF(EXACT([.F41];[$Calc.$A$18]);CONCATENATE([$Calc.$B$18];[$Calc.$C$18]);IF(EXACT([.F41];[$Calc.$A$22]);CONCATENATE([$Calc.$B$22];[$Calc.$C$22]);IF(EXACT([.F41];[$Calc.$A$23]);CONCATENATE([$Calc.$B$23];[$Calc.$C$23]);IF(EXACT([.F41];[$Calc.$A$24]);CONCATENATE([$Calc.$B$24];[$Calc.$C$24]);IF(EXACT([.F41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41];[$Calc.$A$2]);COM.MICROSOFT.CEILING([$Calc.$B$2]*2.5;1);IF(EXACT([.F41];[$Calc.$A$3]);COM.MICROSOFT.CEILING([$Calc.B$3]*2.5;1);IF(EXACT([.F41];[$Calc.$A$4]);COM.MICROSOFT.CEILING([$Calc.$B$4]*2.5;1);IF(EXACT([.F41];[$Calc.$A$5]);COM.MICROSOFT.CEILING([$Calc.B$5]*2.5;1);IF(EXACT([.F41];[$Calc.$A$17]);COM.MICROSOFT.CEILING([$Calc.$B$17]*2.5;1);IF(EXACT([.F41];[$Calc.$A$7]);COM.MICROSOFT.CEILING([$Calc.$B$7]*2.5;1);IF(EXACT([.F41];[$Calc.$A$8]);COM.MICROSOFT.CEILING([$Calc.$B$8]*2.5;1);IF(EXACT([.F41];[$Calc.$A$9]);COM.MICROSOFT.CEILING([$Calc.$B$9]*2.5;1);IF(EXACT([.F41];[$Calc.$A$10]);COM.MICROSOFT.CEILING([$Calc.B$10]*2.5;1);IF(EXACT([.F41];[$Calc.$A$11]);COM.MICROSOFT.CEILING([$Calc.$B$11]*2.5;1);IF(EXACT([.F41];[$Calc.$A$12]);COM.MICROSOFT.CEILING([$Calc.$B$12]*2.5;1);IF(EXACT([.F41];[$Calc.$A$13]);COM.MICROSOFT.CEILING([$Calc.$B$13]*2.5;1);IF(EXACT([.F41];[$Calc.$A$14]);COM.MICROSOFT.CEILING([$Calc.$B$14]*2.5;1);IF(EXACT([.F41];[$Calc.$A$15]);COM.MICROSOFT.CEILING([$Calc.$B$15]*2.5;1);IF(EXACT([.F41];[$Calc.$A$16]);COM.MICROSOFT.CEILING([$Calc.$B$16]*2.5;1);IF(EXACT([.F41];calc!#REF!);COM.MICROSOFT.CEILING(calc!#REF!*2.5;1);IF(EXACT([.F41];[$Calc.$A$18]);COM.MICROSOFT.CEILING([$Calc.$B$18]*2.5;1);IF(EXACT([.F41];[$Calc.$A$22]);COM.MICROSOFT.CEILING([$Calc.$B$22]*2.5;1);IF(EXACT([.F41];[$Calc.$A$23]);COM.MICROSOFT.CEILING([$Calc.$B$23]*2.5;1);IF(EXACT([.F41];[$Calc.$A$24]);COM.MICROSOFT.CEILING([$Calc.$B$24]*2.5;1);IF(EXACT([.F41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41]+[.J41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oftware training <text:s/>at Kavumamannam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20">
          <table:covered-table-cell table:style-name="ce2"/>
          <table:covered-table-cell table:style-name="ce7"/>
          <table:table-cell table:style-name="ce2" table:formula="of:=[.D41]" office:value-type="string" office:string-value="31-05-2023&#10;10:30 am" calcext:value-type="string">
            <text:p>31-05-2023</text:p>
            <text:p>10:30 am</text:p>
          </table:table-cell>
          <table:table-cell table:style-name="ce45" table:formula="of:=[.C43]" office:value-type="string" office:string-value="31-05-2023&#10;5.00 pm" calcext:value-type="string">
            <text:p>31-05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42]=&quot;Halt&quot;; 125;IF([.E42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42]+[.L42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23">
          <table:covered-table-cell table:style-name="ce2"/>
          <table:covered-table-cell table:style-name="ce7"/>
          <table:table-cell table:style-name="ce45" office:value-type="string" calcext:value-type="string">
            <text:p>31-05-2023</text:p>
            <text:p>5.00 pm</text:p>
          </table:table-cell>
          <table:table-cell table:style-name="ce2" office:value-type="string" calcext:value-type="string">
            <text:p>31-05-2023</text:p>
            <text:p>6.00 pm</text:p>
          </table:table-cell>
          <table:table-cell table:style-name="ce2" table:formula="of:=[.F41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41];[.F43]))*AND(EXACT([.F41];[.E43]));[.G41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41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43]+[.J43]" office:value-type="float" office:value="40" calcext:value-type="float">
            <text:p>40</text:p>
          </table:table-cell>
          <table:table-cell table:style-name="ce2"/>
          <table:table-cell table:style-name="ce1" table:formula="of:=[.N41]+[.N42]+[.N43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8">
          <table:table-cell table:style-name="ce2" office:value-type="float" office:value="14" calcext:value-type="float" table:number-columns-spanned="1" table:number-rows-spanned="3">
            <text:p>14</text:p>
          </table:table-cell>
          <table:covered-table-cell table:style-name="ce7"/>
          <table:table-cell table:style-name="ce45" office:value-type="string" calcext:value-type="string">
            <text:p>01-06-2023</text:p>
            <text:p>8:30 am</text:p>
          </table:table-cell>
          <table:table-cell table:style-name="ce2" office:value-type="string" calcext:value-type="string">
            <text:p>01-06-2023</text:p>
            <text:p>10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uppadithara</text:p>
          </table:table-cell>
          <table:table-cell table:style-name="ce2" table:formula="of:=IF(EXACT([.F44];[$Calc.$A$2]);CONCATENATE([$Calc.$B$2];[$Calc.$C$2]);IF(EXACT([.F44];[$Calc.$A$3]);CONCATENATE([$Calc.$B$3];[$Calc.$C$3]);IF(EXACT([.F44];[$Calc.$A$4]);CONCATENATE([$Calc.$B$4];[$Calc.$C$4]);IF(EXACT([.F44];[$Calc.$A$5]);CONCATENATE([$Calc.$B$5];[$Calc.$C$5]);IF(EXACT([.F44];[$Calc.$A$17]);CONCATENATE([$Calc.$B$17];[$Calc.$C$6]);IF(EXACT([.F44];[$Calc.$A$7]);CONCATENATE([$Calc.$B$7];[$Calc.$C$7]);IF(EXACT([.F44];[$Calc.$A$8]);CONCATENATE([$Calc.$B$8];[$Calc.$C$8]);IF(EXACT([.F44];[$Calc.$A$9]);CONCATENATE([$Calc.$B$9];[$Calc.$C$9]);IF(EXACT([.F44];[$Calc.$A$10]);CONCATENATE([$Calc.$B$10];[$Calc.$C$10]);IF(EXACT([.F44];[$Calc.$A$11]);CONCATENATE([$Calc.B$11];[$Calc.$C$11]);IF(EXACT([.F44];[$Calc.$A$12]);CONCATENATE([$Calc.$B$12];[$Calc.$C$12]);IF(EXACT([.F44];[$Calc.$A$13]);CONCATENATE([$Calc.$B$13];[$Calc.$C$13]);IF(EXACT([.F44];[$Calc.$A$14]);CONCATENATE([$Calc.$B$14];[$Calc.$C$14]);IF(EXACT([.F44];[$Calc.$A$15]);CONCATENATE([$Calc.$B$15];[$Calc.$C$15]);IF(EXACT([.F44];[$Calc.$A$16]);CONCATENATE([$Calc.$B$16];[$Calc.$C$16]);IF(EXACT([.F44];calc!#REF!);CONCATENATE(calc!#REF!;[$Calc.$C$17]);IF(EXACT([.F44];[$Calc.$A$18]);CONCATENATE([$Calc.$B$18];[$Calc.$C$18]);IF(EXACT([.F44];[$Calc.$A$22]);CONCATENATE([$Calc.$B$22];[$Calc.$C$22]);IF(EXACT([.F44];[$Calc.$A$23]);CONCATENATE([$Calc.$B$23];[$Calc.$C$23]);IF(EXACT([.F44];[$Calc.$A$24]);CONCATENATE([$Calc.$B$24];[$Calc.$C$24]);IF(EXACT([.F44];[$Calc.$A$25]);CONCATENATE([$Calc.$B$25];[$Calc.$C$25]))))))))))))))))))))))" office:value-type="string" office:string-value="30 Km By Bus" calcext:value-type="string">
            <text:p>30 Km By Bus</text:p>
          </table:table-cell>
          <table:table-cell table:style-name="ce49"/>
          <table:table-cell table:style-name="ce2"/>
          <table:table-cell table:style-name="ce2" table:formula="of:=IF(EXACT([.F44];[$Calc.$A$2]);COM.MICROSOFT.CEILING([$Calc.$B$2]*2.5;1);IF(EXACT([.F44];[$Calc.$A$3]);COM.MICROSOFT.CEILING([$Calc.B$3]*2.5;1);IF(EXACT([.F44];[$Calc.$A$4]);COM.MICROSOFT.CEILING([$Calc.$B$4]*2.5;1);IF(EXACT([.F44];[$Calc.$A$5]);COM.MICROSOFT.CEILING([$Calc.B$5]*2.5;1);IF(EXACT([.F44];[$Calc.$A$17]);COM.MICROSOFT.CEILING([$Calc.$B$17]*2.5;1);IF(EXACT([.F44];[$Calc.$A$7]);COM.MICROSOFT.CEILING([$Calc.$B$7]*2.5;1);IF(EXACT([.F44];[$Calc.$A$8]);COM.MICROSOFT.CEILING([$Calc.$B$8]*2.5;1);IF(EXACT([.F44];[$Calc.$A$9]);COM.MICROSOFT.CEILING([$Calc.$B$9]*2.5;1);IF(EXACT([.F44];[$Calc.$A$10]);COM.MICROSOFT.CEILING([$Calc.B$10]*2.5;1);IF(EXACT([.F44];[$Calc.$A$11]);COM.MICROSOFT.CEILING([$Calc.$B$11]*2.5;1);IF(EXACT([.F44];[$Calc.$A$12]);COM.MICROSOFT.CEILING([$Calc.$B$12]*2.5;1);IF(EXACT([.F44];[$Calc.$A$13]);COM.MICROSOFT.CEILING([$Calc.$B$13]*2.5;1);IF(EXACT([.F44];[$Calc.$A$14]);COM.MICROSOFT.CEILING([$Calc.$B$14]*2.5;1);IF(EXACT([.F44];[$Calc.$A$15]);COM.MICROSOFT.CEILING([$Calc.$B$15]*2.5;1);IF(EXACT([.F44];[$Calc.$A$16]);COM.MICROSOFT.CEILING([$Calc.$B$16]*2.5;1);IF(EXACT([.F44];calc!#REF!);COM.MICROSOFT.CEILING(calc!#REF!*2.5;1);IF(EXACT([.F44];[$Calc.$A$18]);COM.MICROSOFT.CEILING([$Calc.$B$18]*2.5;1);IF(EXACT([.F44];[$Calc.$A$22]);COM.MICROSOFT.CEILING([$Calc.$B$22]*2.5;1);IF(EXACT([.F44];[$Calc.$A$23]);COM.MICROSOFT.CEILING([$Calc.$B$23]*2.5;1);IF(EXACT([.F44];[$Calc.$A$24]);COM.MICROSOFT.CEILING([$Calc.$B$24]*2.5;1);IF(EXACT([.F44];[$Calc.$A$25]);COM.MICROSOFT.CEILING([$Calc.$B$25]*2.5;1))))))))))))))))))))))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44]+[.J44]" office:value-type="float" office:value="75" calcext:value-type="float">
            <text:p>7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Network issue at Kuppadithara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7">
          <table:covered-table-cell table:style-name="ce2"/>
          <table:covered-table-cell table:style-name="ce7"/>
          <table:table-cell table:style-name="ce2" table:formula="of:=[.D44]" office:value-type="string" office:string-value="01-06-2023&#10;10.00 am" calcext:value-type="string">
            <text:p>01-06-2023</text:p>
            <text:p>10.00 am</text:p>
          </table:table-cell>
          <table:table-cell table:style-name="ce45" table:formula="of:=[.C46]" office:value-type="string" office:string-value="01-06-2023&#10;5.00 pm" calcext:value-type="string">
            <text:p>01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45]=&quot;Halt&quot;; 125;IF([.E45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45]+[.L45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01-06-2023</text:p>
            <text:p>5.00 pm</text:p>
          </table:table-cell>
          <table:table-cell table:style-name="ce2" office:value-type="string" calcext:value-type="string">
            <text:p>01-06-2023</text:p>
            <text:p>6:30 pm</text:p>
          </table:table-cell>
          <table:table-cell table:style-name="ce2" table:formula="of:=[.F44]" office:value-type="string" office:string-value="Kuppadithara" calcext:value-type="string">
            <text:p>Kuppadithara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44];[.F46]))*AND(EXACT([.F44];[.E46]));[.G44];&quot;Enter the Value&quot;)" office:value-type="string" office:string-value="30 Km By Bus" calcext:value-type="string">
            <text:p>30 Km By Bus</text:p>
          </table:table-cell>
          <table:table-cell table:style-name="ce2" table:number-columns-repeated="2"/>
          <table:table-cell table:style-name="ce2" table:formula="of:=[.J44]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46]+[.J46]" office:value-type="float" office:value="75" calcext:value-type="float">
            <text:p>75</text:p>
          </table:table-cell>
          <table:table-cell table:style-name="ce2"/>
          <table:table-cell table:style-name="ce1" table:formula="of:=[.N44]+[.N45]+[.N46]" office:value-type="float" office:value="275" calcext:value-type="float">
            <text:p>2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15" calcext:value-type="float" table:number-columns-spanned="1" table:number-rows-spanned="3">
            <text:p>15</text:p>
          </table:table-cell>
          <table:covered-table-cell table:style-name="ce7"/>
          <table:table-cell table:style-name="ce45" office:value-type="string" calcext:value-type="string">
            <text:p>02-06-2023</text:p>
            <text:p>9:00 am</text:p>
          </table:table-cell>
          <table:table-cell table:style-name="ce2" office:value-type="string" calcext:value-type="string">
            <text:p>02-06-2023</text:p>
            <text:p>10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2" table:formula="of:=IF(EXACT([.F47];[$Calc.$A$2]);CONCATENATE([$Calc.$B$2];[$Calc.$C$2]);IF(EXACT([.F47];[$Calc.$A$3]);CONCATENATE([$Calc.$B$3];[$Calc.$C$3]);IF(EXACT([.F47];[$Calc.$A$4]);CONCATENATE([$Calc.$B$4];[$Calc.$C$4]);IF(EXACT([.F47];[$Calc.$A$5]);CONCATENATE([$Calc.$B$5];[$Calc.$C$5]);IF(EXACT([.F47];[$Calc.$A$17]);CONCATENATE([$Calc.$B$17];[$Calc.$C$6]);IF(EXACT([.F47];[$Calc.$A$7]);CONCATENATE([$Calc.$B$7];[$Calc.$C$7]);IF(EXACT([.F47];[$Calc.$A$8]);CONCATENATE([$Calc.$B$8];[$Calc.$C$8]);IF(EXACT([.F47];[$Calc.$A$9]);CONCATENATE([$Calc.$B$9];[$Calc.$C$9]);IF(EXACT([.F47];[$Calc.$A$10]);CONCATENATE([$Calc.$B$10];[$Calc.$C$10]);IF(EXACT([.F47];[$Calc.$A$11]);CONCATENATE([$Calc.B$11];[$Calc.$C$11]);IF(EXACT([.F47];[$Calc.$A$12]);CONCATENATE([$Calc.$B$12];[$Calc.$C$12]);IF(EXACT([.F47];[$Calc.$A$13]);CONCATENATE([$Calc.$B$13];[$Calc.$C$13]);IF(EXACT([.F47];[$Calc.$A$14]);CONCATENATE([$Calc.$B$14];[$Calc.$C$14]);IF(EXACT([.F47];[$Calc.$A$15]);CONCATENATE([$Calc.$B$15];[$Calc.$C$15]);IF(EXACT([.F47];[$Calc.$A$16]);CONCATENATE([$Calc.$B$16];[$Calc.$C$16]);IF(EXACT([.F47];calc!#REF!);CONCATENATE(calc!#REF!;[$Calc.$C$17]);IF(EXACT([.F47];[$Calc.$A$18]);CONCATENATE([$Calc.$B$18];[$Calc.$C$18]);IF(EXACT([.F47];[$Calc.$A$22]);CONCATENATE([$Calc.$B$22];[$Calc.$C$22]);IF(EXACT([.F47];[$Calc.$A$23]);CONCATENATE([$Calc.$B$23];[$Calc.$C$23]);IF(EXACT([.F47];[$Calc.$A$24]);CONCATENATE([$Calc.$B$24];[$Calc.$C$24]);IF(EXACT([.F47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47];[$Calc.$A$2]);COM.MICROSOFT.CEILING([$Calc.$B$2]*2.5;1);IF(EXACT([.F47];[$Calc.$A$3]);COM.MICROSOFT.CEILING([$Calc.B$3]*2.5;1);IF(EXACT([.F47];[$Calc.$A$4]);COM.MICROSOFT.CEILING([$Calc.$B$4]*2.5;1);IF(EXACT([.F47];[$Calc.$A$5]);COM.MICROSOFT.CEILING([$Calc.B$5]*2.5;1);IF(EXACT([.F47];[$Calc.$A$17]);COM.MICROSOFT.CEILING([$Calc.$B$17]*2.5;1);IF(EXACT([.F47];[$Calc.$A$7]);COM.MICROSOFT.CEILING([$Calc.$B$7]*2.5;1);IF(EXACT([.F47];[$Calc.$A$8]);COM.MICROSOFT.CEILING([$Calc.$B$8]*2.5;1);IF(EXACT([.F47];[$Calc.$A$9]);COM.MICROSOFT.CEILING([$Calc.$B$9]*2.5;1);IF(EXACT([.F47];[$Calc.$A$10]);COM.MICROSOFT.CEILING([$Calc.B$10]*2.5;1);IF(EXACT([.F47];[$Calc.$A$11]);COM.MICROSOFT.CEILING([$Calc.$B$11]*2.5;1);IF(EXACT([.F47];[$Calc.$A$12]);COM.MICROSOFT.CEILING([$Calc.$B$12]*2.5;1);IF(EXACT([.F47];[$Calc.$A$13]);COM.MICROSOFT.CEILING([$Calc.$B$13]*2.5;1);IF(EXACT([.F47];[$Calc.$A$14]);COM.MICROSOFT.CEILING([$Calc.$B$14]*2.5;1);IF(EXACT([.F47];[$Calc.$A$15]);COM.MICROSOFT.CEILING([$Calc.$B$15]*2.5;1);IF(EXACT([.F47];[$Calc.$A$16]);COM.MICROSOFT.CEILING([$Calc.$B$16]*2.5;1);IF(EXACT([.F47];calc!#REF!);COM.MICROSOFT.CEILING(calc!#REF!*2.5;1);IF(EXACT([.F47];[$Calc.$A$18]);COM.MICROSOFT.CEILING([$Calc.$B$18]*2.5;1);IF(EXACT([.F47];[$Calc.$A$22]);COM.MICROSOFT.CEILING([$Calc.$B$22]*2.5;1);IF(EXACT([.F47];[$Calc.$A$23]);COM.MICROSOFT.CEILING([$Calc.$B$23]*2.5;1);IF(EXACT([.F47];[$Calc.$A$24]);COM.MICROSOFT.CEILING([$Calc.$B$24]*2.5;1);IF(EXACT([.F47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47]+[.J47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Network issue at KAvumannam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47]" office:value-type="string" office:string-value="02-06-2023&#10;10.00 am" calcext:value-type="string">
            <text:p>02-06-2023</text:p>
            <text:p>10.00 am</text:p>
          </table:table-cell>
          <table:table-cell table:style-name="ce45" table:formula="of:=[.C49]" office:value-type="string" office:string-value="02-06-2023&#10;5.00 pm" calcext:value-type="string">
            <text:p>02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48]=&quot;Halt&quot;; 125;IF([.E48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48]+[.L48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02-06-2023</text:p>
            <text:p>5.00 pm</text:p>
          </table:table-cell>
          <table:table-cell table:style-name="ce2" office:value-type="string" calcext:value-type="string">
            <text:p>02-06-2023</text:p>
            <text:p>6:00 pm</text:p>
          </table:table-cell>
          <table:table-cell table:style-name="ce2" table:formula="of:=[.F47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47];[.F49]))*AND(EXACT([.F47];[.E49]));[.G47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47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49]+[.J49]" office:value-type="float" office:value="40" calcext:value-type="float">
            <text:p>40</text:p>
          </table:table-cell>
          <table:table-cell table:style-name="ce2"/>
          <table:table-cell table:style-name="ce1" table:formula="of:=[.N47]+[.N48]+[.N49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16" calcext:value-type="float" table:number-columns-spanned="1" table:number-rows-spanned="3">
            <text:p>16</text:p>
          </table:table-cell>
          <table:covered-table-cell table:style-name="ce7"/>
          <table:table-cell table:style-name="ce45" office:value-type="string" calcext:value-type="string">
            <text:p>03-06-2023</text:p>
            <text:p>9:30 am</text:p>
          </table:table-cell>
          <table:table-cell table:style-name="ce2" office:value-type="string" calcext:value-type="string">
            <text:p>03-06-2023</text:p>
            <text:p>10.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Thariyode VO</text:p>
          </table:table-cell>
          <table:table-cell table:style-name="ce2" table:formula="of:=IF(EXACT([.F50];[$Calc.$A$2]);CONCATENATE([$Calc.$B$2];[$Calc.$C$2]);IF(EXACT([.F50];[$Calc.$A$3]);CONCATENATE([$Calc.$B$3];[$Calc.$C$3]);IF(EXACT([.F50];[$Calc.$A$4]);CONCATENATE([$Calc.$B$4];[$Calc.$C$4]);IF(EXACT([.F50];[$Calc.$A$5]);CONCATENATE([$Calc.$B$5];[$Calc.$C$5]);IF(EXACT([.F50];[$Calc.$A$17]);CONCATENATE([$Calc.$B$17];[$Calc.$C$6]);IF(EXACT([.F50];[$Calc.$A$7]);CONCATENATE([$Calc.$B$7];[$Calc.$C$7]);IF(EXACT([.F50];[$Calc.$A$8]);CONCATENATE([$Calc.$B$8];[$Calc.$C$8]);IF(EXACT([.F50];[$Calc.$A$9]);CONCATENATE([$Calc.$B$9];[$Calc.$C$9]);IF(EXACT([.F50];[$Calc.$A$10]);CONCATENATE([$Calc.$B$10];[$Calc.$C$10]);IF(EXACT([.F50];[$Calc.$A$11]);CONCATENATE([$Calc.B$11];[$Calc.$C$11]);IF(EXACT([.F50];[$Calc.$A$12]);CONCATENATE([$Calc.$B$12];[$Calc.$C$12]);IF(EXACT([.F50];[$Calc.$A$13]);CONCATENATE([$Calc.$B$13];[$Calc.$C$13]);IF(EXACT([.F50];[$Calc.$A$14]);CONCATENATE([$Calc.$B$14];[$Calc.$C$14]);IF(EXACT([.F50];[$Calc.$A$15]);CONCATENATE([$Calc.$B$15];[$Calc.$C$15]);IF(EXACT([.F50];[$Calc.$A$16]);CONCATENATE([$Calc.$B$16];[$Calc.$C$16]);IF(EXACT([.F50];calc!#REF!);CONCATENATE(calc!#REF!;[$Calc.$C$17]);IF(EXACT([.F50];[$Calc.$A$18]);CONCATENATE([$Calc.$B$18];[$Calc.$C$18]);IF(EXACT([.F50];[$Calc.$A$22]);CONCATENATE([$Calc.$B$22];[$Calc.$C$22]);IF(EXACT([.F50];[$Calc.$A$23]);CONCATENATE([$Calc.$B$23];[$Calc.$C$23]);IF(EXACT([.F50];[$Calc.$A$24]);CONCATENATE([$Calc.$B$24];[$Calc.$C$24]);IF(EXACT([.F50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50];[$Calc.$A$2]);COM.MICROSOFT.CEILING([$Calc.$B$2]*2.5;1);IF(EXACT([.F50];[$Calc.$A$3]);COM.MICROSOFT.CEILING([$Calc.B$3]*2.5;1);IF(EXACT([.F50];[$Calc.$A$4]);COM.MICROSOFT.CEILING([$Calc.$B$4]*2.5;1);IF(EXACT([.F50];[$Calc.$A$5]);COM.MICROSOFT.CEILING([$Calc.B$5]*2.5;1);IF(EXACT([.F50];[$Calc.$A$17]);COM.MICROSOFT.CEILING([$Calc.$B$17]*2.5;1);IF(EXACT([.F50];[$Calc.$A$7]);COM.MICROSOFT.CEILING([$Calc.$B$7]*2.5;1);IF(EXACT([.F50];[$Calc.$A$8]);COM.MICROSOFT.CEILING([$Calc.$B$8]*2.5;1);IF(EXACT([.F50];[$Calc.$A$9]);COM.MICROSOFT.CEILING([$Calc.$B$9]*2.5;1);IF(EXACT([.F50];[$Calc.$A$10]);COM.MICROSOFT.CEILING([$Calc.B$10]*2.5;1);IF(EXACT([.F50];[$Calc.$A$11]);COM.MICROSOFT.CEILING([$Calc.$B$11]*2.5;1);IF(EXACT([.F50];[$Calc.$A$12]);COM.MICROSOFT.CEILING([$Calc.$B$12]*2.5;1);IF(EXACT([.F50];[$Calc.$A$13]);COM.MICROSOFT.CEILING([$Calc.$B$13]*2.5;1);IF(EXACT([.F50];[$Calc.$A$14]);COM.MICROSOFT.CEILING([$Calc.$B$14]*2.5;1);IF(EXACT([.F50];[$Calc.$A$15]);COM.MICROSOFT.CEILING([$Calc.$B$15]*2.5;1);IF(EXACT([.F50];[$Calc.$A$16]);COM.MICROSOFT.CEILING([$Calc.$B$16]*2.5;1);IF(EXACT([.F50];calc!#REF!);COM.MICROSOFT.CEILING(calc!#REF!*2.5;1);IF(EXACT([.F50];[$Calc.$A$18]);COM.MICROSOFT.CEILING([$Calc.$B$18]*2.5;1);IF(EXACT([.F50];[$Calc.$A$22]);COM.MICROSOFT.CEILING([$Calc.$B$22]*2.5;1);IF(EXACT([.F50];[$Calc.$A$23]);COM.MICROSOFT.CEILING([$Calc.$B$23]*2.5;1);IF(EXACT([.F50];[$Calc.$A$24]);COM.MICROSOFT.CEILING([$Calc.$B$24]*2.5;1);IF(EXACT([.F50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50]+[.J50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Tarining at Tariyode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50]" office:value-type="string" office:string-value="03-06-2023&#10;10.30 am" calcext:value-type="string">
            <text:p>03-06-2023</text:p>
            <text:p>10.30 am</text:p>
          </table:table-cell>
          <table:table-cell table:style-name="ce45" table:formula="of:=[.C52]" office:value-type="string" office:string-value="03-06-2023&#10;5.00 pm" calcext:value-type="string">
            <text:p>03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51]=&quot;Halt&quot;; 125;IF([.E51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51]+[.L51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03-06-2023</text:p>
            <text:p>5.00 pm</text:p>
          </table:table-cell>
          <table:table-cell table:style-name="ce2" office:value-type="string" calcext:value-type="string">
            <text:p>03-06-2023</text:p>
            <text:p>6:00 pm</text:p>
          </table:table-cell>
          <table:table-cell table:style-name="ce2" table:formula="of:=[.F50]" office:value-type="string" office:string-value="Thariyode VO" calcext:value-type="string">
            <text:p>Thariyode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50];[.F52]))*AND(EXACT([.F50];[.E52]));[.G50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50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52]+[.J52]" office:value-type="float" office:value="40" calcext:value-type="float">
            <text:p>40</text:p>
          </table:table-cell>
          <table:table-cell table:style-name="ce2"/>
          <table:table-cell table:style-name="ce1" table:formula="of:=[.N50]+[.N51]+[.N52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17" calcext:value-type="float" table:number-columns-spanned="1" table:number-rows-spanned="3">
            <text:p>17</text:p>
          </table:table-cell>
          <table:covered-table-cell table:style-name="ce7"/>
          <table:table-cell table:style-name="ce45" office:value-type="string" calcext:value-type="string">
            <text:p>08-06-2023</text:p>
            <text:p>9:10 am</text:p>
          </table:table-cell>
          <table:table-cell table:style-name="ce2" office:value-type="string" calcext:value-type="string">
            <text:p>08-06-2023</text:p>
            <text:p>10.1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achooranam</text:p>
          </table:table-cell>
          <table:table-cell table:style-name="ce2" table:formula="of:=IF(EXACT([.F53];[$Calc.$A$2]);CONCATENATE([$Calc.$B$2];[$Calc.$C$2]);IF(EXACT([.F53];[$Calc.$A$3]);CONCATENATE([$Calc.$B$3];[$Calc.$C$3]);IF(EXACT([.F53];[$Calc.$A$4]);CONCATENATE([$Calc.$B$4];[$Calc.$C$4]);IF(EXACT([.F53];[$Calc.$A$5]);CONCATENATE([$Calc.$B$5];[$Calc.$C$5]);IF(EXACT([.F53];[$Calc.$A$17]);CONCATENATE([$Calc.$B$17];[$Calc.$C$6]);IF(EXACT([.F53];[$Calc.$A$7]);CONCATENATE([$Calc.$B$7];[$Calc.$C$7]);IF(EXACT([.F53];[$Calc.$A$8]);CONCATENATE([$Calc.$B$8];[$Calc.$C$8]);IF(EXACT([.F53];[$Calc.$A$9]);CONCATENATE([$Calc.$B$9];[$Calc.$C$9]);IF(EXACT([.F53];[$Calc.$A$10]);CONCATENATE([$Calc.$B$10];[$Calc.$C$10]);IF(EXACT([.F53];[$Calc.$A$11]);CONCATENATE([$Calc.B$11];[$Calc.$C$11]);IF(EXACT([.F53];[$Calc.$A$12]);CONCATENATE([$Calc.$B$12];[$Calc.$C$12]);IF(EXACT([.F53];[$Calc.$A$13]);CONCATENATE([$Calc.$B$13];[$Calc.$C$13]);IF(EXACT([.F53];[$Calc.$A$14]);CONCATENATE([$Calc.$B$14];[$Calc.$C$14]);IF(EXACT([.F53];[$Calc.$A$15]);CONCATENATE([$Calc.$B$15];[$Calc.$C$15]);IF(EXACT([.F53];[$Calc.$A$16]);CONCATENATE([$Calc.$B$16];[$Calc.$C$16]);IF(EXACT([.F53];calc!#REF!);CONCATENATE(calc!#REF!;[$Calc.$C$17]);IF(EXACT([.F53];[$Calc.$A$18]);CONCATENATE([$Calc.$B$18];[$Calc.$C$18]);IF(EXACT([.F53];[$Calc.$A$22]);CONCATENATE([$Calc.$B$22];[$Calc.$C$22]);IF(EXACT([.F53];[$Calc.$A$23]);CONCATENATE([$Calc.$B$23];[$Calc.$C$23]);IF(EXACT([.F53];[$Calc.$A$24]);CONCATENATE([$Calc.$B$24];[$Calc.$C$24]);IF(EXACT([.F53];[$Calc.$A$25]);CONCATENATE([$Calc.$B$25];[$Calc.$C$25]))))))))))))))))))))))" office:value-type="string" office:string-value="10 Km By Bus" calcext:value-type="string">
            <text:p>10 Km By Bus</text:p>
          </table:table-cell>
          <table:table-cell table:style-name="ce49"/>
          <table:table-cell table:style-name="ce2"/>
          <table:table-cell table:style-name="ce2" table:formula="of:=IF(EXACT([.F53];[$Calc.$A$2]);COM.MICROSOFT.CEILING([$Calc.$B$2]*2.5;1);IF(EXACT([.F53];[$Calc.$A$3]);COM.MICROSOFT.CEILING([$Calc.B$3]*2.5;1);IF(EXACT([.F53];[$Calc.$A$4]);COM.MICROSOFT.CEILING([$Calc.$B$4]*2.5;1);IF(EXACT([.F53];[$Calc.$A$5]);COM.MICROSOFT.CEILING([$Calc.B$5]*2.5;1);IF(EXACT([.F53];[$Calc.$A$17]);COM.MICROSOFT.CEILING([$Calc.$B$17]*2.5;1);IF(EXACT([.F53];[$Calc.$A$7]);COM.MICROSOFT.CEILING([$Calc.$B$7]*2.5;1);IF(EXACT([.F53];[$Calc.$A$8]);COM.MICROSOFT.CEILING([$Calc.$B$8]*2.5;1);IF(EXACT([.F53];[$Calc.$A$9]);COM.MICROSOFT.CEILING([$Calc.$B$9]*2.5;1);IF(EXACT([.F53];[$Calc.$A$10]);COM.MICROSOFT.CEILING([$Calc.B$10]*2.5;1);IF(EXACT([.F53];[$Calc.$A$11]);COM.MICROSOFT.CEILING([$Calc.$B$11]*2.5;1);IF(EXACT([.F53];[$Calc.$A$12]);COM.MICROSOFT.CEILING([$Calc.$B$12]*2.5;1);IF(EXACT([.F53];[$Calc.$A$13]);COM.MICROSOFT.CEILING([$Calc.$B$13]*2.5;1);IF(EXACT([.F53];[$Calc.$A$14]);COM.MICROSOFT.CEILING([$Calc.$B$14]*2.5;1);IF(EXACT([.F53];[$Calc.$A$15]);COM.MICROSOFT.CEILING([$Calc.$B$15]*2.5;1);IF(EXACT([.F53];[$Calc.$A$16]);COM.MICROSOFT.CEILING([$Calc.$B$16]*2.5;1);IF(EXACT([.F53];calc!#REF!);COM.MICROSOFT.CEILING(calc!#REF!*2.5;1);IF(EXACT([.F53];[$Calc.$A$18]);COM.MICROSOFT.CEILING([$Calc.$B$18]*2.5;1);IF(EXACT([.F53];[$Calc.$A$22]);COM.MICROSOFT.CEILING([$Calc.$B$22]*2.5;1);IF(EXACT([.F53];[$Calc.$A$23]);COM.MICROSOFT.CEILING([$Calc.$B$23]*2.5;1);IF(EXACT([.F53];[$Calc.$A$24]);COM.MICROSOFT.CEILING([$Calc.$B$24]*2.5;1);IF(EXACT([.F53];[$Calc.$A$25]);COM.MICROSOFT.CEILING([$Calc.$B$25]*2.5;1))))))))))))))))))))))" office:value-type="float" office:value="25" calcext:value-type="float">
            <text:p>25</text:p>
          </table:table-cell>
          <table:table-cell table:style-name="ce2" table:number-columns-repeated="3"/>
          <table:table-cell table:style-name="ce2" table:formula="of:=[.I53]+[.J53]" office:value-type="float" office:value="25" calcext:value-type="float">
            <text:p>2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Training at Achooranam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53]" office:value-type="string" office:string-value="08-06-2023&#10;10.10 am" calcext:value-type="string">
            <text:p>08-06-2023</text:p>
            <text:p>10.10 am</text:p>
          </table:table-cell>
          <table:table-cell table:style-name="ce45" table:formula="of:=[.C55]" office:value-type="string" office:string-value="08-06-2023&#10;5.00 pm" calcext:value-type="string">
            <text:p>08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54]=&quot;Halt&quot;; 125;IF([.E54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54]+[.L54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08-06-2023</text:p>
            <text:p>5.00 pm</text:p>
          </table:table-cell>
          <table:table-cell table:style-name="ce2" office:value-type="string" calcext:value-type="string">
            <text:p>08-06-2023</text:p>
            <text:p>6:00 pm</text:p>
          </table:table-cell>
          <table:table-cell table:style-name="ce2" table:formula="of:=[.F53]" office:value-type="string" office:string-value="achooranam" calcext:value-type="string">
            <text:p>achooranam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53];[.F55]))*AND(EXACT([.F53];[.E55]));[.G53];&quot;Enter the Value&quot;)" office:value-type="string" office:string-value="10 Km By Bus" calcext:value-type="string">
            <text:p>10 Km By Bus</text:p>
          </table:table-cell>
          <table:table-cell table:style-name="ce2" table:number-columns-repeated="2"/>
          <table:table-cell table:style-name="ce2" table:formula="of:=[.J53]" office:value-type="float" office:value="25" calcext:value-type="float">
            <text:p>25</text:p>
          </table:table-cell>
          <table:table-cell table:style-name="ce2" table:number-columns-repeated="3"/>
          <table:table-cell table:style-name="ce2" table:formula="of:=[.I55]+[.J55]" office:value-type="float" office:value="25" calcext:value-type="float">
            <text:p>25</text:p>
          </table:table-cell>
          <table:table-cell table:style-name="ce2"/>
          <table:table-cell table:style-name="ce1" table:formula="of:=[.N53]+[.N54]+[.N55]" office:value-type="float" office:value="175" calcext:value-type="float">
            <text:p>1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18" calcext:value-type="float" table:number-columns-spanned="1" table:number-rows-spanned="3">
            <text:p>18</text:p>
          </table:table-cell>
          <table:covered-table-cell table:style-name="ce9"/>
          <table:table-cell table:style-name="ce45" office:value-type="string" calcext:value-type="string">
            <text:p>12-06-2023</text:p>
            <text:p>9:00 am</text:p>
          </table:table-cell>
          <table:table-cell table:style-name="ce2" office:value-type="string" calcext:value-type="string">
            <text:p>12-06-2023</text:p>
            <text:p>10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Thariyode VO</text:p>
          </table:table-cell>
          <table:table-cell table:style-name="ce2" table:formula="of:=IF(EXACT([.F56];[$Calc.$A$2]);CONCATENATE([$Calc.$B$2];[$Calc.$C$2]);IF(EXACT([.F56];[$Calc.$A$3]);CONCATENATE([$Calc.$B$3];[$Calc.$C$3]);IF(EXACT([.F56];[$Calc.$A$4]);CONCATENATE([$Calc.$B$4];[$Calc.$C$4]);IF(EXACT([.F56];[$Calc.$A$5]);CONCATENATE([$Calc.$B$5];[$Calc.$C$5]);IF(EXACT([.F56];[$Calc.$A$17]);CONCATENATE([$Calc.$B$17];[$Calc.$C$6]);IF(EXACT([.F56];[$Calc.$A$7]);CONCATENATE([$Calc.$B$7];[$Calc.$C$7]);IF(EXACT([.F56];[$Calc.$A$8]);CONCATENATE([$Calc.$B$8];[$Calc.$C$8]);IF(EXACT([.F56];[$Calc.$A$9]);CONCATENATE([$Calc.$B$9];[$Calc.$C$9]);IF(EXACT([.F56];[$Calc.$A$10]);CONCATENATE([$Calc.$B$10];[$Calc.$C$10]);IF(EXACT([.F56];[$Calc.$A$11]);CONCATENATE([$Calc.B$11];[$Calc.$C$11]);IF(EXACT([.F56];[$Calc.$A$12]);CONCATENATE([$Calc.$B$12];[$Calc.$C$12]);IF(EXACT([.F56];[$Calc.$A$13]);CONCATENATE([$Calc.$B$13];[$Calc.$C$13]);IF(EXACT([.F56];[$Calc.$A$14]);CONCATENATE([$Calc.$B$14];[$Calc.$C$14]);IF(EXACT([.F56];[$Calc.$A$15]);CONCATENATE([$Calc.$B$15];[$Calc.$C$15]);IF(EXACT([.F56];[$Calc.$A$16]);CONCATENATE([$Calc.$B$16];[$Calc.$C$16]);IF(EXACT([.F56];calc!#REF!);CONCATENATE(calc!#REF!;[$Calc.$C$17]);IF(EXACT([.F56];[$Calc.$A$18]);CONCATENATE([$Calc.$B$18];[$Calc.$C$18]);IF(EXACT([.F56];[$Calc.$A$22]);CONCATENATE([$Calc.$B$22];[$Calc.$C$22]);IF(EXACT([.F56];[$Calc.$A$23]);CONCATENATE([$Calc.$B$23];[$Calc.$C$23]);IF(EXACT([.F56];[$Calc.$A$24]);CONCATENATE([$Calc.$B$24];[$Calc.$C$24]);IF(EXACT([.F56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56];[$Calc.$A$2]);COM.MICROSOFT.CEILING([$Calc.$B$2]*2.5;1);IF(EXACT([.F56];[$Calc.$A$3]);COM.MICROSOFT.CEILING([$Calc.B$3]*2.5;1);IF(EXACT([.F56];[$Calc.$A$4]);COM.MICROSOFT.CEILING([$Calc.$B$4]*2.5;1);IF(EXACT([.F56];[$Calc.$A$5]);COM.MICROSOFT.CEILING([$Calc.B$5]*2.5;1);IF(EXACT([.F56];[$Calc.$A$17]);COM.MICROSOFT.CEILING([$Calc.$B$17]*2.5;1);IF(EXACT([.F56];[$Calc.$A$7]);COM.MICROSOFT.CEILING([$Calc.$B$7]*2.5;1);IF(EXACT([.F56];[$Calc.$A$8]);COM.MICROSOFT.CEILING([$Calc.$B$8]*2.5;1);IF(EXACT([.F56];[$Calc.$A$9]);COM.MICROSOFT.CEILING([$Calc.$B$9]*2.5;1);IF(EXACT([.F56];[$Calc.$A$10]);COM.MICROSOFT.CEILING([$Calc.B$10]*2.5;1);IF(EXACT([.F56];[$Calc.$A$11]);COM.MICROSOFT.CEILING([$Calc.$B$11]*2.5;1);IF(EXACT([.F56];[$Calc.$A$12]);COM.MICROSOFT.CEILING([$Calc.$B$12]*2.5;1);IF(EXACT([.F56];[$Calc.$A$13]);COM.MICROSOFT.CEILING([$Calc.$B$13]*2.5;1);IF(EXACT([.F56];[$Calc.$A$14]);COM.MICROSOFT.CEILING([$Calc.$B$14]*2.5;1);IF(EXACT([.F56];[$Calc.$A$15]);COM.MICROSOFT.CEILING([$Calc.$B$15]*2.5;1);IF(EXACT([.F56];[$Calc.$A$16]);COM.MICROSOFT.CEILING([$Calc.$B$16]*2.5;1);IF(EXACT([.F56];calc!#REF!);COM.MICROSOFT.CEILING(calc!#REF!*2.5;1);IF(EXACT([.F56];[$Calc.$A$18]);COM.MICROSOFT.CEILING([$Calc.$B$18]*2.5;1);IF(EXACT([.F56];[$Calc.$A$22]);COM.MICROSOFT.CEILING([$Calc.$B$22]*2.5;1);IF(EXACT([.F56];[$Calc.$A$23]);COM.MICROSOFT.CEILING([$Calc.$B$23]*2.5;1);IF(EXACT([.F56];[$Calc.$A$24]);COM.MICROSOFT.CEILING([$Calc.$B$24]*2.5;1);IF(EXACT([.F56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56]+[.J56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Printer issue at Thariyode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56]" office:value-type="string" office:string-value="12-06-2023&#10;10.00 am" calcext:value-type="string">
            <text:p>12-06-2023</text:p>
            <text:p>10.00 am</text:p>
          </table:table-cell>
          <table:table-cell table:style-name="ce45" table:formula="of:=[.C58]" office:value-type="string" office:string-value="12-06-2023&#10;5.00 pm" calcext:value-type="string">
            <text:p>12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57]=&quot;Halt&quot;; 125;IF([.E57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57]+[.L57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12-06-2023</text:p>
            <text:p>5.00 pm</text:p>
          </table:table-cell>
          <table:table-cell table:style-name="ce2" office:value-type="string" calcext:value-type="string">
            <text:p>12-06-2023</text:p>
            <text:p>7:00 pm</text:p>
          </table:table-cell>
          <table:table-cell table:style-name="ce2" table:formula="of:=[.F56]" office:value-type="string" office:string-value="Thariyode VO" calcext:value-type="string">
            <text:p>Thariyode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56];[.F58]))*AND(EXACT([.F56];[.E58]));[.G56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56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58]+[.J58]" office:value-type="float" office:value="40" calcext:value-type="float">
            <text:p>40</text:p>
          </table:table-cell>
          <table:table-cell table:style-name="ce2"/>
          <table:table-cell table:style-name="ce1" table:formula="of:=[.N56]+[.N57]+[.N58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19" calcext:value-type="float" table:number-columns-spanned="1" table:number-rows-spanned="3">
            <text:p>19</text:p>
          </table:table-cell>
          <table:covered-table-cell table:style-name="ce9"/>
          <table:table-cell table:style-name="ce45" office:value-type="string" calcext:value-type="string">
            <text:p>13-06-2023</text:p>
            <text:p>9:00 am</text:p>
          </table:table-cell>
          <table:table-cell table:style-name="ce2" office:value-type="string" calcext:value-type="string">
            <text:p>13-06-2023</text:p>
            <text:p>10.15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achooranam</text:p>
          </table:table-cell>
          <table:table-cell table:style-name="ce2" table:formula="of:=IF(EXACT([.F59];[$Calc.$A$2]);CONCATENATE([$Calc.$B$2];[$Calc.$C$2]);IF(EXACT([.F59];[$Calc.$A$3]);CONCATENATE([$Calc.$B$3];[$Calc.$C$3]);IF(EXACT([.F59];[$Calc.$A$4]);CONCATENATE([$Calc.$B$4];[$Calc.$C$4]);IF(EXACT([.F59];[$Calc.$A$5]);CONCATENATE([$Calc.$B$5];[$Calc.$C$5]);IF(EXACT([.F59];[$Calc.$A$17]);CONCATENATE([$Calc.$B$17];[$Calc.$C$6]);IF(EXACT([.F59];[$Calc.$A$7]);CONCATENATE([$Calc.$B$7];[$Calc.$C$7]);IF(EXACT([.F59];[$Calc.$A$8]);CONCATENATE([$Calc.$B$8];[$Calc.$C$8]);IF(EXACT([.F59];[$Calc.$A$9]);CONCATENATE([$Calc.$B$9];[$Calc.$C$9]);IF(EXACT([.F59];[$Calc.$A$10]);CONCATENATE([$Calc.$B$10];[$Calc.$C$10]);IF(EXACT([.F59];[$Calc.$A$11]);CONCATENATE([$Calc.B$11];[$Calc.$C$11]);IF(EXACT([.F59];[$Calc.$A$12]);CONCATENATE([$Calc.$B$12];[$Calc.$C$12]);IF(EXACT([.F59];[$Calc.$A$13]);CONCATENATE([$Calc.$B$13];[$Calc.$C$13]);IF(EXACT([.F59];[$Calc.$A$14]);CONCATENATE([$Calc.$B$14];[$Calc.$C$14]);IF(EXACT([.F59];[$Calc.$A$15]);CONCATENATE([$Calc.$B$15];[$Calc.$C$15]);IF(EXACT([.F59];[$Calc.$A$16]);CONCATENATE([$Calc.$B$16];[$Calc.$C$16]);IF(EXACT([.F59];calc!#REF!);CONCATENATE(calc!#REF!;[$Calc.$C$17]);IF(EXACT([.F59];[$Calc.$A$18]);CONCATENATE([$Calc.$B$18];[$Calc.$C$18]);IF(EXACT([.F59];[$Calc.$A$22]);CONCATENATE([$Calc.$B$22];[$Calc.$C$22]);IF(EXACT([.F59];[$Calc.$A$23]);CONCATENATE([$Calc.$B$23];[$Calc.$C$23]);IF(EXACT([.F59];[$Calc.$A$24]);CONCATENATE([$Calc.$B$24];[$Calc.$C$24]);IF(EXACT([.F59];[$Calc.$A$25]);CONCATENATE([$Calc.$B$25];[$Calc.$C$25]))))))))))))))))))))))" office:value-type="string" office:string-value="10 Km By Bus" calcext:value-type="string">
            <text:p>10 Km By Bus</text:p>
          </table:table-cell>
          <table:table-cell table:style-name="ce49"/>
          <table:table-cell table:style-name="ce2"/>
          <table:table-cell table:style-name="ce2" table:formula="of:=IF(EXACT([.F59];[$Calc.$A$2]);COM.MICROSOFT.CEILING([$Calc.$B$2]*2.5;1);IF(EXACT([.F59];[$Calc.$A$3]);COM.MICROSOFT.CEILING([$Calc.B$3]*2.5;1);IF(EXACT([.F59];[$Calc.$A$4]);COM.MICROSOFT.CEILING([$Calc.$B$4]*2.5;1);IF(EXACT([.F59];[$Calc.$A$5]);COM.MICROSOFT.CEILING([$Calc.B$5]*2.5;1);IF(EXACT([.F59];[$Calc.$A$17]);COM.MICROSOFT.CEILING([$Calc.$B$17]*2.5;1);IF(EXACT([.F59];[$Calc.$A$7]);COM.MICROSOFT.CEILING([$Calc.$B$7]*2.5;1);IF(EXACT([.F59];[$Calc.$A$8]);COM.MICROSOFT.CEILING([$Calc.$B$8]*2.5;1);IF(EXACT([.F59];[$Calc.$A$9]);COM.MICROSOFT.CEILING([$Calc.$B$9]*2.5;1);IF(EXACT([.F59];[$Calc.$A$10]);COM.MICROSOFT.CEILING([$Calc.B$10]*2.5;1);IF(EXACT([.F59];[$Calc.$A$11]);COM.MICROSOFT.CEILING([$Calc.$B$11]*2.5;1);IF(EXACT([.F59];[$Calc.$A$12]);COM.MICROSOFT.CEILING([$Calc.$B$12]*2.5;1);IF(EXACT([.F59];[$Calc.$A$13]);COM.MICROSOFT.CEILING([$Calc.$B$13]*2.5;1);IF(EXACT([.F59];[$Calc.$A$14]);COM.MICROSOFT.CEILING([$Calc.$B$14]*2.5;1);IF(EXACT([.F59];[$Calc.$A$15]);COM.MICROSOFT.CEILING([$Calc.$B$15]*2.5;1);IF(EXACT([.F59];[$Calc.$A$16]);COM.MICROSOFT.CEILING([$Calc.$B$16]*2.5;1);IF(EXACT([.F59];calc!#REF!);COM.MICROSOFT.CEILING(calc!#REF!*2.5;1);IF(EXACT([.F59];[$Calc.$A$18]);COM.MICROSOFT.CEILING([$Calc.$B$18]*2.5;1);IF(EXACT([.F59];[$Calc.$A$22]);COM.MICROSOFT.CEILING([$Calc.$B$22]*2.5;1);IF(EXACT([.F59];[$Calc.$A$23]);COM.MICROSOFT.CEILING([$Calc.$B$23]*2.5;1);IF(EXACT([.F59];[$Calc.$A$24]);COM.MICROSOFT.CEILING([$Calc.$B$24]*2.5;1);IF(EXACT([.F59];[$Calc.$A$25]);COM.MICROSOFT.CEILING([$Calc.$B$25]*2.5;1))))))))))))))))))))))" office:value-type="float" office:value="25" calcext:value-type="float">
            <text:p>25</text:p>
          </table:table-cell>
          <table:table-cell table:style-name="ce2" table:number-columns-repeated="3"/>
          <table:table-cell table:style-name="ce2" table:formula="of:=[.I59]+[.J59]" office:value-type="float" office:value="25" calcext:value-type="float">
            <text:p>2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oftware support at Achooranam <text:s/>village office and RCC <text:s/>tarining 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59]" office:value-type="string" office:string-value="13-06-2023&#10;10.15 am" calcext:value-type="string">
            <text:p>13-06-2023</text:p>
            <text:p>10.15 am</text:p>
          </table:table-cell>
          <table:table-cell table:style-name="ce45" table:formula="of:=[.C61]" office:value-type="string" office:string-value="13-06-2023&#10;5.00 pm" calcext:value-type="string">
            <text:p>13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60]=&quot;Halt&quot;; 125;IF([.E60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60]+[.L60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13-06-2023</text:p>
            <text:p>5.00 pm</text:p>
          </table:table-cell>
          <table:table-cell table:style-name="ce2" office:value-type="string" calcext:value-type="string">
            <text:p>13-06-2023</text:p>
            <text:p>6:00 pm</text:p>
          </table:table-cell>
          <table:table-cell table:style-name="ce2" table:formula="of:=[.F59]" office:value-type="string" office:string-value="achooranam" calcext:value-type="string">
            <text:p>achooranam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59];[.F61]))*AND(EXACT([.F59];[.E61]));[.G59];&quot;Enter the Value&quot;)" office:value-type="string" office:string-value="10 Km By Bus" calcext:value-type="string">
            <text:p>10 Km By Bus</text:p>
          </table:table-cell>
          <table:table-cell table:style-name="ce2" table:number-columns-repeated="2"/>
          <table:table-cell table:style-name="ce2" table:formula="of:=[.J59]" office:value-type="float" office:value="25" calcext:value-type="float">
            <text:p>25</text:p>
          </table:table-cell>
          <table:table-cell table:style-name="ce2" table:number-columns-repeated="3"/>
          <table:table-cell table:style-name="ce2" table:formula="of:=[.I61]+[.J61]" office:value-type="float" office:value="25" calcext:value-type="float">
            <text:p>25</text:p>
          </table:table-cell>
          <table:table-cell table:style-name="ce2"/>
          <table:table-cell table:style-name="ce1" table:formula="of:=[.N59]+[.N60]+[.N61]" office:value-type="float" office:value="175" calcext:value-type="float">
            <text:p>1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0" calcext:value-type="float" table:number-columns-spanned="1" table:number-rows-spanned="3">
            <text:p>20</text:p>
          </table:table-cell>
          <table:covered-table-cell table:style-name="ce7"/>
          <table:table-cell table:style-name="ce45" office:value-type="string" calcext:value-type="string">
            <text:p>14-06-2023</text:p>
            <text:p>9:00 am</text:p>
          </table:table-cell>
          <table:table-cell table:style-name="ce2" office:value-type="string" calcext:value-type="string">
            <text:p>14-06-2023</text:p>
            <text:p>10.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uppadithara</text:p>
          </table:table-cell>
          <table:table-cell table:style-name="ce2" table:formula="of:=IF(EXACT([.F62];[$Calc.$A$2]);CONCATENATE([$Calc.$B$2];[$Calc.$C$2]);IF(EXACT([.F62];[$Calc.$A$3]);CONCATENATE([$Calc.$B$3];[$Calc.$C$3]);IF(EXACT([.F62];[$Calc.$A$4]);CONCATENATE([$Calc.$B$4];[$Calc.$C$4]);IF(EXACT([.F62];[$Calc.$A$5]);CONCATENATE([$Calc.$B$5];[$Calc.$C$5]);IF(EXACT([.F62];[$Calc.$A$17]);CONCATENATE([$Calc.$B$17];[$Calc.$C$6]);IF(EXACT([.F62];[$Calc.$A$7]);CONCATENATE([$Calc.$B$7];[$Calc.$C$7]);IF(EXACT([.F62];[$Calc.$A$8]);CONCATENATE([$Calc.$B$8];[$Calc.$C$8]);IF(EXACT([.F62];[$Calc.$A$9]);CONCATENATE([$Calc.$B$9];[$Calc.$C$9]);IF(EXACT([.F62];[$Calc.$A$10]);CONCATENATE([$Calc.$B$10];[$Calc.$C$10]);IF(EXACT([.F62];[$Calc.$A$11]);CONCATENATE([$Calc.B$11];[$Calc.$C$11]);IF(EXACT([.F62];[$Calc.$A$12]);CONCATENATE([$Calc.$B$12];[$Calc.$C$12]);IF(EXACT([.F62];[$Calc.$A$13]);CONCATENATE([$Calc.$B$13];[$Calc.$C$13]);IF(EXACT([.F62];[$Calc.$A$14]);CONCATENATE([$Calc.$B$14];[$Calc.$C$14]);IF(EXACT([.F62];[$Calc.$A$15]);CONCATENATE([$Calc.$B$15];[$Calc.$C$15]);IF(EXACT([.F62];[$Calc.$A$16]);CONCATENATE([$Calc.$B$16];[$Calc.$C$16]);IF(EXACT([.F62];calc!#REF!);CONCATENATE(calc!#REF!;[$Calc.$C$17]);IF(EXACT([.F62];[$Calc.$A$18]);CONCATENATE([$Calc.$B$18];[$Calc.$C$18]);IF(EXACT([.F62];[$Calc.$A$22]);CONCATENATE([$Calc.$B$22];[$Calc.$C$22]);IF(EXACT([.F62];[$Calc.$A$23]);CONCATENATE([$Calc.$B$23];[$Calc.$C$23]);IF(EXACT([.F62];[$Calc.$A$24]);CONCATENATE([$Calc.$B$24];[$Calc.$C$24]);IF(EXACT([.F62];[$Calc.$A$25]);CONCATENATE([$Calc.$B$25];[$Calc.$C$25]))))))))))))))))))))))" office:value-type="string" office:string-value="30 Km By Bus" calcext:value-type="string">
            <text:p>30 Km By Bus</text:p>
          </table:table-cell>
          <table:table-cell table:style-name="ce49"/>
          <table:table-cell table:style-name="ce2"/>
          <table:table-cell table:style-name="ce2" table:formula="of:=IF(EXACT([.F62];[$Calc.$A$2]);COM.MICROSOFT.CEILING([$Calc.$B$2]*2.5;1);IF(EXACT([.F62];[$Calc.$A$3]);COM.MICROSOFT.CEILING([$Calc.B$3]*2.5;1);IF(EXACT([.F62];[$Calc.$A$4]);COM.MICROSOFT.CEILING([$Calc.$B$4]*2.5;1);IF(EXACT([.F62];[$Calc.$A$5]);COM.MICROSOFT.CEILING([$Calc.B$5]*2.5;1);IF(EXACT([.F62];[$Calc.$A$17]);COM.MICROSOFT.CEILING([$Calc.$B$17]*2.5;1);IF(EXACT([.F62];[$Calc.$A$7]);COM.MICROSOFT.CEILING([$Calc.$B$7]*2.5;1);IF(EXACT([.F62];[$Calc.$A$8]);COM.MICROSOFT.CEILING([$Calc.$B$8]*2.5;1);IF(EXACT([.F62];[$Calc.$A$9]);COM.MICROSOFT.CEILING([$Calc.$B$9]*2.5;1);IF(EXACT([.F62];[$Calc.$A$10]);COM.MICROSOFT.CEILING([$Calc.B$10]*2.5;1);IF(EXACT([.F62];[$Calc.$A$11]);COM.MICROSOFT.CEILING([$Calc.$B$11]*2.5;1);IF(EXACT([.F62];[$Calc.$A$12]);COM.MICROSOFT.CEILING([$Calc.$B$12]*2.5;1);IF(EXACT([.F62];[$Calc.$A$13]);COM.MICROSOFT.CEILING([$Calc.$B$13]*2.5;1);IF(EXACT([.F62];[$Calc.$A$14]);COM.MICROSOFT.CEILING([$Calc.$B$14]*2.5;1);IF(EXACT([.F62];[$Calc.$A$15]);COM.MICROSOFT.CEILING([$Calc.$B$15]*2.5;1);IF(EXACT([.F62];[$Calc.$A$16]);COM.MICROSOFT.CEILING([$Calc.$B$16]*2.5;1);IF(EXACT([.F62];calc!#REF!);COM.MICROSOFT.CEILING(calc!#REF!*2.5;1);IF(EXACT([.F62];[$Calc.$A$18]);COM.MICROSOFT.CEILING([$Calc.$B$18]*2.5;1);IF(EXACT([.F62];[$Calc.$A$22]);COM.MICROSOFT.CEILING([$Calc.$B$22]*2.5;1);IF(EXACT([.F62];[$Calc.$A$23]);COM.MICROSOFT.CEILING([$Calc.$B$23]*2.5;1);IF(EXACT([.F62];[$Calc.$A$24]);COM.MICROSOFT.CEILING([$Calc.$B$24]*2.5;1);IF(EXACT([.F62];[$Calc.$A$25]);COM.MICROSOFT.CEILING([$Calc.$B$25]*2.5;1))))))))))))))))))))))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62]+[.J62]" office:value-type="float" office:value="75" calcext:value-type="float">
            <text:p>7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oftware support at Kuppadithara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62]" office:value-type="string" office:string-value="14-06-2023&#10;10.30 am" calcext:value-type="string">
            <text:p>14-06-2023</text:p>
            <text:p>10.30 am</text:p>
          </table:table-cell>
          <table:table-cell table:style-name="ce45" table:formula="of:=[.C64]" office:value-type="string" office:string-value="14-06-2023&#10;5.00 pm" calcext:value-type="string">
            <text:p>14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63]=&quot;Halt&quot;; 125;IF([.E63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63]+[.L63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14-06-2023</text:p>
            <text:p>5.00 pm</text:p>
          </table:table-cell>
          <table:table-cell table:style-name="ce2" office:value-type="string" calcext:value-type="string">
            <text:p>14-06-2023</text:p>
            <text:p>6:30 pm</text:p>
          </table:table-cell>
          <table:table-cell table:style-name="ce2" table:formula="of:=[.F62]" office:value-type="string" office:string-value="Kuppadithara" calcext:value-type="string">
            <text:p>Kuppadithara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62];[.F64]))*AND(EXACT([.F62];[.E64]));[.G62];&quot;Enter the Value&quot;)" office:value-type="string" office:string-value="30 Km By Bus" calcext:value-type="string">
            <text:p>30 Km By Bus</text:p>
          </table:table-cell>
          <table:table-cell table:style-name="ce2" table:number-columns-repeated="2"/>
          <table:table-cell table:style-name="ce2" table:formula="of:=[.J62]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64]+[.J64]" office:value-type="float" office:value="75" calcext:value-type="float">
            <text:p>75</text:p>
          </table:table-cell>
          <table:table-cell table:style-name="ce2"/>
          <table:table-cell table:style-name="ce1" table:formula="of:=[.N62]+[.N63]+[.N64]" office:value-type="float" office:value="275" calcext:value-type="float">
            <text:p>2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1" calcext:value-type="float" table:number-columns-spanned="1" table:number-rows-spanned="3">
            <text:p>21</text:p>
          </table:table-cell>
          <table:table-cell table:style-name="ce7" office:value-type="string" calcext:value-type="string" table:number-columns-spanned="1" table:number-rows-spanned="23">
            <text:p>MUHAMMED YASEEN K C, Hand Hold Support Engineer, eDistrict, Scale of pay : 21000 , Headquarters : District Collectorte <text:s/>Wayanad</text:p>
          </table:table-cell>
          <table:table-cell table:style-name="ce45" office:value-type="string" calcext:value-type="string">
            <text:p>19-06-2023</text:p>
            <text:p>9:00 am</text:p>
          </table:table-cell>
          <table:table-cell table:style-name="ce2" office:value-type="string" calcext:value-type="string">
            <text:p>19-06-2023</text:p>
            <text:p>10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2" table:formula="of:=IF(EXACT([.F65];[$Calc.$A$2]);CONCATENATE([$Calc.$B$2];[$Calc.$C$2]);IF(EXACT([.F65];[$Calc.$A$3]);CONCATENATE([$Calc.$B$3];[$Calc.$C$3]);IF(EXACT([.F65];[$Calc.$A$4]);CONCATENATE([$Calc.$B$4];[$Calc.$C$4]);IF(EXACT([.F65];[$Calc.$A$5]);CONCATENATE([$Calc.$B$5];[$Calc.$C$5]);IF(EXACT([.F65];[$Calc.$A$17]);CONCATENATE([$Calc.$B$17];[$Calc.$C$6]);IF(EXACT([.F65];[$Calc.$A$7]);CONCATENATE([$Calc.$B$7];[$Calc.$C$7]);IF(EXACT([.F65];[$Calc.$A$8]);CONCATENATE([$Calc.$B$8];[$Calc.$C$8]);IF(EXACT([.F65];[$Calc.$A$9]);CONCATENATE([$Calc.$B$9];[$Calc.$C$9]);IF(EXACT([.F65];[$Calc.$A$10]);CONCATENATE([$Calc.$B$10];[$Calc.$C$10]);IF(EXACT([.F65];[$Calc.$A$11]);CONCATENATE([$Calc.B$11];[$Calc.$C$11]);IF(EXACT([.F65];[$Calc.$A$12]);CONCATENATE([$Calc.$B$12];[$Calc.$C$12]);IF(EXACT([.F65];[$Calc.$A$13]);CONCATENATE([$Calc.$B$13];[$Calc.$C$13]);IF(EXACT([.F65];[$Calc.$A$14]);CONCATENATE([$Calc.$B$14];[$Calc.$C$14]);IF(EXACT([.F65];[$Calc.$A$15]);CONCATENATE([$Calc.$B$15];[$Calc.$C$15]);IF(EXACT([.F65];[$Calc.$A$16]);CONCATENATE([$Calc.$B$16];[$Calc.$C$16]);IF(EXACT([.F65];calc!#REF!);CONCATENATE(calc!#REF!;[$Calc.$C$17]);IF(EXACT([.F65];[$Calc.$A$18]);CONCATENATE([$Calc.$B$18];[$Calc.$C$18]);IF(EXACT([.F65];[$Calc.$A$22]);CONCATENATE([$Calc.$B$22];[$Calc.$C$22]);IF(EXACT([.F65];[$Calc.$A$23]);CONCATENATE([$Calc.$B$23];[$Calc.$C$23]);IF(EXACT([.F65];[$Calc.$A$24]);CONCATENATE([$Calc.$B$24];[$Calc.$C$24]);IF(EXACT([.F65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65];[$Calc.$A$2]);COM.MICROSOFT.CEILING([$Calc.$B$2]*2.5;1);IF(EXACT([.F65];[$Calc.$A$3]);COM.MICROSOFT.CEILING([$Calc.B$3]*2.5;1);IF(EXACT([.F65];[$Calc.$A$4]);COM.MICROSOFT.CEILING([$Calc.$B$4]*2.5;1);IF(EXACT([.F65];[$Calc.$A$5]);COM.MICROSOFT.CEILING([$Calc.B$5]*2.5;1);IF(EXACT([.F65];[$Calc.$A$17]);COM.MICROSOFT.CEILING([$Calc.$B$17]*2.5;1);IF(EXACT([.F65];[$Calc.$A$7]);COM.MICROSOFT.CEILING([$Calc.$B$7]*2.5;1);IF(EXACT([.F65];[$Calc.$A$8]);COM.MICROSOFT.CEILING([$Calc.$B$8]*2.5;1);IF(EXACT([.F65];[$Calc.$A$9]);COM.MICROSOFT.CEILING([$Calc.$B$9]*2.5;1);IF(EXACT([.F65];[$Calc.$A$10]);COM.MICROSOFT.CEILING([$Calc.B$10]*2.5;1);IF(EXACT([.F65];[$Calc.$A$11]);COM.MICROSOFT.CEILING([$Calc.$B$11]*2.5;1);IF(EXACT([.F65];[$Calc.$A$12]);COM.MICROSOFT.CEILING([$Calc.$B$12]*2.5;1);IF(EXACT([.F65];[$Calc.$A$13]);COM.MICROSOFT.CEILING([$Calc.$B$13]*2.5;1);IF(EXACT([.F65];[$Calc.$A$14]);COM.MICROSOFT.CEILING([$Calc.$B$14]*2.5;1);IF(EXACT([.F65];[$Calc.$A$15]);COM.MICROSOFT.CEILING([$Calc.$B$15]*2.5;1);IF(EXACT([.F65];[$Calc.$A$16]);COM.MICROSOFT.CEILING([$Calc.$B$16]*2.5;1);IF(EXACT([.F65];calc!#REF!);COM.MICROSOFT.CEILING(calc!#REF!*2.5;1);IF(EXACT([.F65];[$Calc.$A$18]);COM.MICROSOFT.CEILING([$Calc.$B$18]*2.5;1);IF(EXACT([.F65];[$Calc.$A$22]);COM.MICROSOFT.CEILING([$Calc.$B$22]*2.5;1);IF(EXACT([.F65];[$Calc.$A$23]);COM.MICROSOFT.CEILING([$Calc.$B$23]*2.5;1);IF(EXACT([.F65];[$Calc.$A$24]);COM.MICROSOFT.CEILING([$Calc.$B$24]*2.5;1);IF(EXACT([.F65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65]+[.J65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Training at Kavumannam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65]" office:value-type="string" office:string-value="19-06-2023&#10;10.00 am" calcext:value-type="string">
            <text:p>19-06-2023</text:p>
            <text:p>10.00 am</text:p>
          </table:table-cell>
          <table:table-cell table:style-name="ce45" table:formula="of:=[.C67]" office:value-type="string" office:string-value="19-06-2023&#10;5.00 pm" calcext:value-type="string">
            <text:p>19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66]=&quot;Halt&quot;; 125;IF([.E66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66]+[.L66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19-06-2023</text:p>
            <text:p>5.00 pm</text:p>
          </table:table-cell>
          <table:table-cell table:style-name="ce2" office:value-type="string" calcext:value-type="string">
            <text:p>19-06-2023</text:p>
            <text:p>6:30 pm</text:p>
          </table:table-cell>
          <table:table-cell table:style-name="ce2" table:formula="of:=[.F65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65];[.F67]))*AND(EXACT([.F65];[.E67]));[.G65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65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67]+[.J67]" office:value-type="float" office:value="40" calcext:value-type="float">
            <text:p>40</text:p>
          </table:table-cell>
          <table:table-cell table:style-name="ce2"/>
          <table:table-cell table:style-name="ce1" table:formula="of:=[.N65]+[.N66]+[.N67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2" calcext:value-type="float" table:number-columns-spanned="1" table:number-rows-spanned="3">
            <text:p>22</text:p>
          </table:table-cell>
          <table:covered-table-cell table:style-name="ce7"/>
          <table:table-cell table:style-name="ce45" office:value-type="string" calcext:value-type="string">
            <text:p>21-06-2023</text:p>
            <text:p>9:15 am</text:p>
          </table:table-cell>
          <table:table-cell table:style-name="ce2" office:value-type="string" calcext:value-type="string">
            <text:p>21-06-2023</text:p>
            <text:p>10.15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vummannam vo</text:p>
          </table:table-cell>
          <table:table-cell table:style-name="ce2" table:formula="of:=IF(EXACT([.F68];[$Calc.$A$2]);CONCATENATE([$Calc.$B$2];[$Calc.$C$2]);IF(EXACT([.F68];[$Calc.$A$3]);CONCATENATE([$Calc.$B$3];[$Calc.$C$3]);IF(EXACT([.F68];[$Calc.$A$4]);CONCATENATE([$Calc.$B$4];[$Calc.$C$4]);IF(EXACT([.F68];[$Calc.$A$5]);CONCATENATE([$Calc.$B$5];[$Calc.$C$5]);IF(EXACT([.F68];[$Calc.$A$17]);CONCATENATE([$Calc.$B$17];[$Calc.$C$6]);IF(EXACT([.F68];[$Calc.$A$7]);CONCATENATE([$Calc.$B$7];[$Calc.$C$7]);IF(EXACT([.F68];[$Calc.$A$8]);CONCATENATE([$Calc.$B$8];[$Calc.$C$8]);IF(EXACT([.F68];[$Calc.$A$9]);CONCATENATE([$Calc.$B$9];[$Calc.$C$9]);IF(EXACT([.F68];[$Calc.$A$10]);CONCATENATE([$Calc.$B$10];[$Calc.$C$10]);IF(EXACT([.F68];[$Calc.$A$11]);CONCATENATE([$Calc.B$11];[$Calc.$C$11]);IF(EXACT([.F68];[$Calc.$A$12]);CONCATENATE([$Calc.$B$12];[$Calc.$C$12]);IF(EXACT([.F68];[$Calc.$A$13]);CONCATENATE([$Calc.$B$13];[$Calc.$C$13]);IF(EXACT([.F68];[$Calc.$A$14]);CONCATENATE([$Calc.$B$14];[$Calc.$C$14]);IF(EXACT([.F68];[$Calc.$A$15]);CONCATENATE([$Calc.$B$15];[$Calc.$C$15]);IF(EXACT([.F68];[$Calc.$A$16]);CONCATENATE([$Calc.$B$16];[$Calc.$C$16]);IF(EXACT([.F68];calc!#REF!);CONCATENATE(calc!#REF!;[$Calc.$C$17]);IF(EXACT([.F68];[$Calc.$A$18]);CONCATENATE([$Calc.$B$18];[$Calc.$C$18]);IF(EXACT([.F68];[$Calc.$A$22]);CONCATENATE([$Calc.$B$22];[$Calc.$C$22]);IF(EXACT([.F68];[$Calc.$A$23]);CONCATENATE([$Calc.$B$23];[$Calc.$C$23]);IF(EXACT([.F68];[$Calc.$A$24]);CONCATENATE([$Calc.$B$24];[$Calc.$C$24]);IF(EXACT([.F68];[$Calc.$A$25]);CONCATENATE([$Calc.$B$25];[$Calc.$C$25]))))))))))))))))))))))" office:value-type="string" office:string-value="16 Km By Bus" calcext:value-type="string">
            <text:p>16 Km By Bus</text:p>
          </table:table-cell>
          <table:table-cell table:style-name="ce49"/>
          <table:table-cell table:style-name="ce2"/>
          <table:table-cell table:style-name="ce2" table:formula="of:=IF(EXACT([.F68];[$Calc.$A$2]);COM.MICROSOFT.CEILING([$Calc.$B$2]*2.5;1);IF(EXACT([.F68];[$Calc.$A$3]);COM.MICROSOFT.CEILING([$Calc.B$3]*2.5;1);IF(EXACT([.F68];[$Calc.$A$4]);COM.MICROSOFT.CEILING([$Calc.$B$4]*2.5;1);IF(EXACT([.F68];[$Calc.$A$5]);COM.MICROSOFT.CEILING([$Calc.B$5]*2.5;1);IF(EXACT([.F68];[$Calc.$A$17]);COM.MICROSOFT.CEILING([$Calc.$B$17]*2.5;1);IF(EXACT([.F68];[$Calc.$A$7]);COM.MICROSOFT.CEILING([$Calc.$B$7]*2.5;1);IF(EXACT([.F68];[$Calc.$A$8]);COM.MICROSOFT.CEILING([$Calc.$B$8]*2.5;1);IF(EXACT([.F68];[$Calc.$A$9]);COM.MICROSOFT.CEILING([$Calc.$B$9]*2.5;1);IF(EXACT([.F68];[$Calc.$A$10]);COM.MICROSOFT.CEILING([$Calc.B$10]*2.5;1);IF(EXACT([.F68];[$Calc.$A$11]);COM.MICROSOFT.CEILING([$Calc.$B$11]*2.5;1);IF(EXACT([.F68];[$Calc.$A$12]);COM.MICROSOFT.CEILING([$Calc.$B$12]*2.5;1);IF(EXACT([.F68];[$Calc.$A$13]);COM.MICROSOFT.CEILING([$Calc.$B$13]*2.5;1);IF(EXACT([.F68];[$Calc.$A$14]);COM.MICROSOFT.CEILING([$Calc.$B$14]*2.5;1);IF(EXACT([.F68];[$Calc.$A$15]);COM.MICROSOFT.CEILING([$Calc.$B$15]*2.5;1);IF(EXACT([.F68];[$Calc.$A$16]);COM.MICROSOFT.CEILING([$Calc.$B$16]*2.5;1);IF(EXACT([.F68];calc!#REF!);COM.MICROSOFT.CEILING(calc!#REF!*2.5;1);IF(EXACT([.F68];[$Calc.$A$18]);COM.MICROSOFT.CEILING([$Calc.$B$18]*2.5;1);IF(EXACT([.F68];[$Calc.$A$22]);COM.MICROSOFT.CEILING([$Calc.$B$22]*2.5;1);IF(EXACT([.F68];[$Calc.$A$23]);COM.MICROSOFT.CEILING([$Calc.$B$23]*2.5;1);IF(EXACT([.F68];[$Calc.$A$24]);COM.MICROSOFT.CEILING([$Calc.$B$24]*2.5;1);IF(EXACT([.F68];[$Calc.$A$25]);COM.MICROSOFT.CEILING([$Calc.$B$25]*2.5;1))))))))))))))))))))))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68]+[.J68]" office:value-type="float" office:value="40" calcext:value-type="float">
            <text:p>4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Printer andf software issue at <text:s/>kavumannam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68]" office:value-type="string" office:string-value="21-06-2023&#10;10.15 am" calcext:value-type="string">
            <text:p>21-06-2023</text:p>
            <text:p>10.15 am</text:p>
          </table:table-cell>
          <table:table-cell table:style-name="ce45" table:formula="of:=[.C70]" office:value-type="string" office:string-value="21-06-2023&#10;5.00 pm" calcext:value-type="string">
            <text:p>21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69]=&quot;Halt&quot;; 125;IF([.E69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69]+[.L69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21-06-2023</text:p>
            <text:p>5.00 pm</text:p>
          </table:table-cell>
          <table:table-cell table:style-name="ce2" office:value-type="string" calcext:value-type="string">
            <text:p>21-06-2023</text:p>
            <text:p>6:00 pm</text:p>
          </table:table-cell>
          <table:table-cell table:style-name="ce2" table:formula="of:=[.F68]" office:value-type="string" office:string-value="Kavummannam vo" calcext:value-type="string">
            <text:p>Kavummannam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68];[.F70]))*AND(EXACT([.F68];[.E70]));[.G68];&quot;Enter the Value&quot;)" office:value-type="string" office:string-value="16 Km By Bus" calcext:value-type="string">
            <text:p>16 Km By Bus</text:p>
          </table:table-cell>
          <table:table-cell table:style-name="ce2" table:number-columns-repeated="2"/>
          <table:table-cell table:style-name="ce2" table:formula="of:=[.J68]" office:value-type="float" office:value="40" calcext:value-type="float">
            <text:p>40</text:p>
          </table:table-cell>
          <table:table-cell table:style-name="ce2" table:number-columns-repeated="3"/>
          <table:table-cell table:style-name="ce2" table:formula="of:=[.I70]+[.J70]" office:value-type="float" office:value="40" calcext:value-type="float">
            <text:p>40</text:p>
          </table:table-cell>
          <table:table-cell table:style-name="ce2"/>
          <table:table-cell table:style-name="ce1" table:formula="of:=[.N68]+[.N69]+[.N70]" office:value-type="float" office:value="205" calcext:value-type="float">
            <text:p>20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3" calcext:value-type="float" table:number-columns-spanned="1" table:number-rows-spanned="3">
            <text:p>23</text:p>
          </table:table-cell>
          <table:covered-table-cell table:style-name="ce7"/>
          <table:table-cell table:style-name="ce45" office:value-type="string" calcext:value-type="string">
            <text:p>23-06-2023</text:p>
            <text:p>9:15 am</text:p>
          </table:table-cell>
          <table:table-cell table:style-name="ce2" office:value-type="string" calcext:value-type="string">
            <text:p>23-06-2023</text:p>
            <text:p>10.45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uppadithara</text:p>
          </table:table-cell>
          <table:table-cell table:style-name="ce2" table:formula="of:=IF(EXACT([.F71];[$Calc.$A$2]);CONCATENATE([$Calc.$B$2];[$Calc.$C$2]);IF(EXACT([.F71];[$Calc.$A$3]);CONCATENATE([$Calc.$B$3];[$Calc.$C$3]);IF(EXACT([.F71];[$Calc.$A$4]);CONCATENATE([$Calc.$B$4];[$Calc.$C$4]);IF(EXACT([.F71];[$Calc.$A$5]);CONCATENATE([$Calc.$B$5];[$Calc.$C$5]);IF(EXACT([.F71];[$Calc.$A$17]);CONCATENATE([$Calc.$B$17];[$Calc.$C$6]);IF(EXACT([.F71];[$Calc.$A$7]);CONCATENATE([$Calc.$B$7];[$Calc.$C$7]);IF(EXACT([.F71];[$Calc.$A$8]);CONCATENATE([$Calc.$B$8];[$Calc.$C$8]);IF(EXACT([.F71];[$Calc.$A$9]);CONCATENATE([$Calc.$B$9];[$Calc.$C$9]);IF(EXACT([.F71];[$Calc.$A$10]);CONCATENATE([$Calc.$B$10];[$Calc.$C$10]);IF(EXACT([.F71];[$Calc.$A$11]);CONCATENATE([$Calc.B$11];[$Calc.$C$11]);IF(EXACT([.F71];[$Calc.$A$12]);CONCATENATE([$Calc.$B$12];[$Calc.$C$12]);IF(EXACT([.F71];[$Calc.$A$13]);CONCATENATE([$Calc.$B$13];[$Calc.$C$13]);IF(EXACT([.F71];[$Calc.$A$14]);CONCATENATE([$Calc.$B$14];[$Calc.$C$14]);IF(EXACT([.F71];[$Calc.$A$15]);CONCATENATE([$Calc.$B$15];[$Calc.$C$15]);IF(EXACT([.F71];[$Calc.$A$16]);CONCATENATE([$Calc.$B$16];[$Calc.$C$16]);IF(EXACT([.F71];calc!#REF!);CONCATENATE(calc!#REF!;[$Calc.$C$17]);IF(EXACT([.F71];[$Calc.$A$18]);CONCATENATE([$Calc.$B$18];[$Calc.$C$18]);IF(EXACT([.F71];[$Calc.$A$22]);CONCATENATE([$Calc.$B$22];[$Calc.$C$22]);IF(EXACT([.F71];[$Calc.$A$23]);CONCATENATE([$Calc.$B$23];[$Calc.$C$23]);IF(EXACT([.F71];[$Calc.$A$24]);CONCATENATE([$Calc.$B$24];[$Calc.$C$24]);IF(EXACT([.F71];[$Calc.$A$25]);CONCATENATE([$Calc.$B$25];[$Calc.$C$25]))))))))))))))))))))))" office:value-type="string" office:string-value="30 Km By Bus" calcext:value-type="string">
            <text:p>30 Km By Bus</text:p>
          </table:table-cell>
          <table:table-cell table:style-name="ce49"/>
          <table:table-cell table:style-name="ce2"/>
          <table:table-cell table:style-name="ce2" table:formula="of:=IF(EXACT([.F71];[$Calc.$A$2]);COM.MICROSOFT.CEILING([$Calc.$B$2]*2.5;1);IF(EXACT([.F71];[$Calc.$A$3]);COM.MICROSOFT.CEILING([$Calc.B$3]*2.5;1);IF(EXACT([.F71];[$Calc.$A$4]);COM.MICROSOFT.CEILING([$Calc.$B$4]*2.5;1);IF(EXACT([.F71];[$Calc.$A$5]);COM.MICROSOFT.CEILING([$Calc.B$5]*2.5;1);IF(EXACT([.F71];[$Calc.$A$17]);COM.MICROSOFT.CEILING([$Calc.$B$17]*2.5;1);IF(EXACT([.F71];[$Calc.$A$7]);COM.MICROSOFT.CEILING([$Calc.$B$7]*2.5;1);IF(EXACT([.F71];[$Calc.$A$8]);COM.MICROSOFT.CEILING([$Calc.$B$8]*2.5;1);IF(EXACT([.F71];[$Calc.$A$9]);COM.MICROSOFT.CEILING([$Calc.$B$9]*2.5;1);IF(EXACT([.F71];[$Calc.$A$10]);COM.MICROSOFT.CEILING([$Calc.B$10]*2.5;1);IF(EXACT([.F71];[$Calc.$A$11]);COM.MICROSOFT.CEILING([$Calc.$B$11]*2.5;1);IF(EXACT([.F71];[$Calc.$A$12]);COM.MICROSOFT.CEILING([$Calc.$B$12]*2.5;1);IF(EXACT([.F71];[$Calc.$A$13]);COM.MICROSOFT.CEILING([$Calc.$B$13]*2.5;1);IF(EXACT([.F71];[$Calc.$A$14]);COM.MICROSOFT.CEILING([$Calc.$B$14]*2.5;1);IF(EXACT([.F71];[$Calc.$A$15]);COM.MICROSOFT.CEILING([$Calc.$B$15]*2.5;1);IF(EXACT([.F71];[$Calc.$A$16]);COM.MICROSOFT.CEILING([$Calc.$B$16]*2.5;1);IF(EXACT([.F71];calc!#REF!);COM.MICROSOFT.CEILING(calc!#REF!*2.5;1);IF(EXACT([.F71];[$Calc.$A$18]);COM.MICROSOFT.CEILING([$Calc.$B$18]*2.5;1);IF(EXACT([.F71];[$Calc.$A$22]);COM.MICROSOFT.CEILING([$Calc.$B$22]*2.5;1);IF(EXACT([.F71];[$Calc.$A$23]);COM.MICROSOFT.CEILING([$Calc.$B$23]*2.5;1);IF(EXACT([.F71];[$Calc.$A$24]);COM.MICROSOFT.CEILING([$Calc.$B$24]*2.5;1);IF(EXACT([.F71];[$Calc.$A$25]);COM.MICROSOFT.CEILING([$Calc.$B$25]*2.5;1))))))))))))))))))))))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71]+[.J71]" office:value-type="float" office:value="75" calcext:value-type="float">
            <text:p>7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Training at kuppadithara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71]" office:value-type="string" office:string-value="23-06-2023&#10;10.45 am" calcext:value-type="string">
            <text:p>23-06-2023</text:p>
            <text:p>10.45 am</text:p>
          </table:table-cell>
          <table:table-cell table:style-name="ce45" table:formula="of:=[.C73]" office:value-type="string" office:string-value="23-06-2023&#10;5.00 pm" calcext:value-type="string">
            <text:p>23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72]=&quot;Halt&quot;; 125;IF([.E72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72]+[.L72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24">
          <table:covered-table-cell table:style-name="ce2"/>
          <table:covered-table-cell table:style-name="ce7"/>
          <table:table-cell table:style-name="ce45" office:value-type="string" calcext:value-type="string">
            <text:p>23-06-2023</text:p>
            <text:p>5.00 pm</text:p>
          </table:table-cell>
          <table:table-cell table:style-name="ce2" office:value-type="string" calcext:value-type="string">
            <text:p>23-06-2023</text:p>
            <text:p>6:30  pm</text:p>
          </table:table-cell>
          <table:table-cell table:style-name="ce2" table:formula="of:=[.F71]" office:value-type="string" office:string-value="Kuppadithara" calcext:value-type="string">
            <text:p>Kuppadithara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71];[.F73]))*AND(EXACT([.F71];[.E73]));[.G71];&quot;Enter the Value&quot;)" office:value-type="string" office:string-value="30 Km By Bus" calcext:value-type="string">
            <text:p>30 Km By Bus</text:p>
          </table:table-cell>
          <table:table-cell table:style-name="ce2" table:number-columns-repeated="2"/>
          <table:table-cell table:style-name="ce2" table:formula="of:=[.J71]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73]+[.J73]" office:value-type="float" office:value="75" calcext:value-type="float">
            <text:p>75</text:p>
          </table:table-cell>
          <table:table-cell table:style-name="ce2"/>
          <table:table-cell table:style-name="ce1" table:formula="of:=[.N71]+[.N72]+[.N73]" office:value-type="float" office:value="275" calcext:value-type="float">
            <text:p>2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4" calcext:value-type="float" table:number-columns-spanned="1" table:number-rows-spanned="3">
            <text:p>24</text:p>
          </table:table-cell>
          <table:covered-table-cell table:style-name="ce7"/>
          <table:table-cell table:style-name="ce45" office:value-type="string" calcext:value-type="string">
            <text:p>24-06-2023</text:p>
            <text:p>9:15 am</text:p>
          </table:table-cell>
          <table:table-cell table:style-name="ce2" office:value-type="string" calcext:value-type="string">
            <text:p>24-06-2023</text:p>
            <text:p>10.45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Padinjarathara VO</text:p>
          </table:table-cell>
          <table:table-cell table:style-name="ce2" table:formula="of:=IF(EXACT([.F74];[$Calc.$A$2]);CONCATENATE([$Calc.$B$2];[$Calc.$C$2]);IF(EXACT([.F74];[$Calc.$A$3]);CONCATENATE([$Calc.$B$3];[$Calc.$C$3]);IF(EXACT([.F74];[$Calc.$A$4]);CONCATENATE([$Calc.$B$4];[$Calc.$C$4]);IF(EXACT([.F74];[$Calc.$A$5]);CONCATENATE([$Calc.$B$5];[$Calc.$C$5]);IF(EXACT([.F74];[$Calc.$A$17]);CONCATENATE([$Calc.$B$17];[$Calc.$C$6]);IF(EXACT([.F74];[$Calc.$A$7]);CONCATENATE([$Calc.$B$7];[$Calc.$C$7]);IF(EXACT([.F74];[$Calc.$A$8]);CONCATENATE([$Calc.$B$8];[$Calc.$C$8]);IF(EXACT([.F74];[$Calc.$A$9]);CONCATENATE([$Calc.$B$9];[$Calc.$C$9]);IF(EXACT([.F74];[$Calc.$A$10]);CONCATENATE([$Calc.$B$10];[$Calc.$C$10]);IF(EXACT([.F74];[$Calc.$A$11]);CONCATENATE([$Calc.B$11];[$Calc.$C$11]);IF(EXACT([.F74];[$Calc.$A$12]);CONCATENATE([$Calc.$B$12];[$Calc.$C$12]);IF(EXACT([.F74];[$Calc.$A$13]);CONCATENATE([$Calc.$B$13];[$Calc.$C$13]);IF(EXACT([.F74];[$Calc.$A$14]);CONCATENATE([$Calc.$B$14];[$Calc.$C$14]);IF(EXACT([.F74];[$Calc.$A$15]);CONCATENATE([$Calc.$B$15];[$Calc.$C$15]);IF(EXACT([.F74];[$Calc.$A$16]);CONCATENATE([$Calc.$B$16];[$Calc.$C$16]);IF(EXACT([.F74];calc!#REF!);CONCATENATE(calc!#REF!;[$Calc.$C$17]);IF(EXACT([.F74];[$Calc.$A$18]);CONCATENATE([$Calc.$B$18];[$Calc.$C$18]);IF(EXACT([.F74];[$Calc.$A$22]);CONCATENATE([$Calc.$B$22];[$Calc.$C$22]);IF(EXACT([.F74];[$Calc.$A$23]);CONCATENATE([$Calc.$B$23];[$Calc.$C$23]);IF(EXACT([.F74];[$Calc.$A$24]);CONCATENATE([$Calc.$B$24];[$Calc.$C$24]);IF(EXACT([.F74];[$Calc.$A$25]);CONCATENATE([$Calc.$B$25];[$Calc.$C$25]))))))))))))))))))))))" office:value-type="string" office:string-value="23 Km By Bus" calcext:value-type="string">
            <text:p>23 Km By Bus</text:p>
          </table:table-cell>
          <table:table-cell table:style-name="ce49"/>
          <table:table-cell table:style-name="ce2"/>
          <table:table-cell table:style-name="ce2" table:formula="of:=IF(EXACT([.F74];[$Calc.$A$2]);COM.MICROSOFT.CEILING([$Calc.$B$2]*2.5;1);IF(EXACT([.F74];[$Calc.$A$3]);COM.MICROSOFT.CEILING([$Calc.B$3]*2.5;1);IF(EXACT([.F74];[$Calc.$A$4]);COM.MICROSOFT.CEILING([$Calc.$B$4]*2.5;1);IF(EXACT([.F74];[$Calc.$A$5]);COM.MICROSOFT.CEILING([$Calc.B$5]*2.5;1);IF(EXACT([.F74];[$Calc.$A$17]);COM.MICROSOFT.CEILING([$Calc.$B$17]*2.5;1);IF(EXACT([.F74];[$Calc.$A$7]);COM.MICROSOFT.CEILING([$Calc.$B$7]*2.5;1);IF(EXACT([.F74];[$Calc.$A$8]);COM.MICROSOFT.CEILING([$Calc.$B$8]*2.5;1);IF(EXACT([.F74];[$Calc.$A$9]);COM.MICROSOFT.CEILING([$Calc.$B$9]*2.5;1);IF(EXACT([.F74];[$Calc.$A$10]);COM.MICROSOFT.CEILING([$Calc.B$10]*2.5;1);IF(EXACT([.F74];[$Calc.$A$11]);COM.MICROSOFT.CEILING([$Calc.$B$11]*2.5;1);IF(EXACT([.F74];[$Calc.$A$12]);COM.MICROSOFT.CEILING([$Calc.$B$12]*2.5;1);IF(EXACT([.F74];[$Calc.$A$13]);COM.MICROSOFT.CEILING([$Calc.$B$13]*2.5;1);IF(EXACT([.F74];[$Calc.$A$14]);COM.MICROSOFT.CEILING([$Calc.$B$14]*2.5;1);IF(EXACT([.F74];[$Calc.$A$15]);COM.MICROSOFT.CEILING([$Calc.$B$15]*2.5;1);IF(EXACT([.F74];[$Calc.$A$16]);COM.MICROSOFT.CEILING([$Calc.$B$16]*2.5;1);IF(EXACT([.F74];calc!#REF!);COM.MICROSOFT.CEILING(calc!#REF!*2.5;1);IF(EXACT([.F74];[$Calc.$A$18]);COM.MICROSOFT.CEILING([$Calc.$B$18]*2.5;1);IF(EXACT([.F74];[$Calc.$A$22]);COM.MICROSOFT.CEILING([$Calc.$B$22]*2.5;1);IF(EXACT([.F74];[$Calc.$A$23]);COM.MICROSOFT.CEILING([$Calc.$B$23]*2.5;1);IF(EXACT([.F74];[$Calc.$A$24]);COM.MICROSOFT.CEILING([$Calc.$B$24]*2.5;1);IF(EXACT([.F74];[$Calc.$A$25]);COM.MICROSOFT.CEILING([$Calc.$B$25]*2.5;1))))))))))))))))))))))" office:value-type="float" office:value="58" calcext:value-type="float">
            <text:p>58</text:p>
          </table:table-cell>
          <table:table-cell table:style-name="ce2" table:number-columns-repeated="3"/>
          <table:table-cell table:style-name="ce2" table:formula="of:=[.I74]+[.J74]" office:value-type="float" office:value="58" calcext:value-type="float">
            <text:p>58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ystem <text:s/>issue at Padinjarathara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74]" office:value-type="string" office:string-value="24-06-2023&#10;10.45 am" calcext:value-type="string">
            <text:p>24-06-2023</text:p>
            <text:p>10.45 am</text:p>
          </table:table-cell>
          <table:table-cell table:style-name="ce45" table:formula="of:=[.C76]" office:value-type="string" office:string-value="24-06-2023&#10;5.00 pm" calcext:value-type="string">
            <text:p>24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75]=&quot;Halt&quot;; 125;IF([.E75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75]+[.L75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45" office:value-type="string" calcext:value-type="string">
            <text:p>24-06-2023</text:p>
            <text:p>5.00 pm</text:p>
          </table:table-cell>
          <table:table-cell table:style-name="ce2" office:value-type="string" calcext:value-type="string">
            <text:p>24-06-2023</text:p>
            <text:p>6:30  pm</text:p>
          </table:table-cell>
          <table:table-cell table:style-name="ce2" table:formula="of:=[.F74]" office:value-type="string" office:string-value="Padinjarathara VO" calcext:value-type="string">
            <text:p>Padinjarathara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74];[.F76]))*AND(EXACT([.F74];[.E76]));[.G74];&quot;Enter the Value&quot;)" office:value-type="string" office:string-value="23 Km By Bus" calcext:value-type="string">
            <text:p>23 Km By Bus</text:p>
          </table:table-cell>
          <table:table-cell table:style-name="ce2" table:number-columns-repeated="2"/>
          <table:table-cell table:style-name="ce2" table:formula="of:=[.J74]" office:value-type="float" office:value="58" calcext:value-type="float">
            <text:p>58</text:p>
          </table:table-cell>
          <table:table-cell table:style-name="ce2" table:number-columns-repeated="3"/>
          <table:table-cell table:style-name="ce2" table:formula="of:=[.I76]+[.J76]" office:value-type="float" office:value="58" calcext:value-type="float">
            <text:p>58</text:p>
          </table:table-cell>
          <table:table-cell table:style-name="ce2"/>
          <table:table-cell table:style-name="ce1" table:formula="of:=[.N74]+[.N75]+[.N76]" office:value-type="float" office:value="241" calcext:value-type="float">
            <text:p>241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5" calcext:value-type="float" table:number-columns-spanned="1" table:number-rows-spanned="3">
            <text:p>25</text:p>
          </table:table-cell>
          <table:covered-table-cell table:style-name="ce7"/>
          <table:table-cell table:style-name="ce45" office:value-type="string" calcext:value-type="string">
            <text:p>26-06-2023</text:p>
            <text:p>8:15 am</text:p>
          </table:table-cell>
          <table:table-cell table:style-name="ce2" office:value-type="string" calcext:value-type="string">
            <text:p>26-06-2023</text:p>
            <text:p>10.3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anjirangad</text:p>
          </table:table-cell>
          <table:table-cell table:style-name="ce2" table:formula="of:=IF(EXACT([.F77];[$Calc.$A$2]);CONCATENATE([$Calc.$B$2];[$Calc.$C$2]);IF(EXACT([.F77];[$Calc.$A$3]);CONCATENATE([$Calc.$B$3];[$Calc.$C$3]);IF(EXACT([.F77];[$Calc.$A$4]);CONCATENATE([$Calc.$B$4];[$Calc.$C$4]);IF(EXACT([.F77];[$Calc.$A$5]);CONCATENATE([$Calc.$B$5];[$Calc.$C$5]);IF(EXACT([.F77];[$Calc.$A$17]);CONCATENATE([$Calc.$B$17];[$Calc.$C$6]);IF(EXACT([.F77];[$Calc.$A$7]);CONCATENATE([$Calc.$B$7];[$Calc.$C$7]);IF(EXACT([.F77];[$Calc.$A$8]);CONCATENATE([$Calc.$B$8];[$Calc.$C$8]);IF(EXACT([.F77];[$Calc.$A$9]);CONCATENATE([$Calc.$B$9];[$Calc.$C$9]);IF(EXACT([.F77];[$Calc.$A$10]);CONCATENATE([$Calc.$B$10];[$Calc.$C$10]);IF(EXACT([.F77];[$Calc.$A$11]);CONCATENATE([$Calc.B$11];[$Calc.$C$11]);IF(EXACT([.F77];[$Calc.$A$12]);CONCATENATE([$Calc.$B$12];[$Calc.$C$12]);IF(EXACT([.F77];[$Calc.$A$13]);CONCATENATE([$Calc.$B$13];[$Calc.$C$13]);IF(EXACT([.F77];[$Calc.$A$14]);CONCATENATE([$Calc.$B$14];[$Calc.$C$14]);IF(EXACT([.F77];[$Calc.$A$15]);CONCATENATE([$Calc.$B$15];[$Calc.$C$15]);IF(EXACT([.F77];[$Calc.$A$16]);CONCATENATE([$Calc.$B$16];[$Calc.$C$16]);IF(EXACT([.F77];calc!#REF!);CONCATENATE(calc!#REF!;[$Calc.$C$17]);IF(EXACT([.F77];[$Calc.$A$18]);CONCATENATE([$Calc.$B$18];[$Calc.$C$18]);IF(EXACT([.F77];[$Calc.$A$22]);CONCATENATE([$Calc.$B$22];[$Calc.$C$22]);IF(EXACT([.F77];[$Calc.$A$23]);CONCATENATE([$Calc.$B$23];[$Calc.$C$23]);IF(EXACT([.F77];[$Calc.$A$24]);CONCATENATE([$Calc.$B$24];[$Calc.$C$24]);IF(EXACT([.F77];[$Calc.$A$25]);CONCATENATE([$Calc.$B$25];[$Calc.$C$25]))))))))))))))))))))))" office:value-type="string" office:string-value="40 Km By Bus" calcext:value-type="string">
            <text:p>40 Km By Bus</text:p>
          </table:table-cell>
          <table:table-cell table:style-name="ce49"/>
          <table:table-cell table:style-name="ce2"/>
          <table:table-cell table:style-name="ce2" table:formula="of:=IF(EXACT([.F77];[$Calc.$A$2]);COM.MICROSOFT.CEILING([$Calc.$B$2]*2.5;1);IF(EXACT([.F77];[$Calc.$A$3]);COM.MICROSOFT.CEILING([$Calc.B$3]*2.5;1);IF(EXACT([.F77];[$Calc.$A$4]);COM.MICROSOFT.CEILING([$Calc.$B$4]*2.5;1);IF(EXACT([.F77];[$Calc.$A$5]);COM.MICROSOFT.CEILING([$Calc.B$5]*2.5;1);IF(EXACT([.F77];[$Calc.$A$17]);COM.MICROSOFT.CEILING([$Calc.$B$17]*2.5;1);IF(EXACT([.F77];[$Calc.$A$7]);COM.MICROSOFT.CEILING([$Calc.$B$7]*2.5;1);IF(EXACT([.F77];[$Calc.$A$8]);COM.MICROSOFT.CEILING([$Calc.$B$8]*2.5;1);IF(EXACT([.F77];[$Calc.$A$9]);COM.MICROSOFT.CEILING([$Calc.$B$9]*2.5;1);IF(EXACT([.F77];[$Calc.$A$10]);COM.MICROSOFT.CEILING([$Calc.B$10]*2.5;1);IF(EXACT([.F77];[$Calc.$A$11]);COM.MICROSOFT.CEILING([$Calc.$B$11]*2.5;1);IF(EXACT([.F77];[$Calc.$A$12]);COM.MICROSOFT.CEILING([$Calc.$B$12]*2.5;1);IF(EXACT([.F77];[$Calc.$A$13]);COM.MICROSOFT.CEILING([$Calc.$B$13]*2.5;1);IF(EXACT([.F77];[$Calc.$A$14]);COM.MICROSOFT.CEILING([$Calc.$B$14]*2.5;1);IF(EXACT([.F77];[$Calc.$A$15]);COM.MICROSOFT.CEILING([$Calc.$B$15]*2.5;1);IF(EXACT([.F77];[$Calc.$A$16]);COM.MICROSOFT.CEILING([$Calc.$B$16]*2.5;1);IF(EXACT([.F77];calc!#REF!);COM.MICROSOFT.CEILING(calc!#REF!*2.5;1);IF(EXACT([.F77];[$Calc.$A$18]);COM.MICROSOFT.CEILING([$Calc.$B$18]*2.5;1);IF(EXACT([.F77];[$Calc.$A$22]);COM.MICROSOFT.CEILING([$Calc.$B$22]*2.5;1);IF(EXACT([.F77];[$Calc.$A$23]);COM.MICROSOFT.CEILING([$Calc.$B$23]*2.5;1);IF(EXACT([.F77];[$Calc.$A$24]);COM.MICROSOFT.CEILING([$Calc.$B$24]*2.5;1);IF(EXACT([.F77];[$Calc.$A$25]);COM.MICROSOFT.CEILING([$Calc.$B$25]*2.5;1))))))))))))))))))))))" office:value-type="float" office:value="100" calcext:value-type="float">
            <text:p>100</text:p>
          </table:table-cell>
          <table:table-cell table:style-name="ce2" table:number-columns-repeated="3"/>
          <table:table-cell table:style-name="ce2" table:formula="of:=[.I77]+[.J77]" office:value-type="float" office:value="100" calcext:value-type="float">
            <text:p>10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Network issue and DSC issue at Kanjirangad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77]" office:value-type="string" office:string-value="26-06-2023&#10;10.30 am" calcext:value-type="string">
            <text:p>26-06-2023</text:p>
            <text:p>10.30 am</text:p>
          </table:table-cell>
          <table:table-cell table:style-name="ce45" table:formula="of:=[.C79]" office:value-type="string" office:string-value="26-06-2023&#10;5.00 pm" calcext:value-type="string">
            <text:p>26-06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78]=&quot;Halt&quot;; 125;IF([.E78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78]+[.L78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office:value-type="string" calcext:value-type="string">
            <text:p>26-06-2023</text:p>
            <text:p>5.00 pm</text:p>
          </table:table-cell>
          <table:table-cell table:style-name="ce2" office:value-type="string" calcext:value-type="string">
            <text:p>26-06-2023</text:p>
            <text:p>7:30  pm</text:p>
          </table:table-cell>
          <table:table-cell table:style-name="ce2" table:formula="of:=[.F77]" office:value-type="string" office:string-value="Kanjirangad" calcext:value-type="string">
            <text:p>Kanjirangad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77];[.F79]))*AND(EXACT([.F77];[.E79]));[.G77];&quot;Enter the Value&quot;)" office:value-type="string" office:string-value="40 Km By Bus" calcext:value-type="string">
            <text:p>40 Km By Bus</text:p>
          </table:table-cell>
          <table:table-cell table:style-name="ce2" table:number-columns-repeated="2"/>
          <table:table-cell table:style-name="ce2" table:formula="of:=[.J77]" office:value-type="float" office:value="100" calcext:value-type="float">
            <text:p>100</text:p>
          </table:table-cell>
          <table:table-cell table:style-name="ce2" table:number-columns-repeated="3"/>
          <table:table-cell table:style-name="ce2" table:formula="of:=[.I79]+[.J79]" office:value-type="float" office:value="100" calcext:value-type="float">
            <text:p>100</text:p>
          </table:table-cell>
          <table:table-cell table:style-name="ce2"/>
          <table:table-cell table:style-name="ce1" table:formula="of:=[.N77]+[.N78]+[.N79]" office:value-type="float" office:value="325" calcext:value-type="float">
            <text:p>32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style-name="ce45" office:value-type="string" calcext:value-type="string">
            <text:p>01-07-2023</text:p>
            <text:p>9:15 am</text:p>
          </table:table-cell>
          <table:table-cell table:style-name="ce2" office:value-type="string" calcext:value-type="string">
            <text:p>01-07-2023</text:p>
            <text:p>10.45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Padinjarathara VO</text:p>
          </table:table-cell>
          <table:table-cell table:style-name="ce2" table:formula="of:=IF(EXACT([.F80];[$Calc.$A$2]);CONCATENATE([$Calc.$B$2];[$Calc.$C$2]);IF(EXACT([.F80];[$Calc.$A$3]);CONCATENATE([$Calc.$B$3];[$Calc.$C$3]);IF(EXACT([.F80];[$Calc.$A$4]);CONCATENATE([$Calc.$B$4];[$Calc.$C$4]);IF(EXACT([.F80];[$Calc.$A$5]);CONCATENATE([$Calc.$B$5];[$Calc.$C$5]);IF(EXACT([.F80];[$Calc.$A$17]);CONCATENATE([$Calc.$B$17];[$Calc.$C$6]);IF(EXACT([.F80];[$Calc.$A$7]);CONCATENATE([$Calc.$B$7];[$Calc.$C$7]);IF(EXACT([.F80];[$Calc.$A$8]);CONCATENATE([$Calc.$B$8];[$Calc.$C$8]);IF(EXACT([.F80];[$Calc.$A$9]);CONCATENATE([$Calc.$B$9];[$Calc.$C$9]);IF(EXACT([.F80];[$Calc.$A$10]);CONCATENATE([$Calc.$B$10];[$Calc.$C$10]);IF(EXACT([.F80];[$Calc.$A$11]);CONCATENATE([$Calc.B$11];[$Calc.$C$11]);IF(EXACT([.F80];[$Calc.$A$12]);CONCATENATE([$Calc.$B$12];[$Calc.$C$12]);IF(EXACT([.F80];[$Calc.$A$13]);CONCATENATE([$Calc.$B$13];[$Calc.$C$13]);IF(EXACT([.F80];[$Calc.$A$14]);CONCATENATE([$Calc.$B$14];[$Calc.$C$14]);IF(EXACT([.F80];[$Calc.$A$15]);CONCATENATE([$Calc.$B$15];[$Calc.$C$15]);IF(EXACT([.F80];[$Calc.$A$16]);CONCATENATE([$Calc.$B$16];[$Calc.$C$16]);IF(EXACT([.F80];calc!#REF!);CONCATENATE(calc!#REF!;[$Calc.$C$17]);IF(EXACT([.F80];[$Calc.$A$18]);CONCATENATE([$Calc.$B$18];[$Calc.$C$18]);IF(EXACT([.F80];[$Calc.$A$22]);CONCATENATE([$Calc.$B$22];[$Calc.$C$22]);IF(EXACT([.F80];[$Calc.$A$23]);CONCATENATE([$Calc.$B$23];[$Calc.$C$23]);IF(EXACT([.F80];[$Calc.$A$24]);CONCATENATE([$Calc.$B$24];[$Calc.$C$24]);IF(EXACT([.F80];[$Calc.$A$25]);CONCATENATE([$Calc.$B$25];[$Calc.$C$25]))))))))))))))))))))))" office:value-type="string" office:string-value="23 Km By Bus" calcext:value-type="string">
            <text:p>23 Km By Bus</text:p>
          </table:table-cell>
          <table:table-cell table:style-name="ce49"/>
          <table:table-cell table:style-name="ce2"/>
          <table:table-cell table:style-name="ce2" table:formula="of:=IF(EXACT([.F80];[$Calc.$A$2]);COM.MICROSOFT.CEILING([$Calc.$B$2]*2.5;1);IF(EXACT([.F80];[$Calc.$A$3]);COM.MICROSOFT.CEILING([$Calc.B$3]*2.5;1);IF(EXACT([.F80];[$Calc.$A$4]);COM.MICROSOFT.CEILING([$Calc.$B$4]*2.5;1);IF(EXACT([.F80];[$Calc.$A$5]);COM.MICROSOFT.CEILING([$Calc.B$5]*2.5;1);IF(EXACT([.F80];[$Calc.$A$17]);COM.MICROSOFT.CEILING([$Calc.$B$17]*2.5;1);IF(EXACT([.F80];[$Calc.$A$7]);COM.MICROSOFT.CEILING([$Calc.$B$7]*2.5;1);IF(EXACT([.F80];[$Calc.$A$8]);COM.MICROSOFT.CEILING([$Calc.$B$8]*2.5;1);IF(EXACT([.F80];[$Calc.$A$9]);COM.MICROSOFT.CEILING([$Calc.$B$9]*2.5;1);IF(EXACT([.F80];[$Calc.$A$10]);COM.MICROSOFT.CEILING([$Calc.B$10]*2.5;1);IF(EXACT([.F80];[$Calc.$A$11]);COM.MICROSOFT.CEILING([$Calc.$B$11]*2.5;1);IF(EXACT([.F80];[$Calc.$A$12]);COM.MICROSOFT.CEILING([$Calc.$B$12]*2.5;1);IF(EXACT([.F80];[$Calc.$A$13]);COM.MICROSOFT.CEILING([$Calc.$B$13]*2.5;1);IF(EXACT([.F80];[$Calc.$A$14]);COM.MICROSOFT.CEILING([$Calc.$B$14]*2.5;1);IF(EXACT([.F80];[$Calc.$A$15]);COM.MICROSOFT.CEILING([$Calc.$B$15]*2.5;1);IF(EXACT([.F80];[$Calc.$A$16]);COM.MICROSOFT.CEILING([$Calc.$B$16]*2.5;1);IF(EXACT([.F80];calc!#REF!);COM.MICROSOFT.CEILING(calc!#REF!*2.5;1);IF(EXACT([.F80];[$Calc.$A$18]);COM.MICROSOFT.CEILING([$Calc.$B$18]*2.5;1);IF(EXACT([.F80];[$Calc.$A$22]);COM.MICROSOFT.CEILING([$Calc.$B$22]*2.5;1);IF(EXACT([.F80];[$Calc.$A$23]);COM.MICROSOFT.CEILING([$Calc.$B$23]*2.5;1);IF(EXACT([.F80];[$Calc.$A$24]);COM.MICROSOFT.CEILING([$Calc.$B$24]*2.5;1);IF(EXACT([.F80];[$Calc.$A$25]);COM.MICROSOFT.CEILING([$Calc.$B$25]*2.5;1))))))))))))))))))))))" office:value-type="float" office:value="58" calcext:value-type="float">
            <text:p>58</text:p>
          </table:table-cell>
          <table:table-cell table:style-name="ce2" table:number-columns-repeated="3"/>
          <table:table-cell table:style-name="ce2" table:formula="of:=[.I80]+[.J80]" office:value-type="float" office:value="58" calcext:value-type="float">
            <text:p>58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System issue at Padinjarathara 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80]" office:value-type="string" office:string-value="01-07-2023&#10;10.45 am" calcext:value-type="string">
            <text:p>01-07-2023</text:p>
            <text:p>10.45 am</text:p>
          </table:table-cell>
          <table:table-cell table:style-name="ce45" table:formula="of:=[.C82]" office:value-type="string" office:string-value="01-07-2023&#10;5.00 pm" calcext:value-type="string">
            <text:p>01-07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81]=&quot;Halt&quot;; 125;IF([.E81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81]+[.L81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office:value-type="string" calcext:value-type="string">
            <text:p>01-07-2023</text:p>
            <text:p>5.00 pm</text:p>
          </table:table-cell>
          <table:table-cell table:style-name="ce2" office:value-type="string" calcext:value-type="string">
            <text:p>01-07-2023</text:p>
            <text:p>7:15  pm</text:p>
          </table:table-cell>
          <table:table-cell table:style-name="ce2" table:formula="of:=[.F80]" office:value-type="string" office:string-value="Padinjarathara VO" calcext:value-type="string">
            <text:p>Padinjarathara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80];[.F82]))*AND(EXACT([.F80];[.E82]));[.G80];&quot;Enter the Value&quot;)" office:value-type="string" office:string-value="23 Km By Bus" calcext:value-type="string">
            <text:p>23 Km By Bus</text:p>
          </table:table-cell>
          <table:table-cell table:style-name="ce2" table:number-columns-repeated="2"/>
          <table:table-cell table:style-name="ce2" table:formula="of:=[.J80]" office:value-type="float" office:value="58" calcext:value-type="float">
            <text:p>58</text:p>
          </table:table-cell>
          <table:table-cell table:style-name="ce2" table:number-columns-repeated="3"/>
          <table:table-cell table:style-name="ce2" table:formula="of:=[.I82]+[.J82]" office:value-type="float" office:value="58" calcext:value-type="float">
            <text:p>58</text:p>
          </table:table-cell>
          <table:table-cell table:style-name="ce2"/>
          <table:table-cell table:style-name="ce1" table:formula="of:=[.N80]+[.N81]+[.N82]" office:value-type="float" office:value="241" calcext:value-type="float">
            <text:p>241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style-name="ce45" office:value-type="string" calcext:value-type="string">
            <text:p>03-7-2023</text:p>
            <text:p>8:30 am</text:p>
          </table:table-cell>
          <table:table-cell table:style-name="ce2" office:value-type="string" calcext:value-type="string">
            <text:p>03-7-2023</text:p>
            <text:p>10.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Kuppadithara</text:p>
          </table:table-cell>
          <table:table-cell table:style-name="ce2" table:formula="of:=IF(EXACT([.F83];[$Calc.$A$2]);CONCATENATE([$Calc.$B$2];[$Calc.$C$2]);IF(EXACT([.F83];[$Calc.$A$3]);CONCATENATE([$Calc.$B$3];[$Calc.$C$3]);IF(EXACT([.F83];[$Calc.$A$4]);CONCATENATE([$Calc.$B$4];[$Calc.$C$4]);IF(EXACT([.F83];[$Calc.$A$5]);CONCATENATE([$Calc.$B$5];[$Calc.$C$5]);IF(EXACT([.F83];[$Calc.$A$17]);CONCATENATE([$Calc.$B$17];[$Calc.$C$6]);IF(EXACT([.F83];[$Calc.$A$7]);CONCATENATE([$Calc.$B$7];[$Calc.$C$7]);IF(EXACT([.F83];[$Calc.$A$8]);CONCATENATE([$Calc.$B$8];[$Calc.$C$8]);IF(EXACT([.F83];[$Calc.$A$9]);CONCATENATE([$Calc.$B$9];[$Calc.$C$9]);IF(EXACT([.F83];[$Calc.$A$10]);CONCATENATE([$Calc.$B$10];[$Calc.$C$10]);IF(EXACT([.F83];[$Calc.$A$11]);CONCATENATE([$Calc.B$11];[$Calc.$C$11]);IF(EXACT([.F83];[$Calc.$A$12]);CONCATENATE([$Calc.$B$12];[$Calc.$C$12]);IF(EXACT([.F83];[$Calc.$A$13]);CONCATENATE([$Calc.$B$13];[$Calc.$C$13]);IF(EXACT([.F83];[$Calc.$A$14]);CONCATENATE([$Calc.$B$14];[$Calc.$C$14]);IF(EXACT([.F83];[$Calc.$A$15]);CONCATENATE([$Calc.$B$15];[$Calc.$C$15]);IF(EXACT([.F83];[$Calc.$A$16]);CONCATENATE([$Calc.$B$16];[$Calc.$C$16]);IF(EXACT([.F83];calc!#REF!);CONCATENATE(calc!#REF!;[$Calc.$C$17]);IF(EXACT([.F83];[$Calc.$A$18]);CONCATENATE([$Calc.$B$18];[$Calc.$C$18]);IF(EXACT([.F83];[$Calc.$A$22]);CONCATENATE([$Calc.$B$22];[$Calc.$C$22]);IF(EXACT([.F83];[$Calc.$A$23]);CONCATENATE([$Calc.$B$23];[$Calc.$C$23]);IF(EXACT([.F83];[$Calc.$A$24]);CONCATENATE([$Calc.$B$24];[$Calc.$C$24]);IF(EXACT([.F83];[$Calc.$A$25]);CONCATENATE([$Calc.$B$25];[$Calc.$C$25]))))))))))))))))))))))" office:value-type="string" office:string-value="30 Km By Bus" calcext:value-type="string">
            <text:p>30 Km By Bus</text:p>
          </table:table-cell>
          <table:table-cell table:style-name="ce49"/>
          <table:table-cell table:style-name="ce2"/>
          <table:table-cell table:style-name="ce2" table:formula="of:=IF(EXACT([.F83];[$Calc.$A$2]);COM.MICROSOFT.CEILING([$Calc.$B$2]*2.5;1);IF(EXACT([.F83];[$Calc.$A$3]);COM.MICROSOFT.CEILING([$Calc.B$3]*2.5;1);IF(EXACT([.F83];[$Calc.$A$4]);COM.MICROSOFT.CEILING([$Calc.$B$4]*2.5;1);IF(EXACT([.F83];[$Calc.$A$5]);COM.MICROSOFT.CEILING([$Calc.B$5]*2.5;1);IF(EXACT([.F83];[$Calc.$A$17]);COM.MICROSOFT.CEILING([$Calc.$B$17]*2.5;1);IF(EXACT([.F83];[$Calc.$A$7]);COM.MICROSOFT.CEILING([$Calc.$B$7]*2.5;1);IF(EXACT([.F83];[$Calc.$A$8]);COM.MICROSOFT.CEILING([$Calc.$B$8]*2.5;1);IF(EXACT([.F83];[$Calc.$A$9]);COM.MICROSOFT.CEILING([$Calc.$B$9]*2.5;1);IF(EXACT([.F83];[$Calc.$A$10]);COM.MICROSOFT.CEILING([$Calc.B$10]*2.5;1);IF(EXACT([.F83];[$Calc.$A$11]);COM.MICROSOFT.CEILING([$Calc.$B$11]*2.5;1);IF(EXACT([.F83];[$Calc.$A$12]);COM.MICROSOFT.CEILING([$Calc.$B$12]*2.5;1);IF(EXACT([.F83];[$Calc.$A$13]);COM.MICROSOFT.CEILING([$Calc.$B$13]*2.5;1);IF(EXACT([.F83];[$Calc.$A$14]);COM.MICROSOFT.CEILING([$Calc.$B$14]*2.5;1);IF(EXACT([.F83];[$Calc.$A$15]);COM.MICROSOFT.CEILING([$Calc.$B$15]*2.5;1);IF(EXACT([.F83];[$Calc.$A$16]);COM.MICROSOFT.CEILING([$Calc.$B$16]*2.5;1);IF(EXACT([.F83];calc!#REF!);COM.MICROSOFT.CEILING(calc!#REF!*2.5;1);IF(EXACT([.F83];[$Calc.$A$18]);COM.MICROSOFT.CEILING([$Calc.$B$18]*2.5;1);IF(EXACT([.F83];[$Calc.$A$22]);COM.MICROSOFT.CEILING([$Calc.$B$22]*2.5;1);IF(EXACT([.F83];[$Calc.$A$23]);COM.MICROSOFT.CEILING([$Calc.$B$23]*2.5;1);IF(EXACT([.F83];[$Calc.$A$24]);COM.MICROSOFT.CEILING([$Calc.$B$24]*2.5;1);IF(EXACT([.F83];[$Calc.$A$25]);COM.MICROSOFT.CEILING([$Calc.$B$25]*2.5;1))))))))))))))))))))))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83]+[.J83]" office:value-type="float" office:value="75" calcext:value-type="float">
            <text:p>7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Printer issue at Kuppadithara <text:s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83]" office:value-type="string" office:string-value="03-7-2023&#10;10.00 am" calcext:value-type="string">
            <text:p>03-7-2023</text:p>
            <text:p>10.00 am</text:p>
          </table:table-cell>
          <table:table-cell table:style-name="ce45" table:formula="of:=[.C85]" office:value-type="string" office:string-value="03-7-2023&#10;5.00 pm" calcext:value-type="string">
            <text:p>03-7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84]=&quot;Halt&quot;; 125;IF([.E84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84]+[.L84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office:value-type="string" calcext:value-type="string">
            <text:p>03-7-2023</text:p>
            <text:p>5.00 pm</text:p>
          </table:table-cell>
          <table:table-cell table:style-name="ce2" office:value-type="string" calcext:value-type="string">
            <text:p>03-7-2023</text:p>
            <text:p>7 :30  pm</text:p>
          </table:table-cell>
          <table:table-cell table:style-name="ce2" table:formula="of:=[.F83]" office:value-type="string" office:string-value="Kuppadithara" calcext:value-type="string">
            <text:p>Kuppadithara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83];[.F85]))*AND(EXACT([.F83];[.E85]));[.G83];&quot;Enter the Value&quot;)" office:value-type="string" office:string-value="30 Km By Bus" calcext:value-type="string">
            <text:p>30 Km By Bus</text:p>
          </table:table-cell>
          <table:table-cell table:style-name="ce2" table:number-columns-repeated="2"/>
          <table:table-cell table:style-name="ce2" table:formula="of:=[.J83]" office:value-type="float" office:value="75" calcext:value-type="float">
            <text:p>75</text:p>
          </table:table-cell>
          <table:table-cell table:style-name="ce2" table:number-columns-repeated="3"/>
          <table:table-cell table:style-name="ce2" table:formula="of:=[.I85]+[.J85]" office:value-type="float" office:value="75" calcext:value-type="float">
            <text:p>75</text:p>
          </table:table-cell>
          <table:table-cell table:style-name="ce2"/>
          <table:table-cell table:style-name="ce1" table:formula="of:=[.N83]+[.N84]+[.N85]" office:value-type="float" office:value="275" calcext:value-type="float">
            <text:p>27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table-cell table:style-name="ce2" office:value-type="float" office:value="28" calcext:value-type="float" table:number-columns-spanned="1" table:number-rows-spanned="3">
            <text:p>28</text:p>
          </table:table-cell>
          <table:covered-table-cell table:style-name="ce7"/>
          <table:table-cell table:style-name="ce45" office:value-type="string" calcext:value-type="string">
            <text:p>07-7-2023</text:p>
            <text:p>8:00 am</text:p>
          </table:table-cell>
          <table:table-cell table:style-name="ce2" office:value-type="string" calcext:value-type="string">
            <text:p>07-7-2023</text:p>
            <text:p>10: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Porunannore</text:p>
          </table:table-cell>
          <table:table-cell table:style-name="ce2" table:formula="of:=IF(EXACT([.F86];[$Calc.$A$2]);CONCATENATE([$Calc.$B$2];[$Calc.$C$2]);IF(EXACT([.F86];[$Calc.$A$3]);CONCATENATE([$Calc.$B$3];[$Calc.$C$3]);IF(EXACT([.F86];[$Calc.$A$4]);CONCATENATE([$Calc.$B$4];[$Calc.$C$4]);IF(EXACT([.F86];[$Calc.$A$5]);CONCATENATE([$Calc.$B$5];[$Calc.$C$5]);IF(EXACT([.F86];[$Calc.$A$17]);CONCATENATE([$Calc.$B$17];[$Calc.$C$6]);IF(EXACT([.F86];[$Calc.$A$7]);CONCATENATE([$Calc.$B$7];[$Calc.$C$7]);IF(EXACT([.F86];[$Calc.$A$8]);CONCATENATE([$Calc.$B$8];[$Calc.$C$8]);IF(EXACT([.F86];[$Calc.$A$9]);CONCATENATE([$Calc.$B$9];[$Calc.$C$9]);IF(EXACT([.F86];[$Calc.$A$10]);CONCATENATE([$Calc.$B$10];[$Calc.$C$10]);IF(EXACT([.F86];[$Calc.$A$11]);CONCATENATE([$Calc.B$11];[$Calc.$C$11]);IF(EXACT([.F86];[$Calc.$A$12]);CONCATENATE([$Calc.$B$12];[$Calc.$C$12]);IF(EXACT([.F86];[$Calc.$A$13]);CONCATENATE([$Calc.$B$13];[$Calc.$C$13]);IF(EXACT([.F86];[$Calc.$A$14]);CONCATENATE([$Calc.$B$14];[$Calc.$C$14]);IF(EXACT([.F86];[$Calc.$A$15]);CONCATENATE([$Calc.$B$15];[$Calc.$C$15]);IF(EXACT([.F86];[$Calc.$A$16]);CONCATENATE([$Calc.$B$16];[$Calc.$C$16]);IF(EXACT([.F86];calc!#REF!);CONCATENATE(calc!#REF!;[$Calc.$C$17]);IF(EXACT([.F86];[$Calc.$A$18]);CONCATENATE([$Calc.$B$18];[$Calc.$C$18]);IF(EXACT([.F86];[$Calc.$A$22]);CONCATENATE([$Calc.$B$22];[$Calc.$C$22]);IF(EXACT([.F86];[$Calc.$A$23]);CONCATENATE([$Calc.$B$23];[$Calc.$C$23]);IF(EXACT([.F86];[$Calc.$A$24]);CONCATENATE([$Calc.$B$24];[$Calc.$C$24]);IF(EXACT([.F86];[$Calc.$A$25]);CONCATENATE([$Calc.$B$25];[$Calc.$C$25]))))))))))))))))))))))" office:value-type="string" office:string-value="32 Km By Bus" calcext:value-type="string">
            <text:p>32 Km By Bus</text:p>
          </table:table-cell>
          <table:table-cell table:style-name="ce49"/>
          <table:table-cell table:style-name="ce2"/>
          <table:table-cell table:style-name="ce2" table:formula="of:=IF(EXACT([.F86];[$Calc.$A$2]);COM.MICROSOFT.CEILING([$Calc.$B$2]*2.5;1);IF(EXACT([.F86];[$Calc.$A$3]);COM.MICROSOFT.CEILING([$Calc.B$3]*2.5;1);IF(EXACT([.F86];[$Calc.$A$4]);COM.MICROSOFT.CEILING([$Calc.$B$4]*2.5;1);IF(EXACT([.F86];[$Calc.$A$5]);COM.MICROSOFT.CEILING([$Calc.B$5]*2.5;1);IF(EXACT([.F86];[$Calc.$A$17]);COM.MICROSOFT.CEILING([$Calc.$B$17]*2.5;1);IF(EXACT([.F86];[$Calc.$A$7]);COM.MICROSOFT.CEILING([$Calc.$B$7]*2.5;1);IF(EXACT([.F86];[$Calc.$A$8]);COM.MICROSOFT.CEILING([$Calc.$B$8]*2.5;1);IF(EXACT([.F86];[$Calc.$A$9]);COM.MICROSOFT.CEILING([$Calc.$B$9]*2.5;1);IF(EXACT([.F86];[$Calc.$A$10]);COM.MICROSOFT.CEILING([$Calc.B$10]*2.5;1);IF(EXACT([.F86];[$Calc.$A$11]);COM.MICROSOFT.CEILING([$Calc.$B$11]*2.5;1);IF(EXACT([.F86];[$Calc.$A$12]);COM.MICROSOFT.CEILING([$Calc.$B$12]*2.5;1);IF(EXACT([.F86];[$Calc.$A$13]);COM.MICROSOFT.CEILING([$Calc.$B$13]*2.5;1);IF(EXACT([.F86];[$Calc.$A$14]);COM.MICROSOFT.CEILING([$Calc.$B$14]*2.5;1);IF(EXACT([.F86];[$Calc.$A$15]);COM.MICROSOFT.CEILING([$Calc.$B$15]*2.5;1);IF(EXACT([.F86];[$Calc.$A$16]);COM.MICROSOFT.CEILING([$Calc.$B$16]*2.5;1);IF(EXACT([.F86];calc!#REF!);COM.MICROSOFT.CEILING(calc!#REF!*2.5;1);IF(EXACT([.F86];[$Calc.$A$18]);COM.MICROSOFT.CEILING([$Calc.$B$18]*2.5;1);IF(EXACT([.F86];[$Calc.$A$22]);COM.MICROSOFT.CEILING([$Calc.$B$22]*2.5;1);IF(EXACT([.F86];[$Calc.$A$23]);COM.MICROSOFT.CEILING([$Calc.$B$23]*2.5;1);IF(EXACT([.F86];[$Calc.$A$24]);COM.MICROSOFT.CEILING([$Calc.$B$24]*2.5;1);IF(EXACT([.F86];[$Calc.$A$25]);COM.MICROSOFT.CEILING([$Calc.$B$25]*2.5;1))))))))))))))))))))))" office:value-type="float" office:value="80" calcext:value-type="float">
            <text:p>80</text:p>
          </table:table-cell>
          <table:table-cell table:style-name="ce2" table:number-columns-repeated="3"/>
          <table:table-cell table:style-name="ce2" table:formula="of:=[.I86]+[.J86]" office:value-type="float" office:value="80" calcext:value-type="float">
            <text:p>8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Digital Signature issue at Porunnaore <text:s text:c="2"/>Village office</text:p>
          </table:table-cell>
          <table:table-cell table:style-name="ce2" table:number-columns-spanned="1" table:number-rows-spanned="3"/>
          <table:table-cell table:style-name="ce27"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86]" office:value-type="string" office:string-value="07-7-2023&#10;10:00 am" calcext:value-type="string">
            <text:p>07-7-2023</text:p>
            <text:p>10:00 am</text:p>
          </table:table-cell>
          <table:table-cell table:style-name="ce45" table:formula="of:=[.C88]" office:value-type="string" office:string-value="07-7-2023&#10;5.00 pm" calcext:value-type="string">
            <text:p>07-7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87]=&quot;Halt&quot;; 125;IF([.E87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87]+[.L87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10">
          <table:covered-table-cell table:style-name="ce2"/>
          <table:table-cell table:style-name="ce7"/>
          <table:table-cell table:style-name="ce2" office:value-type="string" calcext:value-type="string">
            <text:p>07-7-2023</text:p>
            <text:p>5.00 pm</text:p>
          </table:table-cell>
          <table:table-cell table:style-name="ce2" office:value-type="string" calcext:value-type="string">
            <text:p>07-7-2023</text:p>
            <text:p>7:00 pm</text:p>
          </table:table-cell>
          <table:table-cell table:style-name="ce2" table:formula="of:=[.F86]" office:value-type="string" office:string-value="Porunannore" calcext:value-type="string">
            <text:p>Porunannore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86];[.F88]))*AND(EXACT([.F86];[.E88]));[.G86];&quot;Enter the Value&quot;)" office:value-type="string" office:string-value="32 Km By Bus" calcext:value-type="string">
            <text:p>32 Km By Bus</text:p>
          </table:table-cell>
          <table:table-cell table:style-name="ce2" table:number-columns-repeated="2"/>
          <table:table-cell table:style-name="ce2" table:formula="of:=[.J86]" office:value-type="float" office:value="80" calcext:value-type="float">
            <text:p>80</text:p>
          </table:table-cell>
          <table:table-cell table:style-name="ce2" table:number-columns-repeated="3"/>
          <table:table-cell table:style-name="ce2" table:formula="of:=[.I88]+[.J88]" office:value-type="float" office:value="80" calcext:value-type="float">
            <text:p>80</text:p>
          </table:table-cell>
          <table:table-cell table:style-name="ce2"/>
          <table:table-cell table:style-name="ce1" table:formula="of:=[.N86]+[.N87]+[.N88]" office:value-type="float" office:value="285" calcext:value-type="float">
            <text:p>285</text:p>
          </table:table-cell>
          <table:covered-table-cell table:style-name="ce3" table:content-validation-name="val3"/>
          <table:covered-table-cell table:style-name="ce2"/>
          <table:table-cell table:style-name="ce27" table:number-columns-repeated="1006"/>
        </table:table-row>
        <table:table-row table:style-name="ro25">
          <table:table-cell table:style-name="ce2" office:value-type="float" office:value="29" calcext:value-type="float" table:number-columns-spanned="1" table:number-rows-spanned="3">
            <text:p>29</text:p>
          </table:table-cell>
          <table:table-cell table:style-name="ce7" office:value-type="string" calcext:value-type="string" table:number-columns-spanned="1" table:number-rows-spanned="9">
            <text:p>MUHAMMED YASEEN K C, Hand Hold Support Engineer, eDistrict, Scale of pay : 21000 , Headquarters : District Collectorte <text:s/>Wayanad</text:p>
          </table:table-cell>
          <table:table-cell table:style-name="ce45" office:value-type="string" calcext:value-type="string">
            <text:p>10-7-2023</text:p>
            <text:p>8:00 am</text:p>
          </table:table-cell>
          <table:table-cell table:style-name="ce2" office:value-type="string" calcext:value-type="string">
            <text:p>10-7-2023</text:p>
            <text:p>10: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Vellamunda</text:p>
          </table:table-cell>
          <table:table-cell table:style-name="ce2" table:formula="of:=IF(EXACT([.F89];[$Calc.$A$2]);CONCATENATE([$Calc.$B$2];[$Calc.$C$2]);IF(EXACT([.F89];[$Calc.$A$3]);CONCATENATE([$Calc.$B$3];[$Calc.$C$3]);IF(EXACT([.F89];[$Calc.$A$4]);CONCATENATE([$Calc.$B$4];[$Calc.$C$4]);IF(EXACT([.F89];[$Calc.$A$5]);CONCATENATE([$Calc.$B$5];[$Calc.$C$5]);IF(EXACT([.F89];[$Calc.$A$17]);CONCATENATE([$Calc.$B$17];[$Calc.$C$6]);IF(EXACT([.F89];[$Calc.$A$7]);CONCATENATE([$Calc.$B$7];[$Calc.$C$7]);IF(EXACT([.F89];[$Calc.$A$8]);CONCATENATE([$Calc.$B$8];[$Calc.$C$8]);IF(EXACT([.F89];[$Calc.$A$9]);CONCATENATE([$Calc.$B$9];[$Calc.$C$9]);IF(EXACT([.F89];[$Calc.$A$10]);CONCATENATE([$Calc.$B$10];[$Calc.$C$10]);IF(EXACT([.F89];[$Calc.$A$11]);CONCATENATE([$Calc.B$11];[$Calc.$C$11]);IF(EXACT([.F89];[$Calc.$A$12]);CONCATENATE([$Calc.$B$12];[$Calc.$C$12]);IF(EXACT([.F89];[$Calc.$A$13]);CONCATENATE([$Calc.$B$13];[$Calc.$C$13]);IF(EXACT([.F89];[$Calc.$A$14]);CONCATENATE([$Calc.$B$14];[$Calc.$C$14]);IF(EXACT([.F89];[$Calc.$A$15]);CONCATENATE([$Calc.$B$15];[$Calc.$C$15]);IF(EXACT([.F89];[$Calc.$A$16]);CONCATENATE([$Calc.$B$16];[$Calc.$C$16]);IF(EXACT([.F89];calc!#REF!);CONCATENATE(calc!#REF!;[$Calc.$C$17]);IF(EXACT([.F89];[$Calc.$A$18]);CONCATENATE([$Calc.$B$18];[$Calc.$C$18]);IF(EXACT([.F89];[$Calc.$A$22]);CONCATENATE([$Calc.$B$22];[$Calc.$C$22]);IF(EXACT([.F89];[$Calc.$A$23]);CONCATENATE([$Calc.$B$23];[$Calc.$C$23]);IF(EXACT([.F89];[$Calc.$A$24]);CONCATENATE([$Calc.$B$24];[$Calc.$C$24]);IF(EXACT([.F89];[$Calc.$A$25]);CONCATENATE([$Calc.$B$25];[$Calc.$C$25]))))))))))))))))))))))" office:value-type="string" office:string-value="38 Km By Bus" calcext:value-type="string">
            <text:p>38 Km By Bus</text:p>
          </table:table-cell>
          <table:table-cell table:style-name="ce49"/>
          <table:table-cell table:style-name="ce2"/>
          <table:table-cell table:style-name="ce2" table:formula="of:=IF(EXACT([.F89];[$Calc.$A$2]);COM.MICROSOFT.CEILING([$Calc.$B$2]*2.5;1);IF(EXACT([.F89];[$Calc.$A$3]);COM.MICROSOFT.CEILING([$Calc.B$3]*2.5;1);IF(EXACT([.F89];[$Calc.$A$4]);COM.MICROSOFT.CEILING([$Calc.$B$4]*2.5;1);IF(EXACT([.F89];[$Calc.$A$5]);COM.MICROSOFT.CEILING([$Calc.B$5]*2.5;1);IF(EXACT([.F89];[$Calc.$A$17]);COM.MICROSOFT.CEILING([$Calc.$B$17]*2.5;1);IF(EXACT([.F89];[$Calc.$A$7]);COM.MICROSOFT.CEILING([$Calc.$B$7]*2.5;1);IF(EXACT([.F89];[$Calc.$A$8]);COM.MICROSOFT.CEILING([$Calc.$B$8]*2.5;1);IF(EXACT([.F89];[$Calc.$A$9]);COM.MICROSOFT.CEILING([$Calc.$B$9]*2.5;1);IF(EXACT([.F89];[$Calc.$A$10]);COM.MICROSOFT.CEILING([$Calc.B$10]*2.5;1);IF(EXACT([.F89];[$Calc.$A$11]);COM.MICROSOFT.CEILING([$Calc.$B$11]*2.5;1);IF(EXACT([.F89];[$Calc.$A$12]);COM.MICROSOFT.CEILING([$Calc.$B$12]*2.5;1);IF(EXACT([.F89];[$Calc.$A$13]);COM.MICROSOFT.CEILING([$Calc.$B$13]*2.5;1);IF(EXACT([.F89];[$Calc.$A$14]);COM.MICROSOFT.CEILING([$Calc.$B$14]*2.5;1);IF(EXACT([.F89];[$Calc.$A$15]);COM.MICROSOFT.CEILING([$Calc.$B$15]*2.5;1);IF(EXACT([.F89];[$Calc.$A$16]);COM.MICROSOFT.CEILING([$Calc.$B$16]*2.5;1);IF(EXACT([.F89];calc!#REF!);COM.MICROSOFT.CEILING(calc!#REF!*2.5;1);IF(EXACT([.F89];[$Calc.$A$18]);COM.MICROSOFT.CEILING([$Calc.$B$18]*2.5;1);IF(EXACT([.F89];[$Calc.$A$22]);COM.MICROSOFT.CEILING([$Calc.$B$22]*2.5;1);IF(EXACT([.F89];[$Calc.$A$23]);COM.MICROSOFT.CEILING([$Calc.$B$23]*2.5;1);IF(EXACT([.F89];[$Calc.$A$24]);COM.MICROSOFT.CEILING([$Calc.$B$24]*2.5;1);IF(EXACT([.F89];[$Calc.$A$25]);COM.MICROSOFT.CEILING([$Calc.$B$25]*2.5;1))))))))))))))))))))))" office:value-type="float" office:value="95" calcext:value-type="float">
            <text:p>95</text:p>
          </table:table-cell>
          <table:table-cell table:style-name="ce2" table:number-columns-repeated="3"/>
          <table:table-cell table:style-name="ce2" table:formula="of:=[.I89]+[.J89]" office:value-type="float" office:value="95" calcext:value-type="float">
            <text:p>95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Training at Vellamunda <text:s/>Village office</text:p>
          </table:table-cell>
          <table:table-cell table:style-name="ce2" table:number-columns-spanned="1" table:number-rows-spanned="3"/>
          <table:table-cell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89]" office:value-type="string" office:string-value="10-7-2023&#10;10:00 am" calcext:value-type="string">
            <text:p>10-7-2023</text:p>
            <text:p>10:00 am</text:p>
          </table:table-cell>
          <table:table-cell table:style-name="ce45" table:formula="of:=[.C91]" office:value-type="string" office:string-value="10-7-2023&#10;5.00 pm" calcext:value-type="string">
            <text:p>10-7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90]=&quot;Halt&quot;; 125;IF([.E90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90]+[.L90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office:value-type="string" calcext:value-type="string">
            <text:p>10-7-2023</text:p>
            <text:p>5.00 pm</text:p>
          </table:table-cell>
          <table:table-cell table:style-name="ce2" office:value-type="string" calcext:value-type="string">
            <text:p>10-7-2023</text:p>
            <text:p>7:30 pm</text:p>
          </table:table-cell>
          <table:table-cell table:style-name="ce2" table:formula="of:=[.F89]" office:value-type="string" office:string-value="Vellamunda" calcext:value-type="string">
            <text:p>Vellamunda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89];[.F91]))*AND(EXACT([.F89];[.E91]));[.G89];&quot;Enter the Value&quot;)" office:value-type="string" office:string-value="38 Km By Bus" calcext:value-type="string">
            <text:p>38 Km By Bus</text:p>
          </table:table-cell>
          <table:table-cell table:style-name="ce2" table:number-columns-repeated="2"/>
          <table:table-cell table:style-name="ce2" table:formula="of:=[.J89]" office:value-type="float" office:value="95" calcext:value-type="float">
            <text:p>95</text:p>
          </table:table-cell>
          <table:table-cell table:style-name="ce2" table:number-columns-repeated="3"/>
          <table:table-cell table:style-name="ce2" table:formula="of:=[.I91]+[.J91]" office:value-type="float" office:value="95" calcext:value-type="float">
            <text:p>95</text:p>
          </table:table-cell>
          <table:table-cell table:style-name="ce2"/>
          <table:table-cell table:style-name="ce1" table:formula="of:=[.N89]+[.N90]+[.N91]" office:value-type="float" office:value="315" calcext:value-type="float">
            <text:p>315</text:p>
          </table:table-cell>
          <table:covered-table-cell table:style-name="ce3" table:content-validation-name="val3"/>
          <table:covered-table-cell table:style-name="ce2"/>
          <table:table-cell table:number-columns-repeated="1006"/>
        </table:table-row>
        <table:table-row table:style-name="ro10">
          <table:table-cell table:style-name="ce2" office:value-type="float" office:value="30" calcext:value-type="float" table:number-columns-spanned="1" table:number-rows-spanned="3">
            <text:p>30</text:p>
          </table:table-cell>
          <table:covered-table-cell table:style-name="ce7"/>
          <table:table-cell table:style-name="ce45" office:value-type="string" calcext:value-type="string">
            <text:p>12-7-2023</text:p>
            <text:p>9:30 am</text:p>
          </table:table-cell>
          <table:table-cell table:style-name="ce2" office:value-type="string" calcext:value-type="string">
            <text:p>12-7-2023</text:p>
            <text:p>10:45 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Nadavayal </text:p>
          </table:table-cell>
          <table:table-cell table:style-name="ce2" table:formula="of:=IF(EXACT([.F92];[$Calc.$A$2]);CONCATENATE([$Calc.$B$2];[$Calc.$C$2]);IF(EXACT([.F92];[$Calc.$A$3]);CONCATENATE([$Calc.$B$3];[$Calc.$C$3]);IF(EXACT([.F92];[$Calc.$A$4]);CONCATENATE([$Calc.$B$4];[$Calc.$C$4]);IF(EXACT([.F92];[$Calc.$A$5]);CONCATENATE([$Calc.$B$5];[$Calc.$C$5]);IF(EXACT([.F92];[$Calc.$A$17]);CONCATENATE([$Calc.$B$17];[$Calc.$C$6]);IF(EXACT([.F92];[$Calc.$A$7]);CONCATENATE([$Calc.$B$7];[$Calc.$C$7]);IF(EXACT([.F92];[$Calc.$A$8]);CONCATENATE([$Calc.$B$8];[$Calc.$C$8]);IF(EXACT([.F92];[$Calc.$A$9]);CONCATENATE([$Calc.$B$9];[$Calc.$C$9]);IF(EXACT([.F92];[$Calc.$A$10]);CONCATENATE([$Calc.$B$10];[$Calc.$C$10]);IF(EXACT([.F92];[$Calc.$A$11]);CONCATENATE([$Calc.B$11];[$Calc.$C$11]);IF(EXACT([.F92];[$Calc.$A$12]);CONCATENATE([$Calc.$B$12];[$Calc.$C$12]);IF(EXACT([.F92];[$Calc.$A$13]);CONCATENATE([$Calc.$B$13];[$Calc.$C$13]);IF(EXACT([.F92];[$Calc.$A$14]);CONCATENATE([$Calc.$B$14];[$Calc.$C$14]);IF(EXACT([.F92];[$Calc.$A$15]);CONCATENATE([$Calc.$B$15];[$Calc.$C$15]);IF(EXACT([.F92];[$Calc.$A$16]);CONCATENATE([$Calc.$B$16];[$Calc.$C$16]);IF(EXACT([.F92];calc!#REF!);CONCATENATE(calc!#REF!;[$Calc.$C$17]);IF(EXACT([.F92];[$Calc.$A$18]);CONCATENATE([$Calc.$B$18];[$Calc.$C$18]);IF(EXACT([.F92];[$Calc.$A$22]);CONCATENATE([$Calc.$B$22];[$Calc.$C$22]);IF(EXACT([.F92];[$Calc.$A$23]);CONCATENATE([$Calc.$B$23];[$Calc.$C$23]);IF(EXACT([.F92];[$Calc.$A$24]);CONCATENATE([$Calc.$B$24];[$Calc.$C$24]);IF(EXACT([.F92];[$Calc.$A$25]);CONCATENATE([$Calc.$B$25];[$Calc.$C$25]))))))))))))))))))))))" office:value-type="string" office:string-value="24 Km By Bus" calcext:value-type="string">
            <text:p>24 Km By Bus</text:p>
          </table:table-cell>
          <table:table-cell table:style-name="ce49"/>
          <table:table-cell table:style-name="ce2"/>
          <table:table-cell table:style-name="ce2" table:formula="of:=IF(EXACT([.F92];[$Calc.$A$2]);COM.MICROSOFT.CEILING([$Calc.$B$2]*2.5;1);IF(EXACT([.F92];[$Calc.$A$3]);COM.MICROSOFT.CEILING([$Calc.B$3]*2.5;1);IF(EXACT([.F92];[$Calc.$A$4]);COM.MICROSOFT.CEILING([$Calc.$B$4]*2.5;1);IF(EXACT([.F92];[$Calc.$A$5]);COM.MICROSOFT.CEILING([$Calc.B$5]*2.5;1);IF(EXACT([.F92];[$Calc.$A$17]);COM.MICROSOFT.CEILING([$Calc.$B$17]*2.5;1);IF(EXACT([.F92];[$Calc.$A$7]);COM.MICROSOFT.CEILING([$Calc.$B$7]*2.5;1);IF(EXACT([.F92];[$Calc.$A$8]);COM.MICROSOFT.CEILING([$Calc.$B$8]*2.5;1);IF(EXACT([.F92];[$Calc.$A$9]);COM.MICROSOFT.CEILING([$Calc.$B$9]*2.5;1);IF(EXACT([.F92];[$Calc.$A$10]);COM.MICROSOFT.CEILING([$Calc.B$10]*2.5;1);IF(EXACT([.F92];[$Calc.$A$11]);COM.MICROSOFT.CEILING([$Calc.$B$11]*2.5;1);IF(EXACT([.F92];[$Calc.$A$12]);COM.MICROSOFT.CEILING([$Calc.$B$12]*2.5;1);IF(EXACT([.F92];[$Calc.$A$13]);COM.MICROSOFT.CEILING([$Calc.$B$13]*2.5;1);IF(EXACT([.F92];[$Calc.$A$14]);COM.MICROSOFT.CEILING([$Calc.$B$14]*2.5;1);IF(EXACT([.F92];[$Calc.$A$15]);COM.MICROSOFT.CEILING([$Calc.$B$15]*2.5;1);IF(EXACT([.F92];[$Calc.$A$16]);COM.MICROSOFT.CEILING([$Calc.$B$16]*2.5;1);IF(EXACT([.F92];calc!#REF!);COM.MICROSOFT.CEILING(calc!#REF!*2.5;1);IF(EXACT([.F92];[$Calc.$A$18]);COM.MICROSOFT.CEILING([$Calc.$B$18]*2.5;1);IF(EXACT([.F92];[$Calc.$A$22]);COM.MICROSOFT.CEILING([$Calc.$B$22]*2.5;1);IF(EXACT([.F92];[$Calc.$A$23]);COM.MICROSOFT.CEILING([$Calc.$B$23]*2.5;1);IF(EXACT([.F92];[$Calc.$A$24]);COM.MICROSOFT.CEILING([$Calc.$B$24]*2.5;1);IF(EXACT([.F92];[$Calc.$A$25]);COM.MICROSOFT.CEILING([$Calc.$B$25]*2.5;1))))))))))))))))))))))" office:value-type="float" office:value="60" calcext:value-type="float">
            <text:p>60</text:p>
          </table:table-cell>
          <table:table-cell table:style-name="ce2" table:number-columns-repeated="3"/>
          <table:table-cell table:style-name="ce2" table:formula="of:=[.I92]+[.J92]" office:value-type="float" office:value="60" calcext:value-type="float">
            <text:p>60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DSC issue at Nadavayal Village office</text:p>
          </table:table-cell>
          <table:table-cell table:style-name="ce2" table:number-columns-spanned="1" table:number-rows-spanned="3"/>
          <table:table-cell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92]" office:value-type="string" office:string-value="12-7-2023&#10;10:45  am" calcext:value-type="string">
            <text:p>12-7-2023</text:p>
            <text:p>10:45  am</text:p>
          </table:table-cell>
          <table:table-cell table:style-name="ce45" table:formula="of:=[.C94]" office:value-type="string" office:string-value="12-7-2023&#10;5.00 pm" calcext:value-type="string">
            <text:p>12-7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93]=&quot;Halt&quot;; 125;IF([.E93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93]+[.L93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office:value-type="string" calcext:value-type="string">
            <text:p>12-7-2023</text:p>
            <text:p>5.00 pm</text:p>
          </table:table-cell>
          <table:table-cell table:style-name="ce2" office:value-type="string" calcext:value-type="string">
            <text:p>12-7-2023</text:p>
            <text:p>6:15 pm</text:p>
          </table:table-cell>
          <table:table-cell table:style-name="ce2" table:formula="of:=[.F92]" office:value-type="string" office:string-value="Nadavayal " calcext:value-type="string">
            <text:p>Nadavayal 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92];[.F94]))*AND(EXACT([.F92];[.E94]));[.G92];&quot;Enter the Value&quot;)" office:value-type="string" office:string-value="24 Km By Bus" calcext:value-type="string">
            <text:p>24 Km By Bus</text:p>
          </table:table-cell>
          <table:table-cell table:style-name="ce2" table:number-columns-repeated="2"/>
          <table:table-cell table:style-name="ce2" table:formula="of:=[.J92]" office:value-type="float" office:value="60" calcext:value-type="float">
            <text:p>60</text:p>
          </table:table-cell>
          <table:table-cell table:style-name="ce2" table:number-columns-repeated="3"/>
          <table:table-cell table:style-name="ce2" table:formula="of:=[.I94]+[.J94]" office:value-type="float" office:value="60" calcext:value-type="float">
            <text:p>60</text:p>
          </table:table-cell>
          <table:table-cell table:style-name="ce2"/>
          <table:table-cell table:style-name="ce1" table:formula="of:=[.N92]+[.N93]+[.N94]" office:value-type="float" office:value="245" calcext:value-type="float">
            <text:p>245</text:p>
          </table:table-cell>
          <table:covered-table-cell table:style-name="ce3" table:content-validation-name="val3"/>
          <table:covered-table-cell table:style-name="ce2"/>
          <table:table-cell table:number-columns-repeated="1006"/>
        </table:table-row>
        <table:table-row table:style-name="ro10">
          <table:table-cell table:style-name="ce2" office:value-type="float" office:value="31" calcext:value-type="float" table:number-columns-spanned="1" table:number-rows-spanned="3">
            <text:p>31</text:p>
          </table:table-cell>
          <table:covered-table-cell table:style-name="ce7"/>
          <table:table-cell table:style-name="ce45" office:value-type="string" calcext:value-type="string">
            <text:p>14-7-2023</text:p>
            <text:p>8:30 am</text:p>
          </table:table-cell>
          <table:table-cell table:style-name="ce2" office:value-type="string" calcext:value-type="string">
            <text:p>14-7-2023</text:p>
            <text:p>10:00 am</text:p>
          </table:table-cell>
          <table:table-cell table:style-name="ce2" office:value-type="string" calcext:value-type="string">
            <text:p>Collectorate</text:p>
          </table:table-cell>
          <table:table-cell table:style-name="ce2" table:content-validation-name="val2" office:value-type="string" calcext:value-type="string">
            <text:p>Padinjarathara VO</text:p>
          </table:table-cell>
          <table:table-cell table:style-name="ce2" table:formula="of:=IF(EXACT([.F95];[$Calc.$A$2]);CONCATENATE([$Calc.$B$2];[$Calc.$C$2]);IF(EXACT([.F95];[$Calc.$A$3]);CONCATENATE([$Calc.$B$3];[$Calc.$C$3]);IF(EXACT([.F95];[$Calc.$A$4]);CONCATENATE([$Calc.$B$4];[$Calc.$C$4]);IF(EXACT([.F95];[$Calc.$A$5]);CONCATENATE([$Calc.$B$5];[$Calc.$C$5]);IF(EXACT([.F95];[$Calc.$A$17]);CONCATENATE([$Calc.$B$17];[$Calc.$C$6]);IF(EXACT([.F95];[$Calc.$A$7]);CONCATENATE([$Calc.$B$7];[$Calc.$C$7]);IF(EXACT([.F95];[$Calc.$A$8]);CONCATENATE([$Calc.$B$8];[$Calc.$C$8]);IF(EXACT([.F95];[$Calc.$A$9]);CONCATENATE([$Calc.$B$9];[$Calc.$C$9]);IF(EXACT([.F95];[$Calc.$A$10]);CONCATENATE([$Calc.$B$10];[$Calc.$C$10]);IF(EXACT([.F95];[$Calc.$A$11]);CONCATENATE([$Calc.B$11];[$Calc.$C$11]);IF(EXACT([.F95];[$Calc.$A$12]);CONCATENATE([$Calc.$B$12];[$Calc.$C$12]);IF(EXACT([.F95];[$Calc.$A$13]);CONCATENATE([$Calc.$B$13];[$Calc.$C$13]);IF(EXACT([.F95];[$Calc.$A$14]);CONCATENATE([$Calc.$B$14];[$Calc.$C$14]);IF(EXACT([.F95];[$Calc.$A$15]);CONCATENATE([$Calc.$B$15];[$Calc.$C$15]);IF(EXACT([.F95];[$Calc.$A$16]);CONCATENATE([$Calc.$B$16];[$Calc.$C$16]);IF(EXACT([.F95];calc!#REF!);CONCATENATE(calc!#REF!;[$Calc.$C$17]);IF(EXACT([.F95];[$Calc.$A$18]);CONCATENATE([$Calc.$B$18];[$Calc.$C$18]);IF(EXACT([.F95];[$Calc.$A$22]);CONCATENATE([$Calc.$B$22];[$Calc.$C$22]);IF(EXACT([.F95];[$Calc.$A$23]);CONCATENATE([$Calc.$B$23];[$Calc.$C$23]);IF(EXACT([.F95];[$Calc.$A$24]);CONCATENATE([$Calc.$B$24];[$Calc.$C$24]);IF(EXACT([.F95];[$Calc.$A$25]);CONCATENATE([$Calc.$B$25];[$Calc.$C$25]))))))))))))))))))))))" office:value-type="string" office:string-value="23 Km By Bus" calcext:value-type="string">
            <text:p>23 Km By Bus</text:p>
          </table:table-cell>
          <table:table-cell table:style-name="ce49"/>
          <table:table-cell table:style-name="ce2"/>
          <table:table-cell table:style-name="ce2" table:formula="of:=IF(EXACT([.F95];[$Calc.$A$2]);COM.MICROSOFT.CEILING([$Calc.$B$2]*2.5;1);IF(EXACT([.F95];[$Calc.$A$3]);COM.MICROSOFT.CEILING([$Calc.B$3]*2.5;1);IF(EXACT([.F95];[$Calc.$A$4]);COM.MICROSOFT.CEILING([$Calc.$B$4]*2.5;1);IF(EXACT([.F95];[$Calc.$A$5]);COM.MICROSOFT.CEILING([$Calc.B$5]*2.5;1);IF(EXACT([.F95];[$Calc.$A$17]);COM.MICROSOFT.CEILING([$Calc.$B$17]*2.5;1);IF(EXACT([.F95];[$Calc.$A$7]);COM.MICROSOFT.CEILING([$Calc.$B$7]*2.5;1);IF(EXACT([.F95];[$Calc.$A$8]);COM.MICROSOFT.CEILING([$Calc.$B$8]*2.5;1);IF(EXACT([.F95];[$Calc.$A$9]);COM.MICROSOFT.CEILING([$Calc.$B$9]*2.5;1);IF(EXACT([.F95];[$Calc.$A$10]);COM.MICROSOFT.CEILING([$Calc.B$10]*2.5;1);IF(EXACT([.F95];[$Calc.$A$11]);COM.MICROSOFT.CEILING([$Calc.$B$11]*2.5;1);IF(EXACT([.F95];[$Calc.$A$12]);COM.MICROSOFT.CEILING([$Calc.$B$12]*2.5;1);IF(EXACT([.F95];[$Calc.$A$13]);COM.MICROSOFT.CEILING([$Calc.$B$13]*2.5;1);IF(EXACT([.F95];[$Calc.$A$14]);COM.MICROSOFT.CEILING([$Calc.$B$14]*2.5;1);IF(EXACT([.F95];[$Calc.$A$15]);COM.MICROSOFT.CEILING([$Calc.$B$15]*2.5;1);IF(EXACT([.F95];[$Calc.$A$16]);COM.MICROSOFT.CEILING([$Calc.$B$16]*2.5;1);IF(EXACT([.F95];calc!#REF!);COM.MICROSOFT.CEILING(calc!#REF!*2.5;1);IF(EXACT([.F95];[$Calc.$A$18]);COM.MICROSOFT.CEILING([$Calc.$B$18]*2.5;1);IF(EXACT([.F95];[$Calc.$A$22]);COM.MICROSOFT.CEILING([$Calc.$B$22]*2.5;1);IF(EXACT([.F95];[$Calc.$A$23]);COM.MICROSOFT.CEILING([$Calc.$B$23]*2.5;1);IF(EXACT([.F95];[$Calc.$A$24]);COM.MICROSOFT.CEILING([$Calc.$B$24]*2.5;1);IF(EXACT([.F95];[$Calc.$A$25]);COM.MICROSOFT.CEILING([$Calc.$B$25]*2.5;1))))))))))))))))))))))" office:value-type="float" office:value="58" calcext:value-type="float">
            <text:p>58</text:p>
          </table:table-cell>
          <table:table-cell table:style-name="ce2" table:number-columns-repeated="3"/>
          <table:table-cell table:style-name="ce2" table:formula="of:=[.I95]+[.J95]" office:value-type="float" office:value="58" calcext:value-type="float">
            <text:p>58</text:p>
          </table:table-cell>
          <table:table-cell table:style-name="ce2"/>
          <table:table-cell table:style-name="ce1"/>
          <table:table-cell table:style-name="ce3" office:value-type="string" calcext:value-type="string" table:number-columns-spanned="1" table:number-rows-spanned="3">
            <text:p>CSR concalve at Padinjarathara </text:p>
          </table:table-cell>
          <table:table-cell table:style-name="ce2" table:number-columns-spanned="1" table:number-rows-spanned="3"/>
          <table:table-cell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table:formula="of:=[.D95]" office:value-type="string" office:string-value="14-7-2023&#10;10:00 am" calcext:value-type="string">
            <text:p>14-7-2023</text:p>
            <text:p>10:00 am</text:p>
          </table:table-cell>
          <table:table-cell table:style-name="ce45" table:formula="of:=[.C97]" office:value-type="string" office:string-value="14-7-2023&#10;5.00 pm" calcext:value-type="string">
            <text:p>14-7-2023</text:p>
            <text:p>5.00 pm</text:p>
          </table:table-cell>
          <table:table-cell table:style-name="ce2" table:content-validation-name="val1" office:value-type="string" calcext:value-type="string" table:number-columns-spanned="2" table:number-rows-spanned="1">
            <text:p>Halt</text:p>
          </table:table-cell>
          <table:covered-table-cell table:style-name="ce2" table:content-validation-name="val1"/>
          <table:table-cell table:style-name="ce2" table:number-columns-repeated="5"/>
          <table:table-cell table:style-name="ce2" table:formula="of:=IF([.E96]=&quot;Halt&quot;; 125;IF([.E96]=&quot;Halt.&quot;;250))" office:value-type="float" office:value="125" calcext:value-type="float">
            <text:p>125</text:p>
          </table:table-cell>
          <table:table-cell table:style-name="ce2"/>
          <table:table-cell table:style-name="ce2" table:formula="of:=[.K96]+[.L96]" office:value-type="float" office:value="125" calcext:value-type="float">
            <text:p>125</text:p>
          </table:table-cell>
          <table:table-cell table:style-name="ce2"/>
          <table:table-cell table:style-name="ce1"/>
          <table:covered-table-cell table:style-name="ce3" table:content-validation-name="val3"/>
          <table:covered-table-cell table:style-name="ce2"/>
          <table:table-cell table:number-columns-repeated="1006"/>
        </table:table-row>
        <table:table-row table:style-name="ro10">
          <table:covered-table-cell table:style-name="ce2"/>
          <table:covered-table-cell table:style-name="ce7"/>
          <table:table-cell table:style-name="ce2" office:value-type="string" calcext:value-type="string">
            <text:p>14-7-2023</text:p>
            <text:p>5.00 pm</text:p>
          </table:table-cell>
          <table:table-cell table:style-name="ce2" office:value-type="string" calcext:value-type="string">
            <text:p>14-7-2023</text:p>
            <text:p>7:30 pm</text:p>
          </table:table-cell>
          <table:table-cell table:style-name="ce2" table:formula="of:=[.F95]" office:value-type="string" office:string-value="Padinjarathara VO" calcext:value-type="string">
            <text:p>Padinjarathara VO</text:p>
          </table:table-cell>
          <table:table-cell table:style-name="ce2" office:value-type="string" calcext:value-type="string">
            <text:p>Collectorate</text:p>
          </table:table-cell>
          <table:table-cell table:style-name="ce2" table:formula="of:=IF((EXACT([.E95];[.F97]))*AND(EXACT([.F95];[.E97]));[.G95];&quot;Enter the Value&quot;)" office:value-type="string" office:string-value="23 Km By Bus" calcext:value-type="string">
            <text:p>23 Km By Bus</text:p>
          </table:table-cell>
          <table:table-cell table:style-name="ce2" table:number-columns-repeated="2"/>
          <table:table-cell table:style-name="ce2" table:formula="of:=[.J95]" office:value-type="float" office:value="58" calcext:value-type="float">
            <text:p>58</text:p>
          </table:table-cell>
          <table:table-cell table:style-name="ce2" table:number-columns-repeated="3"/>
          <table:table-cell table:style-name="ce2" table:formula="of:=[.I97]+[.J97]" office:value-type="float" office:value="58" calcext:value-type="float">
            <text:p>58</text:p>
          </table:table-cell>
          <table:table-cell table:style-name="ce2"/>
          <table:table-cell table:style-name="ce1" table:formula="of:=[.N95]+[.N96]+[.N97]" office:value-type="float" office:value="241" calcext:value-type="float">
            <text:p>241</text:p>
          </table:table-cell>
          <table:covered-table-cell table:style-name="ce3" table:content-validation-name="val3"/>
          <table:covered-table-cell table:style-name="ce2"/>
          <table:table-cell table:number-columns-repeated="1006"/>
        </table:table-row>
        <table:table-row table:style-name="ro26">
          <table:table-cell table:style-name="ce3" table:number-columns-spanned="1" table:number-rows-spanned="4"/>
          <table:table-cell table:style-name="ce7" table:number-columns-spanned="1" table:number-rows-spanned="4"/>
          <table:table-cell table:style-name="ce1" office:value-type="string" calcext:value-type="string" table:number-columns-spanned="8" table:number-rows-spanned="4">
            <text:p>Net Required for payment Rs: 7525 (Rupees seven thousand five hundred twenty five</text:p>
            <text:p> Only)</text:p>
          </table:table-cell>
          <table:covered-table-cell table:number-columns-repeated="7" table:style-name="ce1"/>
          <table:table-cell table:style-name="ce20" office:value-type="string" calcext:value-type="string" table:number-columns-spanned="4" table:number-rows-spanned="1">
            <text:p>Total</text:p>
          </table:table-cell>
          <table:covered-table-cell table:number-columns-repeated="3" table:style-name="ce20"/>
          <table:table-cell table:style-name="ce20" table:formula="of:=SUM([.P7:.P97])" office:value-type="float" office:value="7535" calcext:value-type="float" table:number-columns-spanned="4" table:number-rows-spanned="1">
            <text:p>7535</text:p>
          </table:table-cell>
          <table:covered-table-cell table:number-columns-repeated="3" table:style-name="ce20"/>
          <table:table-cell table:number-columns-repeated="1006"/>
        </table:table-row>
        <table:table-row table:style-name="ro27">
          <table:covered-table-cell table:style-name="ce3"/>
          <table:covered-table-cell table:style-name="ce7"/>
          <table:covered-table-cell table:number-columns-repeated="8" table:style-name="ce1"/>
          <table:table-cell table:style-name="ce21" office:value-type="string" calcext:value-type="string" table:number-columns-spanned="8" table:number-rows-spanned="4">
            <text:p>Total Head of Office : District Project Manager</text:p>
          </table:table-cell>
          <table:covered-table-cell table:number-columns-repeated="7" table:style-name="ce21"/>
          <table:table-cell table:number-columns-repeated="1006"/>
        </table:table-row>
        <table:table-row table:style-name="ro28">
          <table:covered-table-cell table:style-name="ce3"/>
          <table:covered-table-cell table:style-name="ce7"/>
          <table:covered-table-cell table:number-columns-repeated="8" table:style-name="ce1"/>
          <table:covered-table-cell table:number-columns-repeated="8" table:style-name="ce21"/>
          <table:table-cell table:number-columns-repeated="1006"/>
        </table:table-row>
        <table:table-row table:style-name="ro28">
          <table:covered-table-cell table:style-name="ce3"/>
          <table:covered-table-cell table:style-name="ce7"/>
          <table:covered-table-cell table:number-columns-repeated="8" table:style-name="ce1"/>
          <table:covered-table-cell table:number-columns-repeated="8" table:style-name="ce21"/>
          <table:table-cell table:number-columns-repeated="1006"/>
        </table:table-row>
        <table:table-row table:style-name="ro29" table:visibility="collapse">
          <table:table-cell table:style-name="ce3"/>
          <table:table-cell table:style-name="ce7"/>
          <table:table-cell table:style-name="ce1" table:number-columns-repeated="8"/>
          <table:covered-table-cell table:number-columns-repeated="8" table:style-name="ce21"/>
          <table:table-cell table:number-columns-repeated="1006"/>
        </table:table-row>
        <table:table-row table:style-name="ro28" table:number-rows-repeated="6">
          <table:table-cell/>
          <table:table-cell table:style-name="ce10"/>
          <table:table-cell table:number-columns-repeated="1022"/>
        </table:table-row>
        <table:table-row table:style-name="ro28" table:number-rows-repeated="1048450">
          <table:table-cell table:number-columns-repeated="1024"/>
        </table:table-row>
        <table:table-row table:style-name="ro30" table:number-rows-repeated="17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alc" table:style-name="ta2">
        <office:forms form:automatic-focus="false" form:apply-design-mode="false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number-columns-repeated="1020" table:default-cell-style-name="Default"/>
        <table:table-row table:style-name="ro31">
          <table:table-cell table:style-name="ce63" office:value-type="string" calcext:value-type="string">
            <text:p>To address</text:p>
          </table:table-cell>
          <table:table-cell table:style-name="ce68" office:value-type="string" calcext:value-type="string">
            <text:p>Distance Km</text:p>
          </table:table-cell>
          <table:table-cell table:style-name="ce63" office:value-type="string" calcext:value-type="string">
            <text:p>Mode</text:p>
          </table:table-cell>
          <table:table-cell table:style-name="ce70" office:value-type="string" calcext:value-type="string">
            <text:p>Purpose of Journey</text:p>
          </table:table-cell>
          <table:table-cell table:style-name="ce71" table:number-columns-repeated="1020"/>
        </table:table-row>
        <table:table-row table:style-name="ro28">
          <table:table-cell table:style-name="ce64" office:value-type="string" calcext:value-type="string">
            <text:p>Nadavayal 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eDistrict Project Support</text:p>
          </table:table-cell>
          <table:table-cell table:number-columns-repeated="1020"/>
        </table:table-row>
        <table:table-row table:style-name="ro28">
          <table:table-cell table:style-name="ce64" office:value-type="string" calcext:value-type="string">
            <text:p>Sulthan bathery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eOffice Project Suppot</text:p>
          </table:table-cell>
          <table:table-cell table:style-name="ce72" table:formula="of:=IF(EXACT([.D3];[.A3]);COM.MICROSOFT.CEILING([.B3]*2.5;1);IF(EXACT([.D3];[.A4]);COM.MICROSOFT.CEILING([.B4]*2.5;1);IF(EXACT([.D3];[.A5]);COM.MICROSOFT.CEILING([.B5]*2.5;1))))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28">
          <table:table-cell table:style-name="ce65" office:value-type="string" calcext:value-type="string">
            <text:p>Kavummannam vo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DSC Purpo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8">
          <table:table-cell table:style-name="ce65" office:value-type="string" calcext:value-type="string">
            <text:p>Thariyode VO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Software Suppor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8">
          <table:table-cell table:style-name="ce65" office:value-type="string" calcext:value-type="string">
            <text:p>Mananthavady Pattayamela sadas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Software Support</text:p>
          </table:table-cell>
          <table:table-cell table:number-columns-repeated="1020"/>
        </table:table-row>
        <table:table-row table:style-name="ro28">
          <table:table-cell table:style-name="ce65" office:value-type="string" calcext:value-type="string">
            <text:p>Kuppadithara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Printer Issues</text:p>
          </table:table-cell>
          <table:table-cell office:value-type="float" office:value="1.45" calcext:value-type="float">
            <text:p>1.45</text:p>
          </table:table-cell>
          <table:table-cell table:number-columns-repeated="1019"/>
        </table:table-row>
        <table:table-row table:style-name="ro28">
          <table:table-cell table:style-name="ce65" office:value-type="string" calcext:value-type="string">
            <text:p>achooranam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 Meenangadi</text:p>
          </table:table-cell>
          <table:table-cell office:value-type="float" office:value="0.45" calcext:value-type="float">
            <text:p>0.45</text:p>
          </table:table-cell>
          <table:table-cell table:number-columns-repeated="1019"/>
        </table:table-row>
        <table:table-row table:style-name="ro28">
          <table:table-cell table:style-name="ce64" office:value-type="string" calcext:value-type="string">
            <text:p>anjukunnu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table:number-columns-repeated="1020"/>
        </table:table-row>
        <table:table-row table:style-name="ro28">
          <table:table-cell table:style-name="ce65" office:value-type="string" calcext:value-type="string">
            <text:p>Thondernad</text:p>
          </table:table-cell>
          <table:table-cell table:style-name="ce69" office:value-type="float" office:value="46" calcext:value-type="float">
            <text:p>46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28">
          <table:table-cell table:style-name="ce66" office:value-type="string" calcext:value-type="string">
            <text:p>Porunannore</text:p>
          </table:table-cell>
          <table:table-cell table:style-name="ce67" office:value-type="float" office:value="32" calcext:value-type="float">
            <text:p>32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Software train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8">
          <table:table-cell table:style-name="ce67" office:value-type="string" calcext:value-type="string">
            <text:p>Mananthavady</text:p>
          </table:table-cell>
          <table:table-cell table:style-name="ce67" office:value-type="float" office:value="36" calcext:value-type="float">
            <text:p>36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 Mananthavady</text:p>
          </table:table-cell>
          <table:table-cell table:number-columns-repeated="1020"/>
        </table:table-row>
        <table:table-row table:style-name="ro28">
          <table:table-cell table:style-name="ce66" office:value-type="string" calcext:value-type="string">
            <text:p>Vellamunda</text:p>
          </table:table-cell>
          <table:table-cell table:style-name="ce67" office:value-type="float" office:value="38" calcext:value-type="float">
            <text:p>38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28">
          <table:table-cell table:style-name="ce66" office:value-type="string" calcext:value-type="string">
            <text:p>Kanjirangad</text:p>
          </table:table-cell>
          <table:table-cell table:style-name="ce67" office:value-type="float" office:value="40" calcext:value-type="float">
            <text:p>40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28">
          <table:table-cell table:style-name="ce66" office:value-type="string" calcext:value-type="string">
            <text:p>DFO South </text:p>
          </table:table-cell>
          <table:table-cell table:style-name="ce67" office:value-type="float" office:value="5" calcext:value-type="float">
            <text:p>5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8">
          <table:table-cell table:style-name="ce66" office:value-type="string" calcext:value-type="string">
            <text:p>vythiri taluk office</text:p>
          </table:table-cell>
          <table:table-cell table:style-name="ce67" office:value-type="float" office:value="15" calcext:value-type="float">
            <text:p>15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table:number-columns-repeated="1020"/>
        </table:table-row>
        <table:table-row table:style-name="ro28">
          <table:table-cell table:style-name="ce65" office:value-type="string" calcext:value-type="string">
            <text:p>Padinjarathara VO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Km By Bus</text:p>
          </table:table-cell>
          <table:table-cell table:style-name="ce69" office:value-type="string" calcext:value-type="string">
            <text:p>ABCD Program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28">
          <table:table-cell table:style-name="ce64"/>
          <table:table-cell table:style-name="ce67" office:value-type="float" office:value="40" calcext:value-type="float">
            <text:p>40</text:p>
          </table:table-cell>
          <table:table-cell table:style-name="ce69" office:value-type="string" calcext:value-type="string">
            <text:p>Km By Bus</text:p>
          </table:table-cell>
          <table:table-cell table:style-name="ce69" office:value-type="string" calcext:value-type="string">
            <text:p>ABCD Program Pulpally</text:p>
          </table:table-cell>
          <table:table-cell table:number-columns-repeated="1020"/>
        </table:table-row>
        <table:table-row table:style-name="ro28">
          <table:table-cell table:number-columns-repeated="3"/>
          <table:table-cell table:style-name="ce69" office:value-type="string" calcext:value-type="string">
            <text:p>ABCD Program</text:p>
          </table:table-cell>
          <table:table-cell table:number-columns-repeated="1020"/>
        </table:table-row>
        <table:table-row table:style-name="ro28">
          <table:table-cell table:style-name="ce64" office:value-type="string" calcext:value-type="string">
            <text:p>aaaaaa</text:p>
          </table:table-cell>
          <table:table-cell table:style-name="ce67" office:value-type="float" office:value="27" calcext:value-type="float">
            <text:p>27</text:p>
          </table:table-cell>
          <table:table-cell table:style-name="ce69" office:value-type="string" calcext:value-type="string">
            <text:p>Km By Bus</text:p>
          </table:table-cell>
          <table:table-cell table:style-name="ce69" office:value-type="string" calcext:value-type="string">
            <text:p>ABCD Program Thirunelly</text:p>
          </table:table-cell>
          <table:table-cell table:number-columns-repeated="1020"/>
        </table:table-row>
        <table:table-row table:style-name="ro28">
          <table:table-cell table:style-name="ce64" office:value-type="string" calcext:value-type="string">
            <text:p>house</text:p>
          </table:table-cell>
          <table:table-cell table:style-name="ce67" office:value-type="float" office:value="3" calcext:value-type="float">
            <text:p>3</text:p>
          </table:table-cell>
          <table:table-cell table:style-name="ce69" table:number-columns-repeated="2"/>
          <table:table-cell table:number-columns-repeated="1020"/>
        </table:table-row>
        <table:table-row table:style-name="ro28">
          <table:table-cell table:style-name="ce64" office:value-type="string" calcext:value-type="string">
            <text:p>a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string" calcext:value-type="string">
            <text:p><text:s/>Km By Bus</text:p>
          </table:table-cell>
          <table:table-cell table:style-name="ce69" office:value-type="string" calcext:value-type="string">
            <text:p>ABCD Program</text:p>
          </table:table-cell>
          <table:table-cell table:number-columns-repeated="1020"/>
        </table:table-row>
        <table:table-row table:style-name="ro28" table:number-rows-repeated="1048553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7" table:default-cell-style-name="Default"/>
        <table:table-column table:style-name="co21" table:default-cell-style-name="Default"/>
        <table:table-column table:style-name="co17" table:number-columns-repeated="1022" table:default-cell-style-name="Default"/>
        <table:table-row table:style-name="ro28">
          <table:table-cell table:number-columns-repeated="1024"/>
        </table:table-row>
        <table:table-row table:style-name="ro32">
          <table:table-cell table:style-name="ce73" office:value-type="string" calcext:value-type="string">
            <text:p>SL No</text:p>
          </table:table-cell>
          <table:table-cell table:style-name="ce75" office:value-type="string" calcext:value-type="string">
            <text:p>Office Name</text:p>
          </table:table-cell>
          <table:table-cell table:style-name="ce75"/>
          <table:table-cell table:style-name="ce73" office:value-type="string" calcext:value-type="string">
            <text:p>Distance From DHQ</text:p>
          </table:table-cell>
          <table:table-cell table:number-columns-repeated="1020"/>
        </table:table-row>
        <table:table-row table:style-name="ro28">
          <table:table-cell table:style-name="ce74" office:value-type="float" office:value="1" calcext:value-type="float">
            <text:p>1</text:p>
          </table:table-cell>
          <table:table-cell table:style-name="ce76" office:value-type="string" calcext:value-type="string">
            <text:p>RDO Mananthavady</text:p>
          </table:table-cell>
          <table:table-cell table:style-name="ce76"/>
          <table:table-cell table:style-name="ce73" office:value-type="string" calcext:value-type="string">
            <text:p>36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" calcext:value-type="float">
            <text:p>2</text:p>
          </table:table-cell>
          <table:table-cell table:style-name="ce76" office:value-type="string" calcext:value-type="string">
            <text:p>Taluk Office Mananthavady</text:p>
          </table:table-cell>
          <table:table-cell table:style-name="ce76"/>
          <table:table-cell table:style-name="ce73" office:value-type="string" calcext:value-type="string">
            <text:p>3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" calcext:value-type="float">
            <text:p>3</text:p>
          </table:table-cell>
          <table:table-cell table:style-name="ce76" office:value-type="string" calcext:value-type="string">
            <text:p>Taluk Office Sulthan Bathery</text:p>
          </table:table-cell>
          <table:table-cell table:style-name="ce76"/>
          <table:table-cell table:style-name="ce73" office:value-type="string" calcext:value-type="string">
            <text:p>26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" calcext:value-type="float">
            <text:p>4</text:p>
          </table:table-cell>
          <table:table-cell table:style-name="ce76" office:value-type="string" calcext:value-type="string">
            <text:p>Taluk Office Vythiri</text:p>
          </table:table-cell>
          <table:table-cell table:style-name="ce76"/>
          <table:table-cell table:style-name="ce73" office:value-type="string" calcext:value-type="string">
            <text:p>14 Km</text:p>
          </table:table-cell>
          <table:table-cell/>
          <table:table-cell office:value-type="string" calcext:value-type="string">
            <text:p>Vyhiri</text:p>
          </table:table-cell>
          <table:table-cell table:formula="of:=IF([.F6]=&quot;Calc!A11&quot;;yes;no)" office:value-type="string" office:string-value="" calcext:value-type="error">
            <text:p>#NAME?</text:p>
          </table:table-cell>
          <table:table-cell table:formula="of:=VLOOKUP([.F6];[$Calc.A2:$Calc.A13];1)" office:value-type="string" office:string-value="Vellamunda" calcext:value-type="string">
            <text:p>Vellamunda</text:p>
          </table:table-cell>
          <table:table-cell table:number-columns-repeated="1016"/>
        </table:table-row>
        <table:table-row table:style-name="ro28">
          <table:table-cell table:style-name="ce74" office:value-type="float" office:value="5" calcext:value-type="float">
            <text:p>5</text:p>
          </table:table-cell>
          <table:table-cell table:style-name="ce76" office:value-type="string" calcext:value-type="string">
            <text:p>Ambalavayal Village</text:p>
          </table:table-cell>
          <table:table-cell table:style-name="ce76"/>
          <table:table-cell table:style-name="ce73" office:value-type="string" calcext:value-type="string">
            <text:p>35 / 26</text:p>
          </table:table-cell>
          <table:table-cell table:number-columns-repeated="2"/>
          <table:table-cell table:style-name="ce72" table:formula="of:=EXACT([.F6];[$Calc.A3])" office:value-type="boolean" office:boolean-value="false" calcext:value-type="boolean">
            <text:p>FALSE</text:p>
          </table:table-cell>
          <table:table-cell table:number-columns-repeated="1017"/>
        </table:table-row>
        <table:table-row table:style-name="ro28">
          <table:table-cell table:style-name="ce74" office:value-type="float" office:value="6" calcext:value-type="float">
            <text:p>6</text:p>
          </table:table-cell>
          <table:table-cell table:style-name="ce76" office:value-type="string" calcext:value-type="string">
            <text:p>Cheeral Village</text:p>
          </table:table-cell>
          <table:table-cell table:style-name="ce76"/>
          <table:table-cell table:style-name="ce73" office:value-type="string" calcext:value-type="string">
            <text:p>36 Km</text:p>
          </table:table-cell>
          <table:table-cell table:number-columns-repeated="1020"/>
        </table:table-row>
        <table:table-row table:style-name="ro28">
          <table:table-cell table:style-name="ce74" office:value-type="float" office:value="7" calcext:value-type="float">
            <text:p>7</text:p>
          </table:table-cell>
          <table:table-cell table:style-name="ce76" office:value-type="string" calcext:value-type="string">
            <text:p>Irulam Village</text:p>
          </table:table-cell>
          <table:table-cell table:style-name="ce76"/>
          <table:table-cell table:style-name="ce73" office:value-type="string" calcext:value-type="string">
            <text:p>4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8" calcext:value-type="float">
            <text:p>8</text:p>
          </table:table-cell>
          <table:table-cell table:style-name="ce76" office:value-type="string" calcext:value-type="string">
            <text:p>Kidanganad Village</text:p>
          </table:table-cell>
          <table:table-cell table:style-name="ce76"/>
          <table:table-cell table:style-name="ce73" office:value-type="string" calcext:value-type="string">
            <text:p>3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9" calcext:value-type="float">
            <text:p>9</text:p>
          </table:table-cell>
          <table:table-cell table:style-name="ce76" office:value-type="string" calcext:value-type="string">
            <text:p>Krishnagiri Village</text:p>
          </table:table-cell>
          <table:table-cell table:style-name="ce76"/>
          <table:table-cell table:style-name="ce73" office:value-type="string" calcext:value-type="string">
            <text:p>17 Km</text:p>
          </table:table-cell>
          <table:table-cell table:number-columns-repeated="2"/>
          <table:table-cell table:formula="of:=[$Calc.C2]" office:value-type="string" office:string-value=" Km By Bus" calcext:value-type="string">
            <text:p><text:s/>Km By Bus</text:p>
          </table:table-cell>
          <table:table-cell table:number-columns-repeated="1017"/>
        </table:table-row>
        <table:table-row table:style-name="ro28">
          <table:table-cell table:style-name="ce74" office:value-type="float" office:value="10" calcext:value-type="float">
            <text:p>10</text:p>
          </table:table-cell>
          <table:table-cell table:style-name="ce76" office:value-type="string" calcext:value-type="string">
            <text:p>Kuppadi Village</text:p>
          </table:table-cell>
          <table:table-cell table:style-name="ce76"/>
          <table:table-cell table:style-name="ce73" office:value-type="string" calcext:value-type="string">
            <text:p>26 Km</text:p>
          </table:table-cell>
          <table:table-cell table:number-columns-repeated="3"/>
          <table:table-cell table:formula="of:=COLUMN([.B16])" office:value-type="float" office:value="2" calcext:value-type="float">
            <text:p>2</text:p>
          </table:table-cell>
          <table:table-cell table:number-columns-repeated="1016"/>
        </table:table-row>
        <table:table-row table:style-name="ro28">
          <table:table-cell table:style-name="ce74" office:value-type="float" office:value="11" calcext:value-type="float">
            <text:p>11</text:p>
          </table:table-cell>
          <table:table-cell table:style-name="ce76" office:value-type="string" calcext:value-type="string">
            <text:p>Nadavayal Village</text:p>
          </table:table-cell>
          <table:table-cell table:style-name="ce76"/>
          <table:table-cell table:style-name="ce73" office:value-type="string" calcext:value-type="string">
            <text:p>2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2" calcext:value-type="float">
            <text:p>12</text:p>
          </table:table-cell>
          <table:table-cell table:style-name="ce76" office:value-type="string" calcext:value-type="string">
            <text:p>Nenmeni Village</text:p>
          </table:table-cell>
          <table:table-cell table:style-name="ce76" office:value-type="string" calcext:value-type="string">
            <text:p>Madakara</text:p>
          </table:table-cell>
          <table:table-cell table:style-name="ce73" office:value-type="string" calcext:value-type="string">
            <text:p>31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3" calcext:value-type="float">
            <text:p>13</text:p>
          </table:table-cell>
          <table:table-cell table:style-name="ce76" office:value-type="string" calcext:value-type="string">
            <text:p>Noolpuzha Village</text:p>
          </table:table-cell>
          <table:table-cell table:style-name="ce76"/>
          <table:table-cell table:style-name="ce73" office:value-type="string" calcext:value-type="string">
            <text:p>3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4" calcext:value-type="float">
            <text:p>14</text:p>
          </table:table-cell>
          <table:table-cell table:style-name="ce76" office:value-type="string" calcext:value-type="string">
            <text:p>Padichira Village</text:p>
          </table:table-cell>
          <table:table-cell table:style-name="ce76"/>
          <table:table-cell table:style-name="ce73" office:value-type="string" calcext:value-type="string">
            <text:p>57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5" calcext:value-type="float">
            <text:p>15</text:p>
          </table:table-cell>
          <table:table-cell table:style-name="ce76" office:value-type="string" calcext:value-type="string">
            <text:p>Poothadi Village</text:p>
          </table:table-cell>
          <table:table-cell table:style-name="ce76"/>
          <table:table-cell table:style-name="ce73" office:value-type="string" calcext:value-type="string">
            <text:p>3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6" calcext:value-type="float">
            <text:p>16</text:p>
          </table:table-cell>
          <table:table-cell table:style-name="ce76" office:value-type="string" calcext:value-type="string">
            <text:p>Pulppally Village</text:p>
          </table:table-cell>
          <table:table-cell table:style-name="ce76"/>
          <table:table-cell table:style-name="ce73" office:value-type="string" calcext:value-type="string">
            <text:p>51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7" calcext:value-type="float">
            <text:p>17</text:p>
          </table:table-cell>
          <table:table-cell table:style-name="ce76" office:value-type="string" calcext:value-type="string">
            <text:p>Purakkadi Village</text:p>
          </table:table-cell>
          <table:table-cell table:style-name="ce76"/>
          <table:table-cell table:style-name="ce73" office:value-type="string" calcext:value-type="string">
            <text:p>1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8" calcext:value-type="float">
            <text:p>18</text:p>
          </table:table-cell>
          <table:table-cell table:style-name="ce76" office:value-type="string" calcext:value-type="string">
            <text:p>Sulthan Bathery Village</text:p>
          </table:table-cell>
          <table:table-cell table:style-name="ce76"/>
          <table:table-cell table:style-name="ce73" office:value-type="string" calcext:value-type="string">
            <text:p>2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19" calcext:value-type="float">
            <text:p>19</text:p>
          </table:table-cell>
          <table:table-cell table:style-name="ce76" office:value-type="string" calcext:value-type="string">
            <text:p>Thomattuchal Village</text:p>
          </table:table-cell>
          <table:table-cell table:style-name="ce76"/>
          <table:table-cell table:style-name="ce73" office:value-type="string" calcext:value-type="string">
            <text:p>41 / 3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0" calcext:value-type="float">
            <text:p>20</text:p>
          </table:table-cell>
          <table:table-cell table:style-name="ce76" office:value-type="string" calcext:value-type="string">
            <text:p>Achooranam Village</text:p>
          </table:table-cell>
          <table:table-cell table:style-name="ce76"/>
          <table:table-cell table:style-name="ce73" office:value-type="string" calcext:value-type="string">
            <text:p>1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1" calcext:value-type="float">
            <text:p>21</text:p>
          </table:table-cell>
          <table:table-cell table:style-name="ce76" office:value-type="string" calcext:value-type="string">
            <text:p>Chundel Village</text:p>
          </table:table-cell>
          <table:table-cell table:style-name="ce76"/>
          <table:table-cell table:style-name="ce73" office:value-type="string" calcext:value-type="string">
            <text:p>1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2" calcext:value-type="float">
            <text:p>22</text:p>
          </table:table-cell>
          <table:table-cell table:style-name="ce76" office:value-type="string" calcext:value-type="string">
            <text:p>Kalpetta Village</text:p>
          </table:table-cell>
          <table:table-cell table:style-name="ce76"/>
          <table:table-cell table:style-name="ce73" office:value-type="string" calcext:value-type="string">
            <text:p>3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3" calcext:value-type="float">
            <text:p>23</text:p>
          </table:table-cell>
          <table:table-cell table:style-name="ce76" office:value-type="string" calcext:value-type="string">
            <text:p>Kaniyambetta Village</text:p>
          </table:table-cell>
          <table:table-cell table:style-name="ce76"/>
          <table:table-cell table:style-name="ce73" office:value-type="string" calcext:value-type="string">
            <text:p>1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4" calcext:value-type="float">
            <text:p>24</text:p>
          </table:table-cell>
          <table:table-cell table:style-name="ce76" office:value-type="string" calcext:value-type="string">
            <text:p>Kavummannam Village</text:p>
          </table:table-cell>
          <table:table-cell table:style-name="ce76"/>
          <table:table-cell table:style-name="ce73" office:value-type="string" calcext:value-type="string">
            <text:p>16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5" calcext:value-type="float">
            <text:p>25</text:p>
          </table:table-cell>
          <table:table-cell table:style-name="ce76" office:value-type="string" calcext:value-type="string">
            <text:p>Kottappadi Village</text:p>
          </table:table-cell>
          <table:table-cell table:style-name="ce76"/>
          <table:table-cell table:style-name="ce73" office:value-type="string" calcext:value-type="string">
            <text:p>1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6" calcext:value-type="float">
            <text:p>26</text:p>
          </table:table-cell>
          <table:table-cell table:style-name="ce76" office:value-type="string" calcext:value-type="string">
            <text:p>Kottathara Village</text:p>
          </table:table-cell>
          <table:table-cell table:style-name="ce76"/>
          <table:table-cell table:style-name="ce73" office:value-type="string" calcext:value-type="string">
            <text:p>2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7" calcext:value-type="float">
            <text:p>27</text:p>
          </table:table-cell>
          <table:table-cell table:style-name="ce76" office:value-type="string" calcext:value-type="string">
            <text:p>Kunnathidavaka Village</text:p>
          </table:table-cell>
          <table:table-cell table:style-name="ce76"/>
          <table:table-cell table:style-name="ce73" office:value-type="string" calcext:value-type="string">
            <text:p>1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8" calcext:value-type="float">
            <text:p>28</text:p>
          </table:table-cell>
          <table:table-cell table:style-name="ce76" office:value-type="string" calcext:value-type="string">
            <text:p>Kuppadithara Village</text:p>
          </table:table-cell>
          <table:table-cell table:style-name="ce76"/>
          <table:table-cell table:style-name="ce73" office:value-type="string" calcext:value-type="string">
            <text:p>3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29" calcext:value-type="float">
            <text:p>29</text:p>
          </table:table-cell>
          <table:table-cell table:style-name="ce76" office:value-type="string" calcext:value-type="string">
            <text:p>Muppainadu Village</text:p>
          </table:table-cell>
          <table:table-cell table:style-name="ce76"/>
          <table:table-cell table:style-name="ce73" office:value-type="string" calcext:value-type="string">
            <text:p>29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0" calcext:value-type="float">
            <text:p>30</text:p>
          </table:table-cell>
          <table:table-cell table:style-name="ce76" office:value-type="string" calcext:value-type="string">
            <text:p>Muttil North Village</text:p>
          </table:table-cell>
          <table:table-cell table:style-name="ce76"/>
          <table:table-cell table:style-name="ce73" office:value-type="string" calcext:value-type="string">
            <text:p>1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1" calcext:value-type="float">
            <text:p>31</text:p>
          </table:table-cell>
          <table:table-cell table:style-name="ce76" office:value-type="string" calcext:value-type="string">
            <text:p>Muttil South Village</text:p>
          </table:table-cell>
          <table:table-cell table:style-name="ce76"/>
          <table:table-cell table:style-name="ce73" office:value-type="string" calcext:value-type="string">
            <text:p>1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2" calcext:value-type="float">
            <text:p>32</text:p>
          </table:table-cell>
          <table:table-cell table:style-name="ce76" office:value-type="string" calcext:value-type="string">
            <text:p>Padinjarathara Village</text:p>
          </table:table-cell>
          <table:table-cell table:style-name="ce76"/>
          <table:table-cell table:style-name="ce73" office:value-type="string" calcext:value-type="string">
            <text:p>23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3" calcext:value-type="float">
            <text:p>33</text:p>
          </table:table-cell>
          <table:table-cell table:style-name="ce76" office:value-type="string" calcext:value-type="string">
            <text:p>Pozhuthana Village</text:p>
          </table:table-cell>
          <table:table-cell table:style-name="ce76"/>
          <table:table-cell table:style-name="ce73" office:value-type="string" calcext:value-type="string">
            <text:p>2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4" calcext:value-type="float">
            <text:p>34</text:p>
          </table:table-cell>
          <table:table-cell table:style-name="ce76" office:value-type="string" calcext:value-type="string">
            <text:p>Thariode Village</text:p>
          </table:table-cell>
          <table:table-cell table:style-name="ce76"/>
          <table:table-cell table:style-name="ce73" office:value-type="string" calcext:value-type="string">
            <text:p>3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5" calcext:value-type="float">
            <text:p>35</text:p>
          </table:table-cell>
          <table:table-cell table:style-name="ce76" office:value-type="string" calcext:value-type="string">
            <text:p>Thrikkaippetta Village</text:p>
          </table:table-cell>
          <table:table-cell table:style-name="ce76"/>
          <table:table-cell table:style-name="ce73" office:value-type="string" calcext:value-type="string">
            <text:p>16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6" calcext:value-type="float">
            <text:p>36</text:p>
          </table:table-cell>
          <table:table-cell table:style-name="ce76" office:value-type="string" calcext:value-type="string">
            <text:p>Vellarmala Village</text:p>
          </table:table-cell>
          <table:table-cell table:style-name="ce76"/>
          <table:table-cell table:style-name="ce73" office:value-type="string" calcext:value-type="string">
            <text:p>30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7" calcext:value-type="float">
            <text:p>37</text:p>
          </table:table-cell>
          <table:table-cell table:style-name="ce76" office:value-type="string" calcext:value-type="string">
            <text:p>Vengappally Village</text:p>
          </table:table-cell>
          <table:table-cell table:style-name="ce76"/>
          <table:table-cell table:style-name="ce73" office:value-type="string" calcext:value-type="string">
            <text:p>1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8" calcext:value-type="float">
            <text:p>38</text:p>
          </table:table-cell>
          <table:table-cell table:style-name="ce76" office:value-type="string" calcext:value-type="string">
            <text:p>Anjukunnu Village</text:p>
          </table:table-cell>
          <table:table-cell table:style-name="ce76"/>
          <table:table-cell table:style-name="ce73" office:value-type="string" calcext:value-type="string">
            <text:p>24 Km</text:p>
          </table:table-cell>
          <table:table-cell table:number-columns-repeated="1020"/>
        </table:table-row>
        <table:table-row table:style-name="ro28">
          <table:table-cell table:style-name="ce74" office:value-type="float" office:value="39" calcext:value-type="float">
            <text:p>39</text:p>
          </table:table-cell>
          <table:table-cell table:style-name="ce76" office:value-type="string" calcext:value-type="string">
            <text:p>Cherukattoor Village</text:p>
          </table:table-cell>
          <table:table-cell table:style-name="ce76"/>
          <table:table-cell table:style-name="ce73" office:value-type="string" calcext:value-type="string">
            <text:p>27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0" calcext:value-type="float">
            <text:p>40</text:p>
          </table:table-cell>
          <table:table-cell table:style-name="ce76" office:value-type="string" calcext:value-type="string">
            <text:p>Edavaka Village</text:p>
          </table:table-cell>
          <table:table-cell table:style-name="ce76"/>
          <table:table-cell table:style-name="ce73" office:value-type="string" calcext:value-type="string">
            <text:p>39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1" calcext:value-type="float">
            <text:p>41</text:p>
          </table:table-cell>
          <table:table-cell table:style-name="ce76" office:value-type="string" calcext:value-type="string">
            <text:p>Kanhirangad Village</text:p>
          </table:table-cell>
          <table:table-cell table:style-name="ce76"/>
          <table:table-cell table:style-name="ce73" office:value-type="string" calcext:value-type="string">
            <text:p>37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2" calcext:value-type="float">
            <text:p>42</text:p>
          </table:table-cell>
          <table:table-cell table:style-name="ce76" office:value-type="string" calcext:value-type="string">
            <text:p>Mananthavady Village</text:p>
          </table:table-cell>
          <table:table-cell table:style-name="ce76"/>
          <table:table-cell table:style-name="ce73" office:value-type="string" calcext:value-type="string">
            <text:p>3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3" calcext:value-type="float">
            <text:p>43</text:p>
          </table:table-cell>
          <table:table-cell table:style-name="ce76" office:value-type="string" calcext:value-type="string">
            <text:p>Nallurnadu Village</text:p>
          </table:table-cell>
          <table:table-cell table:style-name="ce76"/>
          <table:table-cell table:style-name="ce73" office:value-type="string" calcext:value-type="string">
            <text:p>31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4" calcext:value-type="float">
            <text:p>44</text:p>
          </table:table-cell>
          <table:table-cell table:style-name="ce76" office:value-type="string" calcext:value-type="string">
            <text:p>Panamaram Village</text:p>
          </table:table-cell>
          <table:table-cell table:style-name="ce76"/>
          <table:table-cell table:style-name="ce73" office:value-type="string" calcext:value-type="string">
            <text:p>18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5" calcext:value-type="float">
            <text:p>45</text:p>
          </table:table-cell>
          <table:table-cell table:style-name="ce76" office:value-type="string" calcext:value-type="string">
            <text:p>Payyampally Village</text:p>
          </table:table-cell>
          <table:table-cell table:style-name="ce76"/>
          <table:table-cell table:style-name="ce73" office:value-type="string" calcext:value-type="string">
            <text:p>4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6" calcext:value-type="float">
            <text:p>46</text:p>
          </table:table-cell>
          <table:table-cell table:style-name="ce76" office:value-type="string" calcext:value-type="string">
            <text:p>Periya Village</text:p>
          </table:table-cell>
          <table:table-cell table:style-name="ce76"/>
          <table:table-cell table:style-name="ce73" office:value-type="string" calcext:value-type="string">
            <text:p>5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7" calcext:value-type="float">
            <text:p>47</text:p>
          </table:table-cell>
          <table:table-cell table:style-name="ce76" office:value-type="string" calcext:value-type="string">
            <text:p>Porunnannur Village</text:p>
          </table:table-cell>
          <table:table-cell table:style-name="ce76"/>
          <table:table-cell table:style-name="ce73" office:value-type="string" calcext:value-type="string">
            <text:p>3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8" calcext:value-type="float">
            <text:p>48</text:p>
          </table:table-cell>
          <table:table-cell table:style-name="ce76" office:value-type="string" calcext:value-type="string">
            <text:p>Thavinjal Village</text:p>
          </table:table-cell>
          <table:table-cell table:style-name="ce76"/>
          <table:table-cell table:style-name="ce73" office:value-type="string" calcext:value-type="string">
            <text:p>41 Km</text:p>
          </table:table-cell>
          <table:table-cell table:number-columns-repeated="1020"/>
        </table:table-row>
        <table:table-row table:style-name="ro28">
          <table:table-cell table:style-name="ce74" office:value-type="float" office:value="49" calcext:value-type="float">
            <text:p>49</text:p>
          </table:table-cell>
          <table:table-cell table:style-name="ce76" office:value-type="string" calcext:value-type="string">
            <text:p>Thirunelly Village</text:p>
          </table:table-cell>
          <table:table-cell table:style-name="ce76"/>
          <table:table-cell table:style-name="ce73" office:value-type="string" calcext:value-type="string">
            <text:p>58 km</text:p>
          </table:table-cell>
          <table:table-cell table:number-columns-repeated="1020"/>
        </table:table-row>
        <table:table-row table:style-name="ro28">
          <table:table-cell table:style-name="ce74" office:value-type="float" office:value="50" calcext:value-type="float">
            <text:p>50</text:p>
          </table:table-cell>
          <table:table-cell table:style-name="ce76" office:value-type="string" calcext:value-type="string">
            <text:p>Thondernadu Village</text:p>
          </table:table-cell>
          <table:table-cell table:style-name="ce76"/>
          <table:table-cell table:style-name="ce73" office:value-type="string" calcext:value-type="string">
            <text:p>46 km</text:p>
          </table:table-cell>
          <table:table-cell table:number-columns-repeated="1020"/>
        </table:table-row>
        <table:table-row table:style-name="ro28">
          <table:table-cell table:style-name="ce74" office:value-type="float" office:value="51" calcext:value-type="float">
            <text:p>51</text:p>
          </table:table-cell>
          <table:table-cell table:style-name="ce76" office:value-type="string" calcext:value-type="string">
            <text:p>Thrissilery Village</text:p>
          </table:table-cell>
          <table:table-cell table:style-name="ce76"/>
          <table:table-cell table:style-name="ce73" office:value-type="string" calcext:value-type="string">
            <text:p>42 Km</text:p>
          </table:table-cell>
          <table:table-cell table:number-columns-repeated="1020"/>
        </table:table-row>
        <table:table-row table:style-name="ro28">
          <table:table-cell table:style-name="ce74" office:value-type="float" office:value="52" calcext:value-type="float">
            <text:p>52</text:p>
          </table:table-cell>
          <table:table-cell table:style-name="ce76" office:value-type="string" calcext:value-type="string">
            <text:p>Valad Village</text:p>
          </table:table-cell>
          <table:table-cell table:style-name="ce76"/>
          <table:table-cell table:style-name="ce73" office:value-type="string" calcext:value-type="string">
            <text:p>45 Km</text:p>
          </table:table-cell>
          <table:table-cell table:number-columns-repeated="1020"/>
        </table:table-row>
        <table:table-row table:style-name="ro28">
          <table:table-cell table:style-name="ce74" office:value-type="float" office:value="53" calcext:value-type="float">
            <text:p>53</text:p>
          </table:table-cell>
          <table:table-cell table:style-name="ce76" office:value-type="string" calcext:value-type="string">
            <text:p>Vellamunda Village</text:p>
          </table:table-cell>
          <table:table-cell table:style-name="ce76"/>
          <table:table-cell table:style-name="ce73" office:value-type="string" calcext:value-type="string">
            <text:p>38 km</text:p>
          </table:table-cell>
          <table:table-cell table:number-columns-repeated="1020"/>
        </table:table-row>
        <table:table-row table:style-name="ro28" table:number-rows-repeated="1048520">
          <table:table-cell table:number-columns-repeated="1024"/>
        </table:table-row>
        <table:table-row table:style-name="ro28">
          <table:table-cell table:number-columns-repeated="1024"/>
        </table:table-row>
      </table:table>
      <table:named-expressions>
        <table:named-range table:name="purposeofjourney" table:base-cell-address="$Sheet1.$A$1" table:cell-range-address="$Calc.$D$2:.$D$22"/>
        <table:named-range table:name="to_address" table:base-cell-address="$Sheet1.$A$1" table:cell-range-address="$Calc.$A$2:.$A$2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16">
      <number:minutes number:style="long"/>
      <number:text>:</number:text>
      <number:seconds number:style="long"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0.635cm" fo:margin-bottom="0.6cm" fo:margin-left="0.672cm" fo:margin-right="0.6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lc" style:display-name="PageStyle_Cal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min</meta:initial-creator>
    <meta:editing-cycles>157</meta:editing-cycles>
    <meta:print-date>2023-01-24T18:27:02</meta:print-date>
    <meta:creation-date>2022-06-24T06:53:47</meta:creation-date>
    <dc:date>2024-01-03T23:21:05.360354959</dc:date>
    <dc:language>en-IN</dc:language>
    <meta:editing-duration>PT18H33M34S</meta:editing-duration>
    <meta:generator>LibreOffice/7.3.7.2$Linux_X86_64 LibreOffice_project/30$Build-2</meta:generator>
    <meta:document-statistic meta:table-count="3" meta:cell-count="9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